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25.4cm" fo:margin-left="0.002cm" fo:margin-top="0cm" fo:margin-bottom="0cm" table:align="left" style:writing-mode="lr-tb"/>
    </style:style>
    <style:style style:name="Tableau1.A" style:family="table-column">
      <style:table-column-properties style:column-width="5.08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1a3a5c" fo:padding-left="0.265cm" fo:padding-right="0.265cm" fo:padding-top="0.212cm" fo:padding-bottom="0.212cm" fo:border="0.1pt solid #aed6f1">
        <style:background-image/>
      </style:table-cell-properties>
    </style:style>
    <style:style style:name="Tableau1.B1" style:family="table-cell">
      <style:table-cell-properties fo:background-color="#1e8449" fo:padding-left="0.265cm" fo:padding-right="0.265cm" fo:padding-top="0.212cm" fo:padding-bottom="0.212cm" fo:border="0.1pt solid #aed6f1">
        <style:background-image/>
      </style:table-cell-properties>
    </style:style>
    <style:style style:name="Tableau1.C1" style:family="table-cell">
      <style:table-cell-properties fo:background-color="#d35400" fo:padding-left="0.265cm" fo:padding-right="0.265cm" fo:padding-top="0.212cm" fo:padding-bottom="0.212cm" fo:border="0.1pt solid #aed6f1">
        <style:background-image/>
      </style:table-cell-properties>
    </style:style>
    <style:style style:name="Tableau1.D1" style:family="table-cell">
      <style:table-cell-properties fo:background-color="#6c3483" fo:padding-left="0.265cm" fo:padding-right="0.265cm" fo:padding-top="0.212cm" fo:padding-bottom="0.212cm" fo:border="0.1pt solid #aed6f1">
        <style:background-image/>
      </style:table-cell-properties>
    </style:style>
    <style:style style:name="Tableau1.E1" style:family="table-cell">
      <style:table-cell-properties fo:background-color="#117a65" fo:padding-left="0.265cm" fo:padding-right="0.265cm" fo:padding-top="0.212cm" fo:padding-bottom="0.212cm" fo:border="0.1pt solid #aed6f1">
        <style:background-image/>
      </style:table-cell-properties>
    </style:style>
    <style:style style:name="Tableau2" style:family="table">
      <style:table-properties style:width="16.51cm" fo:margin-left="0.002cm" fo:margin-top="0cm" fo:margin-bottom="0cm" table:align="left" style:writing-mode="lr-tb"/>
    </style:style>
    <style:style style:name="Tableau2.A" style:family="table-column">
      <style:table-column-properties style:column-width="3.115cm"/>
    </style:style>
    <style:style style:name="Tableau2.B" style:family="table-column">
      <style:table-column-properties style:column-width="3.466cm"/>
    </style:style>
    <style:style style:name="Tableau2.C" style:family="table-column">
      <style:table-column-properties style:column-width="2.602cm"/>
    </style:style>
    <style:style style:name="Tableau2.D" style:family="table-column">
      <style:table-column-properties style:column-width="1.522cm"/>
    </style:style>
    <style:style style:name="Tableau2.E" style:family="table-column">
      <style:table-column-properties style:column-width="5.805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2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3" style:family="table">
      <style:table-properties style:width="23.59cm" fo:margin-left="0.002cm" fo:margin-top="0cm" fo:margin-bottom="0cm" table:align="left" style:writing-mode="lr-tb"/>
    </style:style>
    <style:style style:name="Tableau3.A" style:family="table-column">
      <style:table-column-properties style:column-width="2.499cm"/>
    </style:style>
    <style:style style:name="Tableau3.B" style:family="table-column">
      <style:table-column-properties style:column-width="1.946cm"/>
    </style:style>
    <style:style style:name="Tableau3.C" style:family="table-column">
      <style:table-column-properties style:column-width="8.027cm"/>
    </style:style>
    <style:style style:name="Tableau3.D" style:family="table-column">
      <style:table-column-properties style:column-width="1.926cm"/>
    </style:style>
    <style:style style:name="Tableau3.E" style:family="table-column">
      <style:table-column-properties style:column-width="9.192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3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3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4" style:family="table">
      <style:table-properties style:width="16.51cm" fo:margin-left="0.002cm" fo:margin-top="0cm" fo:margin-bottom="0cm" table:align="left" style:writing-mode="lr-tb"/>
    </style:style>
    <style:style style:name="Tableau4.A" style:family="table-column">
      <style:table-column-properties style:column-width="3.115cm"/>
    </style:style>
    <style:style style:name="Tableau4.B" style:family="table-column">
      <style:table-column-properties style:column-width="3.466cm"/>
    </style:style>
    <style:style style:name="Tableau4.C" style:family="table-column">
      <style:table-column-properties style:column-width="2.602cm"/>
    </style:style>
    <style:style style:name="Tableau4.D" style:family="table-column">
      <style:table-column-properties style:column-width="1.522cm"/>
    </style:style>
    <style:style style:name="Tableau4.E" style:family="table-column">
      <style:table-column-properties style:column-width="5.805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4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5" style:family="table">
      <style:table-properties style:width="16.51cm" fo:margin-left="0.002cm" fo:margin-top="0cm" fo:margin-bottom="0cm" table:align="left" style:writing-mode="lr-tb"/>
    </style:style>
    <style:style style:name="Tableau5.A" style:family="table-column">
      <style:table-column-properties style:column-width="1.139cm"/>
    </style:style>
    <style:style style:name="Tableau5.B" style:family="table-column">
      <style:table-column-properties style:column-width="1.787cm"/>
    </style:style>
    <style:style style:name="Tableau5.C" style:family="table-column">
      <style:table-column-properties style:column-width="9.303cm"/>
    </style:style>
    <style:style style:name="Tableau5.D" style:family="table-column">
      <style:table-column-properties style:column-width="0.958cm"/>
    </style:style>
    <style:style style:name="Tableau5.E" style:family="table-column">
      <style:table-column-properties style:column-width="3.323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5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5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6" style:family="table">
      <style:table-properties style:width="16.51cm" fo:margin-left="0.002cm" fo:margin-top="0cm" fo:margin-bottom="0cm" table:align="left" style:writing-mode="lr-tb"/>
    </style:style>
    <style:style style:name="Tableau6.A" style:family="table-column">
      <style:table-column-properties style:column-width="3.115cm"/>
    </style:style>
    <style:style style:name="Tableau6.B" style:family="table-column">
      <style:table-column-properties style:column-width="3.466cm"/>
    </style:style>
    <style:style style:name="Tableau6.C" style:family="table-column">
      <style:table-column-properties style:column-width="2.602cm"/>
    </style:style>
    <style:style style:name="Tableau6.D" style:family="table-column">
      <style:table-column-properties style:column-width="1.522cm"/>
    </style:style>
    <style:style style:name="Tableau6.E" style:family="table-column">
      <style:table-column-properties style:column-width="5.805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6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7" style:family="table">
      <style:table-properties style:width="16.51cm" fo:margin-left="0.002cm" fo:margin-top="0cm" fo:margin-bottom="0cm" table:align="left" style:writing-mode="lr-tb"/>
    </style:style>
    <style:style style:name="Tableau7.A" style:family="table-column">
      <style:table-column-properties style:column-width="2.431cm"/>
    </style:style>
    <style:style style:name="Tableau7.B" style:family="table-column">
      <style:table-column-properties style:column-width="3.688cm"/>
    </style:style>
    <style:style style:name="Tableau7.C" style:family="table-column">
      <style:table-column-properties style:column-width="6.803cm"/>
    </style:style>
    <style:style style:name="Tableau7.D" style:family="table-column">
      <style:table-column-properties style:column-width="1.304cm"/>
    </style:style>
    <style:style style:name="Tableau7.E" style:family="table-column">
      <style:table-column-properties style:column-width="2.284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7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7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8" style:family="table">
      <style:table-properties style:width="16.51cm" fo:margin-left="0.002cm" fo:margin-top="0cm" fo:margin-bottom="0cm" table:align="left" style:writing-mode="lr-tb"/>
    </style:style>
    <style:style style:name="Tableau8.A" style:family="table-column">
      <style:table-column-properties style:column-width="3.115cm"/>
    </style:style>
    <style:style style:name="Tableau8.B" style:family="table-column">
      <style:table-column-properties style:column-width="3.466cm"/>
    </style:style>
    <style:style style:name="Tableau8.C" style:family="table-column">
      <style:table-column-properties style:column-width="2.602cm"/>
    </style:style>
    <style:style style:name="Tableau8.D" style:family="table-column">
      <style:table-column-properties style:column-width="1.522cm"/>
    </style:style>
    <style:style style:name="Tableau8.E" style:family="table-column">
      <style:table-column-properties style:column-width="5.805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8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9" style:family="table">
      <style:table-properties style:width="16.51cm" fo:margin-left="0.002cm" fo:margin-top="0cm" fo:margin-bottom="0cm" table:align="left" style:writing-mode="lr-tb"/>
    </style:style>
    <style:style style:name="Tableau9.A" style:family="table-column">
      <style:table-column-properties style:column-width="1.621cm"/>
    </style:style>
    <style:style style:name="Tableau9.B" style:family="table-column">
      <style:table-column-properties style:column-width="2.432cm"/>
    </style:style>
    <style:style style:name="Tableau9.C" style:family="table-column">
      <style:table-column-properties style:column-width="9.682cm"/>
    </style:style>
    <style:style style:name="Tableau9.D" style:family="table-column">
      <style:table-column-properties style:column-width="0.893cm"/>
    </style:style>
    <style:style style:name="Tableau9.E" style:family="table-column">
      <style:table-column-properties style:column-width="1.882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9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9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10" style:family="table">
      <style:table-properties style:width="16.51cm" fo:margin-left="0.002cm" fo:margin-top="0cm" fo:margin-bottom="0cm" table:align="left" style:writing-mode="lr-tb"/>
    </style:style>
    <style:style style:name="Tableau10.A" style:family="table-column">
      <style:table-column-properties style:column-width="3.115cm"/>
    </style:style>
    <style:style style:name="Tableau10.B" style:family="table-column">
      <style:table-column-properties style:column-width="3.466cm"/>
    </style:style>
    <style:style style:name="Tableau10.C" style:family="table-column">
      <style:table-column-properties style:column-width="2.602cm"/>
    </style:style>
    <style:style style:name="Tableau10.D" style:family="table-column">
      <style:table-column-properties style:column-width="1.522cm"/>
    </style:style>
    <style:style style:name="Tableau10.E" style:family="table-column">
      <style:table-column-properties style:column-width="5.805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10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11" style:family="table">
      <style:table-properties style:width="16.51cm" fo:margin-left="0.002cm" fo:margin-top="0cm" fo:margin-bottom="0cm" table:align="left" style:writing-mode="lr-tb"/>
    </style:style>
    <style:style style:name="Tableau11.A" style:family="table-column">
      <style:table-column-properties style:column-width="1.575cm"/>
    </style:style>
    <style:style style:name="Tableau11.B" style:family="table-column">
      <style:table-column-properties style:column-width="1.519cm"/>
    </style:style>
    <style:style style:name="Tableau11.C" style:family="table-column">
      <style:table-column-properties style:column-width="11.647cm"/>
    </style:style>
    <style:style style:name="Tableau11.D" style:family="table-column">
      <style:table-column-properties style:column-width="0.67cm"/>
    </style:style>
    <style:style style:name="Tableau11.E" style:family="table-column">
      <style:table-column-properties style:column-width="1.099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11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11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12" style:family="table">
      <style:table-properties style:width="16.51cm" fo:margin-left="0.002cm" fo:margin-top="0cm" fo:margin-bottom="0cm" table:align="left" style:writing-mode="lr-tb"/>
    </style:style>
    <style:style style:name="Tableau12.A" style:family="table-column">
      <style:table-column-properties style:column-width="3.115cm"/>
    </style:style>
    <style:style style:name="Tableau12.B" style:family="table-column">
      <style:table-column-properties style:column-width="3.466cm"/>
    </style:style>
    <style:style style:name="Tableau12.C" style:family="table-column">
      <style:table-column-properties style:column-width="2.602cm"/>
    </style:style>
    <style:style style:name="Tableau12.D" style:family="table-column">
      <style:table-column-properties style:column-width="1.522cm"/>
    </style:style>
    <style:style style:name="Tableau12.E" style:family="table-column">
      <style:table-column-properties style:column-width="5.805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12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13" style:family="table">
      <style:table-properties style:width="16.51cm" fo:margin-left="0.002cm" fo:margin-top="0cm" fo:margin-bottom="0cm" table:align="left" style:writing-mode="lr-tb"/>
    </style:style>
    <style:style style:name="Tableau13.A" style:family="table-column">
      <style:table-column-properties style:column-width="5.65cm"/>
    </style:style>
    <style:style style:name="Tableau13.B" style:family="table-column">
      <style:table-column-properties style:column-width="3.09cm"/>
    </style:style>
    <style:style style:name="Tableau13.C" style:family="table-column">
      <style:table-column-properties style:column-width="3.237cm"/>
    </style:style>
    <style:style style:name="Tableau13.D" style:family="table-column">
      <style:table-column-properties style:column-width="1.508cm"/>
    </style:style>
    <style:style style:name="Tableau13.E" style:family="table-column">
      <style:table-column-properties style:column-width="3.025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13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13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14" style:family="table">
      <style:table-properties style:width="16.51cm" fo:margin-left="0.002cm" fo:margin-top="0cm" fo:margin-bottom="0cm" table:align="left" style:writing-mode="lr-tb"/>
    </style:style>
    <style:style style:name="Tableau14.A" style:family="table-column">
      <style:table-column-properties style:column-width="3.115cm"/>
    </style:style>
    <style:style style:name="Tableau14.B" style:family="table-column">
      <style:table-column-properties style:column-width="3.466cm"/>
    </style:style>
    <style:style style:name="Tableau14.C" style:family="table-column">
      <style:table-column-properties style:column-width="2.602cm"/>
    </style:style>
    <style:style style:name="Tableau14.D" style:family="table-column">
      <style:table-column-properties style:column-width="1.522cm"/>
    </style:style>
    <style:style style:name="Tableau14.E" style:family="table-column">
      <style:table-column-properties style:column-width="5.805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14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15" style:family="table">
      <style:table-properties style:width="16.51cm" fo:margin-left="0.002cm" fo:margin-top="0cm" fo:margin-bottom="0cm" table:align="left" style:writing-mode="lr-tb"/>
    </style:style>
    <style:style style:name="Tableau15.A" style:family="table-column">
      <style:table-column-properties style:column-width="2.039cm"/>
    </style:style>
    <style:style style:name="Tableau15.B" style:family="table-column">
      <style:table-column-properties style:column-width="2.117cm"/>
    </style:style>
    <style:style style:name="Tableau15.C" style:family="table-column">
      <style:table-column-properties style:column-width="10.042cm"/>
    </style:style>
    <style:style style:name="Tableau15.D" style:family="table-column">
      <style:table-column-properties style:column-width="0.783cm"/>
    </style:style>
    <style:style style:name="Tableau15.E" style:family="table-column">
      <style:table-column-properties style:column-width="1.529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15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15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16" style:family="table">
      <style:table-properties style:width="16.51cm" fo:margin-left="0.002cm" fo:margin-top="0cm" fo:margin-bottom="0cm" table:align="left" style:writing-mode="lr-tb"/>
    </style:style>
    <style:style style:name="Tableau16.A" style:family="table-column">
      <style:table-column-properties style:column-width="3.115cm"/>
    </style:style>
    <style:style style:name="Tableau16.B" style:family="table-column">
      <style:table-column-properties style:column-width="3.466cm"/>
    </style:style>
    <style:style style:name="Tableau16.C" style:family="table-column">
      <style:table-column-properties style:column-width="2.602cm"/>
    </style:style>
    <style:style style:name="Tableau16.D" style:family="table-column">
      <style:table-column-properties style:column-width="1.522cm"/>
    </style:style>
    <style:style style:name="Tableau16.E" style:family="table-column">
      <style:table-column-properties style:column-width="5.805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16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17" style:family="table">
      <style:table-properties style:width="16.51cm" fo:margin-left="0.002cm" fo:margin-top="0cm" fo:margin-bottom="0cm" table:align="left" style:writing-mode="lr-tb"/>
    </style:style>
    <style:style style:name="Tableau17.A" style:family="table-column">
      <style:table-column-properties style:column-width="1.473cm"/>
    </style:style>
    <style:style style:name="Tableau17.B" style:family="table-column">
      <style:table-column-properties style:column-width="2.99cm"/>
    </style:style>
    <style:style style:name="Tableau17.C" style:family="table-column">
      <style:table-column-properties style:column-width="8.317cm"/>
    </style:style>
    <style:style style:name="Tableau17.D" style:family="table-column">
      <style:table-column-properties style:column-width="1.201cm"/>
    </style:style>
    <style:style style:name="Tableau17.E" style:family="table-column">
      <style:table-column-properties style:column-width="2.529cm"/>
    </style:style>
    <style:style style:name="Tableau17.1" style:family="table-row">
      <style:table-row-properties fo:keep-together="auto"/>
    </style:style>
    <style:style style:name="Tableau17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17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17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18" style:family="table">
      <style:table-properties style:width="16.51cm" fo:margin-left="0.002cm" fo:margin-top="0cm" fo:margin-bottom="0cm" table:align="left" style:writing-mode="lr-tb"/>
    </style:style>
    <style:style style:name="Tableau18.A" style:family="table-column">
      <style:table-column-properties style:column-width="3.115cm"/>
    </style:style>
    <style:style style:name="Tableau18.B" style:family="table-column">
      <style:table-column-properties style:column-width="3.466cm"/>
    </style:style>
    <style:style style:name="Tableau18.C" style:family="table-column">
      <style:table-column-properties style:column-width="2.602cm"/>
    </style:style>
    <style:style style:name="Tableau18.D" style:family="table-column">
      <style:table-column-properties style:column-width="1.522cm"/>
    </style:style>
    <style:style style:name="Tableau18.E" style:family="table-column">
      <style:table-column-properties style:column-width="5.805cm"/>
    </style:style>
    <style:style style:name="Tableau18.1" style:family="table-row">
      <style:table-row-properties fo:keep-together="auto"/>
    </style:style>
    <style:style style:name="Tableau18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18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19" style:family="table">
      <style:table-properties style:width="16.51cm" fo:margin-left="0.002cm" fo:margin-top="0cm" fo:margin-bottom="0cm" table:align="left" style:writing-mode="lr-tb"/>
    </style:style>
    <style:style style:name="Tableau19.A" style:family="table-column">
      <style:table-column-properties style:column-width="1.72cm"/>
    </style:style>
    <style:style style:name="Tableau19.B" style:family="table-column">
      <style:table-column-properties style:column-width="2.418cm"/>
    </style:style>
    <style:style style:name="Tableau19.C" style:family="table-column">
      <style:table-column-properties style:column-width="9.74cm"/>
    </style:style>
    <style:style style:name="Tableau19.D" style:family="table-column">
      <style:table-column-properties style:column-width="0.937cm"/>
    </style:style>
    <style:style style:name="Tableau19.E" style:family="table-column">
      <style:table-column-properties style:column-width="1.695cm"/>
    </style:style>
    <style:style style:name="Tableau19.1" style:family="table-row">
      <style:table-row-properties fo:keep-together="auto"/>
    </style:style>
    <style:style style:name="Tableau19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19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19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20" style:family="table">
      <style:table-properties style:width="16.51cm" fo:margin-left="0.002cm" fo:margin-top="0cm" fo:margin-bottom="0cm" table:align="left" style:writing-mode="lr-tb"/>
    </style:style>
    <style:style style:name="Tableau20.A" style:family="table-column">
      <style:table-column-properties style:column-width="3.115cm"/>
    </style:style>
    <style:style style:name="Tableau20.B" style:family="table-column">
      <style:table-column-properties style:column-width="3.466cm"/>
    </style:style>
    <style:style style:name="Tableau20.C" style:family="table-column">
      <style:table-column-properties style:column-width="2.602cm"/>
    </style:style>
    <style:style style:name="Tableau20.D" style:family="table-column">
      <style:table-column-properties style:column-width="1.522cm"/>
    </style:style>
    <style:style style:name="Tableau20.E" style:family="table-column">
      <style:table-column-properties style:column-width="5.805cm"/>
    </style:style>
    <style:style style:name="Tableau20.1" style:family="table-row">
      <style:table-row-properties fo:keep-together="auto"/>
    </style:style>
    <style:style style:name="Tableau20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20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21" style:family="table">
      <style:table-properties style:width="16.51cm" fo:margin-left="0.002cm" fo:margin-top="0cm" fo:margin-bottom="0cm" table:align="left" style:writing-mode="lr-tb"/>
    </style:style>
    <style:style style:name="Tableau21.A" style:family="table-column">
      <style:table-column-properties style:column-width="0.975cm"/>
    </style:style>
    <style:style style:name="Tableau21.B" style:family="table-column">
      <style:table-column-properties style:column-width="1.501cm"/>
    </style:style>
    <style:style style:name="Tableau21.C" style:family="table-column">
      <style:table-column-properties style:column-width="6.017cm"/>
    </style:style>
    <style:style style:name="Tableau21.D" style:family="table-column">
      <style:table-column-properties style:column-width="0.961cm"/>
    </style:style>
    <style:style style:name="Tableau21.E" style:family="table-column">
      <style:table-column-properties style:column-width="7.056cm"/>
    </style:style>
    <style:style style:name="Tableau21.1" style:family="table-row">
      <style:table-row-properties fo:keep-together="auto"/>
    </style:style>
    <style:style style:name="Tableau21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21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21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22" style:family="table">
      <style:table-properties style:width="16.51cm" fo:margin-left="0.002cm" fo:margin-top="0cm" fo:margin-bottom="0cm" table:align="left" style:writing-mode="lr-tb"/>
    </style:style>
    <style:style style:name="Tableau22.A" style:family="table-column">
      <style:table-column-properties style:column-width="3.115cm"/>
    </style:style>
    <style:style style:name="Tableau22.B" style:family="table-column">
      <style:table-column-properties style:column-width="3.466cm"/>
    </style:style>
    <style:style style:name="Tableau22.C" style:family="table-column">
      <style:table-column-properties style:column-width="2.602cm"/>
    </style:style>
    <style:style style:name="Tableau22.D" style:family="table-column">
      <style:table-column-properties style:column-width="1.522cm"/>
    </style:style>
    <style:style style:name="Tableau22.E" style:family="table-column">
      <style:table-column-properties style:column-width="5.805cm"/>
    </style:style>
    <style:style style:name="Tableau22.1" style:family="table-row">
      <style:table-row-properties fo:keep-together="auto"/>
    </style:style>
    <style:style style:name="Tableau22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22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23" style:family="table">
      <style:table-properties style:width="16.51cm" fo:margin-left="0.002cm" fo:margin-top="0cm" fo:margin-bottom="0cm" table:align="left" style:writing-mode="lr-tb"/>
    </style:style>
    <style:style style:name="Tableau23.A" style:family="table-column">
      <style:table-column-properties style:column-width="1.843cm"/>
    </style:style>
    <style:style style:name="Tableau23.B" style:family="table-column">
      <style:table-column-properties style:column-width="2.459cm"/>
    </style:style>
    <style:style style:name="Tableau23.C" style:family="table-column">
      <style:table-column-properties style:column-width="8.472cm"/>
    </style:style>
    <style:style style:name="Tableau23.D" style:family="table-column">
      <style:table-column-properties style:column-width="1.08cm"/>
    </style:style>
    <style:style style:name="Tableau23.E" style:family="table-column">
      <style:table-column-properties style:column-width="2.656cm"/>
    </style:style>
    <style:style style:name="Tableau23.1" style:family="table-row">
      <style:table-row-properties fo:keep-together="auto"/>
    </style:style>
    <style:style style:name="Tableau23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23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23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24" style:family="table">
      <style:table-properties style:width="16.51cm" fo:margin-left="0.002cm" fo:margin-top="0cm" fo:margin-bottom="0cm" table:align="left" style:writing-mode="lr-tb"/>
    </style:style>
    <style:style style:name="Tableau24.A" style:family="table-column">
      <style:table-column-properties style:column-width="3.115cm"/>
    </style:style>
    <style:style style:name="Tableau24.B" style:family="table-column">
      <style:table-column-properties style:column-width="3.466cm"/>
    </style:style>
    <style:style style:name="Tableau24.C" style:family="table-column">
      <style:table-column-properties style:column-width="2.602cm"/>
    </style:style>
    <style:style style:name="Tableau24.D" style:family="table-column">
      <style:table-column-properties style:column-width="1.522cm"/>
    </style:style>
    <style:style style:name="Tableau24.E" style:family="table-column">
      <style:table-column-properties style:column-width="5.805cm"/>
    </style:style>
    <style:style style:name="Tableau24.1" style:family="table-row">
      <style:table-row-properties fo:keep-together="auto"/>
    </style:style>
    <style:style style:name="Tableau24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24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25" style:family="table">
      <style:table-properties style:width="16.51cm" fo:margin-left="0.002cm" fo:margin-top="0cm" fo:margin-bottom="0cm" table:align="left" style:writing-mode="lr-tb"/>
    </style:style>
    <style:style style:name="Tableau25.A" style:family="table-column">
      <style:table-column-properties style:column-width="3.528cm"/>
    </style:style>
    <style:style style:name="Tableau25.B" style:family="table-column">
      <style:table-column-properties style:column-width="3.33cm"/>
    </style:style>
    <style:style style:name="Tableau25.C" style:family="table-column">
      <style:table-column-properties style:column-width="3.268cm"/>
    </style:style>
    <style:style style:name="Tableau25.D" style:family="table-column">
      <style:table-column-properties style:column-width="1.522cm"/>
    </style:style>
    <style:style style:name="Tableau25.E" style:family="table-column">
      <style:table-column-properties style:column-width="4.861cm"/>
    </style:style>
    <style:style style:name="Tableau25.1" style:family="table-row">
      <style:table-row-properties fo:keep-together="auto"/>
    </style:style>
    <style:style style:name="Tableau25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25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25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26" style:family="table">
      <style:table-properties style:width="16.51cm" fo:margin-left="0.002cm" fo:margin-top="0cm" fo:margin-bottom="0cm" table:align="left" style:writing-mode="lr-tb"/>
    </style:style>
    <style:style style:name="Tableau26.A" style:family="table-column">
      <style:table-column-properties style:column-width="3.115cm"/>
    </style:style>
    <style:style style:name="Tableau26.B" style:family="table-column">
      <style:table-column-properties style:column-width="3.466cm"/>
    </style:style>
    <style:style style:name="Tableau26.C" style:family="table-column">
      <style:table-column-properties style:column-width="2.602cm"/>
    </style:style>
    <style:style style:name="Tableau26.D" style:family="table-column">
      <style:table-column-properties style:column-width="1.522cm"/>
    </style:style>
    <style:style style:name="Tableau26.E" style:family="table-column">
      <style:table-column-properties style:column-width="5.805cm"/>
    </style:style>
    <style:style style:name="Tableau26.1" style:family="table-row">
      <style:table-row-properties fo:keep-together="auto"/>
    </style:style>
    <style:style style:name="Tableau26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26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27" style:family="table">
      <style:table-properties style:width="16.51cm" fo:margin-left="0.002cm" fo:margin-top="0cm" fo:margin-bottom="0cm" table:align="left" style:writing-mode="lr-tb"/>
    </style:style>
    <style:style style:name="Tableau27.A" style:family="table-column">
      <style:table-column-properties style:column-width="2.992cm"/>
    </style:style>
    <style:style style:name="Tableau27.B" style:family="table-column">
      <style:table-column-properties style:column-width="3.454cm"/>
    </style:style>
    <style:style style:name="Tableau27.C" style:family="table-column">
      <style:table-column-properties style:column-width="3.268cm"/>
    </style:style>
    <style:style style:name="Tableau27.D" style:family="table-column">
      <style:table-column-properties style:column-width="1.522cm"/>
    </style:style>
    <style:style style:name="Tableau27.E" style:family="table-column">
      <style:table-column-properties style:column-width="5.274cm"/>
    </style:style>
    <style:style style:name="Tableau27.1" style:family="table-row">
      <style:table-row-properties fo:keep-together="auto"/>
    </style:style>
    <style:style style:name="Tableau27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27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27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28" style:family="table">
      <style:table-properties style:width="16.51cm" fo:margin-left="0.002cm" fo:margin-top="0cm" fo:margin-bottom="0cm" table:align="left" style:writing-mode="lr-tb"/>
    </style:style>
    <style:style style:name="Tableau28.A" style:family="table-column">
      <style:table-column-properties style:column-width="3.115cm"/>
    </style:style>
    <style:style style:name="Tableau28.B" style:family="table-column">
      <style:table-column-properties style:column-width="3.466cm"/>
    </style:style>
    <style:style style:name="Tableau28.C" style:family="table-column">
      <style:table-column-properties style:column-width="2.602cm"/>
    </style:style>
    <style:style style:name="Tableau28.D" style:family="table-column">
      <style:table-column-properties style:column-width="1.522cm"/>
    </style:style>
    <style:style style:name="Tableau28.E" style:family="table-column">
      <style:table-column-properties style:column-width="5.805cm"/>
    </style:style>
    <style:style style:name="Tableau28.1" style:family="table-row">
      <style:table-row-properties fo:keep-together="auto"/>
    </style:style>
    <style:style style:name="Tableau28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28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29" style:family="table">
      <style:table-properties style:width="16.51cm" fo:margin-left="0.002cm" fo:margin-top="0cm" fo:margin-bottom="0cm" table:align="left" style:writing-mode="lr-tb"/>
    </style:style>
    <style:style style:name="Tableau29.A" style:family="table-column">
      <style:table-column-properties style:column-width="2.198cm"/>
    </style:style>
    <style:style style:name="Tableau29.B" style:family="table-column">
      <style:table-column-properties style:column-width="2.454cm"/>
    </style:style>
    <style:style style:name="Tableau29.C" style:family="table-column">
      <style:table-column-properties style:column-width="7.59cm"/>
    </style:style>
    <style:style style:name="Tableau29.D" style:family="table-column">
      <style:table-column-properties style:column-width="1.18cm"/>
    </style:style>
    <style:style style:name="Tableau29.E" style:family="table-column">
      <style:table-column-properties style:column-width="3.089cm"/>
    </style:style>
    <style:style style:name="Tableau29.1" style:family="table-row">
      <style:table-row-properties fo:keep-together="auto"/>
    </style:style>
    <style:style style:name="Tableau29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29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29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30" style:family="table">
      <style:table-properties style:width="16.51cm" fo:margin-left="0.002cm" fo:margin-top="0cm" fo:margin-bottom="0cm" table:align="left" style:writing-mode="lr-tb"/>
    </style:style>
    <style:style style:name="Tableau30.A" style:family="table-column">
      <style:table-column-properties style:column-width="3.115cm"/>
    </style:style>
    <style:style style:name="Tableau30.B" style:family="table-column">
      <style:table-column-properties style:column-width="3.466cm"/>
    </style:style>
    <style:style style:name="Tableau30.C" style:family="table-column">
      <style:table-column-properties style:column-width="2.602cm"/>
    </style:style>
    <style:style style:name="Tableau30.D" style:family="table-column">
      <style:table-column-properties style:column-width="1.522cm"/>
    </style:style>
    <style:style style:name="Tableau30.E" style:family="table-column">
      <style:table-column-properties style:column-width="5.805cm"/>
    </style:style>
    <style:style style:name="Tableau30.1" style:family="table-row">
      <style:table-row-properties fo:keep-together="auto"/>
    </style:style>
    <style:style style:name="Tableau30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30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31" style:family="table">
      <style:table-properties style:width="16.51cm" fo:margin-left="0.002cm" fo:margin-top="0cm" fo:margin-bottom="0cm" table:align="left" style:writing-mode="lr-tb"/>
    </style:style>
    <style:style style:name="Tableau31.A" style:family="table-column">
      <style:table-column-properties style:column-width="3.027cm"/>
    </style:style>
    <style:style style:name="Tableau31.B" style:family="table-column">
      <style:table-column-properties style:column-width="2.87cm"/>
    </style:style>
    <style:style style:name="Tableau31.C" style:family="table-column">
      <style:table-column-properties style:column-width="6.639cm"/>
    </style:style>
    <style:style style:name="Tableau31.D" style:family="table-column">
      <style:table-column-properties style:column-width="1.244cm"/>
    </style:style>
    <style:style style:name="Tableau31.E" style:family="table-column">
      <style:table-column-properties style:column-width="2.731cm"/>
    </style:style>
    <style:style style:name="Tableau31.1" style:family="table-row">
      <style:table-row-properties fo:keep-together="auto"/>
    </style:style>
    <style:style style:name="Tableau31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31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31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32" style:family="table">
      <style:table-properties style:width="16.51cm" fo:margin-left="0.002cm" fo:margin-top="0cm" fo:margin-bottom="0cm" table:align="left" style:writing-mode="lr-tb"/>
    </style:style>
    <style:style style:name="Tableau32.A" style:family="table-column">
      <style:table-column-properties style:column-width="3.115cm"/>
    </style:style>
    <style:style style:name="Tableau32.B" style:family="table-column">
      <style:table-column-properties style:column-width="3.466cm"/>
    </style:style>
    <style:style style:name="Tableau32.C" style:family="table-column">
      <style:table-column-properties style:column-width="2.602cm"/>
    </style:style>
    <style:style style:name="Tableau32.D" style:family="table-column">
      <style:table-column-properties style:column-width="1.522cm"/>
    </style:style>
    <style:style style:name="Tableau32.E" style:family="table-column">
      <style:table-column-properties style:column-width="5.805cm"/>
    </style:style>
    <style:style style:name="Tableau32.1" style:family="table-row">
      <style:table-row-properties fo:keep-together="auto"/>
    </style:style>
    <style:style style:name="Tableau32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32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33" style:family="table">
      <style:table-properties style:width="16.51cm" fo:margin-left="0.002cm" fo:margin-top="0cm" fo:margin-bottom="0cm" table:align="left" style:writing-mode="lr-tb"/>
    </style:style>
    <style:style style:name="Tableau33.A" style:family="table-column">
      <style:table-column-properties style:column-width="2.418cm"/>
    </style:style>
    <style:style style:name="Tableau33.B" style:family="table-column">
      <style:table-column-properties style:column-width="2.655cm"/>
    </style:style>
    <style:style style:name="Tableau33.C" style:family="table-column">
      <style:table-column-properties style:column-width="7.803cm"/>
    </style:style>
    <style:style style:name="Tableau33.D" style:family="table-column">
      <style:table-column-properties style:column-width="1.279cm"/>
    </style:style>
    <style:style style:name="Tableau33.E" style:family="table-column">
      <style:table-column-properties style:column-width="2.355cm"/>
    </style:style>
    <style:style style:name="Tableau33.1" style:family="table-row">
      <style:table-row-properties fo:keep-together="auto"/>
    </style:style>
    <style:style style:name="Tableau33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33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33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34" style:family="table">
      <style:table-properties style:width="16.51cm" fo:margin-left="0.002cm" fo:margin-top="0cm" fo:margin-bottom="0cm" table:align="left" style:writing-mode="lr-tb"/>
    </style:style>
    <style:style style:name="Tableau34.A" style:family="table-column">
      <style:table-column-properties style:column-width="3.115cm"/>
    </style:style>
    <style:style style:name="Tableau34.B" style:family="table-column">
      <style:table-column-properties style:column-width="3.466cm"/>
    </style:style>
    <style:style style:name="Tableau34.C" style:family="table-column">
      <style:table-column-properties style:column-width="2.602cm"/>
    </style:style>
    <style:style style:name="Tableau34.D" style:family="table-column">
      <style:table-column-properties style:column-width="1.522cm"/>
    </style:style>
    <style:style style:name="Tableau34.E" style:family="table-column">
      <style:table-column-properties style:column-width="5.805cm"/>
    </style:style>
    <style:style style:name="Tableau34.1" style:family="table-row">
      <style:table-row-properties fo:keep-together="auto"/>
    </style:style>
    <style:style style:name="Tableau34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34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35" style:family="table">
      <style:table-properties style:width="16.51cm" fo:margin-left="0.002cm" fo:margin-top="0cm" fo:margin-bottom="0cm" table:align="left" style:writing-mode="lr-tb"/>
    </style:style>
    <style:style style:name="Tableau35.A" style:family="table-column">
      <style:table-column-properties style:column-width="1.875cm"/>
    </style:style>
    <style:style style:name="Tableau35.B" style:family="table-column">
      <style:table-column-properties style:column-width="1.205cm"/>
    </style:style>
    <style:style style:name="Tableau35.C" style:family="table-column">
      <style:table-column-properties style:column-width="11.673cm"/>
    </style:style>
    <style:style style:name="Tableau35.D" style:family="table-column">
      <style:table-column-properties style:column-width="0.679cm"/>
    </style:style>
    <style:style style:name="Tableau35.E" style:family="table-column">
      <style:table-column-properties style:column-width="1.078cm"/>
    </style:style>
    <style:style style:name="Tableau35.1" style:family="table-row">
      <style:table-row-properties fo:keep-together="auto"/>
    </style:style>
    <style:style style:name="Tableau35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35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35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36" style:family="table">
      <style:table-properties style:width="16.51cm" fo:margin-left="0.002cm" fo:margin-top="0cm" fo:margin-bottom="0cm" table:align="left" style:writing-mode="lr-tb"/>
    </style:style>
    <style:style style:name="Tableau36.A" style:family="table-column">
      <style:table-column-properties style:column-width="3.115cm"/>
    </style:style>
    <style:style style:name="Tableau36.B" style:family="table-column">
      <style:table-column-properties style:column-width="3.466cm"/>
    </style:style>
    <style:style style:name="Tableau36.C" style:family="table-column">
      <style:table-column-properties style:column-width="2.602cm"/>
    </style:style>
    <style:style style:name="Tableau36.D" style:family="table-column">
      <style:table-column-properties style:column-width="1.522cm"/>
    </style:style>
    <style:style style:name="Tableau36.E" style:family="table-column">
      <style:table-column-properties style:column-width="5.805cm"/>
    </style:style>
    <style:style style:name="Tableau36.1" style:family="table-row">
      <style:table-row-properties fo:keep-together="auto"/>
    </style:style>
    <style:style style:name="Tableau36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36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37" style:family="table">
      <style:table-properties style:width="16.51cm" fo:margin-left="0.002cm" fo:margin-top="0cm" fo:margin-bottom="0cm" table:align="left" style:writing-mode="lr-tb"/>
    </style:style>
    <style:style style:name="Tableau37.A" style:family="table-column">
      <style:table-column-properties style:column-width="1.379cm"/>
    </style:style>
    <style:style style:name="Tableau37.B" style:family="table-column">
      <style:table-column-properties style:column-width="1.75cm"/>
    </style:style>
    <style:style style:name="Tableau37.C" style:family="table-column">
      <style:table-column-properties style:column-width="10.557cm"/>
    </style:style>
    <style:style style:name="Tableau37.D" style:family="table-column">
      <style:table-column-properties style:column-width="0.944cm"/>
    </style:style>
    <style:style style:name="Tableau37.E" style:family="table-column">
      <style:table-column-properties style:column-width="1.88cm"/>
    </style:style>
    <style:style style:name="Tableau37.1" style:family="table-row">
      <style:table-row-properties fo:keep-together="auto"/>
    </style:style>
    <style:style style:name="Tableau37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37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37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38" style:family="table">
      <style:table-properties style:width="55.859cm" fo:margin-left="0.002cm" fo:margin-top="0cm" fo:margin-bottom="0cm" table:align="left" style:writing-mode="lr-tb"/>
    </style:style>
    <style:style style:name="Tableau38.A" style:family="table-column">
      <style:table-column-properties style:column-width="5.641cm"/>
    </style:style>
    <style:style style:name="Tableau38.B" style:family="table-column">
      <style:table-column-properties style:column-width="1.408cm"/>
    </style:style>
    <style:style style:name="Tableau38.C" style:family="table-column">
      <style:table-column-properties style:column-width="5.703cm"/>
    </style:style>
    <style:style style:name="Tableau38.D" style:family="table-column">
      <style:table-column-properties style:column-width="12.647cm"/>
    </style:style>
    <style:style style:name="Tableau38.E" style:family="table-column">
      <style:table-column-properties style:column-width="7.613cm"/>
    </style:style>
    <style:style style:name="Tableau38.F" style:family="table-column">
      <style:table-column-properties style:column-width="7.62cm"/>
    </style:style>
    <style:style style:name="Tableau38.H" style:family="table-column">
      <style:table-column-properties style:column-width="7.608cm"/>
    </style:style>
    <style:style style:name="Tableau38.1" style:family="table-row">
      <style:table-row-properties fo:keep-together="auto"/>
    </style:style>
    <style:style style:name="Tableau38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38.E1" style:family="table-cell">
      <style:table-cell-properties fo:background-color="#1a3a5c" fo:padding-left="0.018cm" fo:padding-right="0.018cm" fo:padding-top="0cm" fo:padding-bottom="0cm" fo:border="0.1pt solid #aed6f1">
        <style:background-image/>
      </style:table-cell-properties>
    </style:style>
    <style:style style:name="Tableau38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38.E2" style:family="table-cell">
      <style:table-cell-properties fo:background-color="#ebf5fb" fo:padding-left="0.018cm" fo:padding-right="0.018cm" fo:padding-top="0cm" fo:padding-bottom="0cm" fo:border="0.1pt solid #aed6f1">
        <style:background-image/>
      </style:table-cell-properties>
    </style:style>
    <style:style style:name="Tableau38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38.E3" style:family="table-cell">
      <style:table-cell-properties fo:background-color="#ffffff" fo:padding-left="0.018cm" fo:padding-right="0.018cm" fo:padding-top="0cm" fo:padding-bottom="0cm" fo:border="0.1pt solid #aed6f1">
        <style:background-image/>
      </style:table-cell-properties>
    </style:style>
    <style:style style:name="Tableau39" style:family="table">
      <style:table-properties style:width="25.4cm" fo:margin-left="0.002cm" fo:margin-top="0cm" fo:margin-bottom="0cm" table:align="left" style:writing-mode="lr-tb"/>
    </style:style>
    <style:style style:name="Tableau39.A" style:family="table-column">
      <style:table-column-properties style:column-width="7.056cm"/>
    </style:style>
    <style:style style:name="Tableau39.C" style:family="table-column">
      <style:table-column-properties style:column-width="11.289cm"/>
    </style:style>
    <style:style style:name="Tableau39.1" style:family="table-row">
      <style:table-row-properties fo:keep-together="auto"/>
    </style:style>
    <style:style style:name="Tableau39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39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39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P1" style:family="paragraph" style:parent-style-name="Heading_20_1">
      <style:paragraph-properties fo:margin-top="0.706cm" fo:margin-bottom="0.353cm" style:contextual-spacing="false"/>
    </style:style>
    <style:style style:name="P2" style:family="paragraph" style:parent-style-name="Heading_20_2">
      <style:paragraph-properties fo:margin-top="0.564cm" fo:margin-bottom="0.282cm" style:contextual-spacing="false" fo:padding="0cm" fo:border-left="none" fo:border-right="none" fo:border-top="none" fo:border-bottom="0.51pt solid #2e86ab"/>
    </style:style>
    <style:style style:name="P3" style:family="paragraph" style:parent-style-name="Standard">
      <style:paragraph-properties fo:margin-top="1.411cm" fo:margin-bottom="0.353cm" style:contextual-spacing="false" fo:text-align="center" style:justify-single-word="false"/>
    </style:style>
    <style:style style:name="P4" style:family="paragraph" style:parent-style-name="Standard">
      <style:paragraph-properties fo:margin-top="0cm" fo:margin-bottom="0.176cm" style:contextual-spacing="false" fo:text-align="center" style:justify-single-word="false"/>
    </style:style>
    <style:style style:name="P5" style:family="paragraph" style:parent-style-name="Standard">
      <style:paragraph-properties fo:margin-top="0.106cm" fo:margin-bottom="0.106cm" style:contextual-spacing="false" fo:text-align="center" style:justify-single-word="false" fo:padding="0cm" fo:border-left="none" fo:border-right="none" fo:border-top="none" fo:border-bottom="0.74pt solid #2e86ab"/>
    </style:style>
    <style:style style:name="P6" style:family="paragraph" style:parent-style-name="Standard">
      <style:paragraph-properties fo:text-align="center" style:justify-single-word="false" fo:orphans="0" fo:widows="0"/>
    </style:style>
    <style:style style:name="P7" style:family="paragraph" style:parent-style-name="Standard">
      <style:paragraph-properties fo:margin-top="0.212cm" fo:margin-bottom="0.212cm" style:contextual-spacing="false"/>
      <style:text-properties fo:font-size="12pt" fo:language="en" fo:country="US" style:font-size-asian="12pt" style:font-size-complex="12pt"/>
    </style:style>
    <style:style style:name="P8" style:family="paragraph" style:parent-style-name="Standard">
      <style:paragraph-properties fo:margin-top="0.212cm" fo:margin-bottom="0.212cm" style:contextual-spacing="false"/>
      <style:text-properties fo:font-size="12pt" style:font-size-asian="12pt" style:font-size-complex="12pt"/>
    </style:style>
    <style:style style:name="P9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0" style:family="paragraph" style:parent-style-name="Standard">
      <style:paragraph-properties fo:margin-top="0.141cm" fo:margin-bottom="0.141cm" style:contextual-spacing="false"/>
    </style:style>
    <style:style style:name="P11" style:family="paragraph" style:parent-style-name="Standard">
      <style:paragraph-properties fo:margin-top="0.071cm" fo:margin-bottom="0.071cm" style:contextual-spacing="false"/>
    </style:style>
    <style:style style:name="P12" style:family="paragraph" style:parent-style-name="Standard">
      <style:paragraph-properties fo:orphans="0" fo:widows="0"/>
    </style:style>
    <style:style style:name="P13" style:family="paragraph" style:parent-style-name="Standard">
      <style:paragraph-properties fo:orphans="0" fo:widows="0"/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orphans="0" fo:widows="0"/>
      <style:text-properties fo:color="#000000" loext:opacity="100%" fo:font-size="11pt" style:font-size-asian="11pt" style:font-size-complex="11pt"/>
    </style:style>
    <style:style style:name="P15" style:family="paragraph" style:parent-style-name="Standard">
      <style:paragraph-properties fo:margin-top="0.706cm" fo:margin-bottom="0.176cm" style:contextual-spacing="false" fo:padding="0cm" fo:border-left="none" fo:border-right="none" fo:border-top="0.51pt solid #2e86ab" fo:border-bottom="none"/>
    </style:style>
    <style:style style:name="T1" style:family="text">
      <style:text-properties fo:color="#1a3a5c" loext:opacity="100%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1a3a5c" loext:opacity="100%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color="#2e86ab" loext:opacity="100%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2e86ab" loext:opacity="100%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2e86ab" loext:opacity="100%" fo:font-size="11pt" fo:language="en" fo:country="US" fo:font-weight="bold" style:font-size-asian="11pt" style:font-weight-asian="bold" style:font-size-complex="11pt" style:font-weight-complex="bold"/>
    </style:style>
    <style:style style:name="T8" style:family="text">
      <style:text-properties fo:color="#2e86ab" loext:opacity="100%" fo:font-size="11pt" style:font-size-asian="11pt" style:font-size-complex="11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7f8c8d" loext:opacity="100%" fo:font-size="14pt" fo:language="en" fo:country="US" style:font-size-asian="14pt" style:font-size-complex="14pt"/>
    </style:style>
    <style:style style:name="T11" style:family="text">
      <style:text-properties fo:color="#7f8c8d" loext:opacity="100%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fo:language="en" fo:country="US" style:font-size-asian="11pt" style:font-size-complex="11pt"/>
    </style:style>
    <style:style style:name="T17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T19" style:family="text">
      <style:text-properties fo:color="#aed6f1" loext:opacity="100%"/>
    </style:style>
    <style:style style:name="T20" style:family="text">
      <style:text-properties fo:color="#a9dfbf" loext:opacity="100%"/>
    </style:style>
    <style:style style:name="T21" style:family="text">
      <style:text-properties fo:color="#fad7a0" loext:opacity="100%"/>
    </style:style>
    <style:style style:name="T22" style:family="text">
      <style:text-properties fo:color="#d7bde2" loext:opacity="100%"/>
    </style:style>
    <style:style style:name="T23" style:family="text">
      <style:text-properties fo:color="#a2d9ce" loext:opacity="100%"/>
    </style:style>
    <style:style style:name="T24" style:family="text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T25" style:family="text">
      <style:text-properties fo:color="#000000" loext:opacity="100%" fo:font-size="11pt" style:font-size-asian="11pt" style:font-size-complex="11pt"/>
    </style:style>
    <style:style style:name="T26" style:family="text">
      <style:text-properties fo:color="#d35400" loext:opacity="100%" fo:font-size="11pt" fo:font-style="italic" style:font-size-asian="11pt" style:font-style-asian="italic" style:font-size-complex="11pt" style:font-style-complex="italic"/>
    </style:style>
    <style:style style:name="T27" style:family="text">
      <style:text-properties fo:color="#d35400" loext:opacity="100%" fo:font-size="11pt" fo:language="en" fo:country="US" fo:font-style="italic" style:font-size-asian="11pt" style:font-style-asian="italic" style:font-size-complex="11pt" style:font-style-complex="italic"/>
    </style:style>
    <style:style style:name="T28" style:family="text">
      <style:text-properties fo:color="#5d6d7e" loext:opacity="100%" fo:font-size="11pt" style:font-size-asian="11pt" style:font-size-complex="11pt"/>
    </style:style>
    <style:style style:name="T29" style:family="text">
      <style:text-properties fo:color="#1e8449" loext:opacity="100%" fo:font-size="11pt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HealthAI Coach</text:span></text:p>
      <text:p text:style-name="P4"><text:span text:style-name="T5">Modèle Conceptuel de Données — Gestion d'Abonnements</text:span></text:p>
      <text:p text:style-name="P5"><text:span text:style-name="T10">Architecture Senior · Version Production-Ready · MSPR TPRE501</text:span></text:p>
      <text:p text:style-name="P7"/>
      <text:h text:style-name="P1" text:outline-level="1"><text:span text:style-name="T9">Vue d'ensemble de l'architecture</text:span></text:h>
      <text:p text:style-name="P10"><text:span text:style-name="T3">Ce document présente le MCD optimisé du module de gestion d'abonnements pour la plateforme HealthAI Coach. L'architecture est découpée en 6 modules fonctionnels indépendants et fortement cohésifs, garantissant la maintenabilité, la scalabilité et la conformité RGPD.</text:span></text:p>
      <text:p text:style-name="P8"/>
      <text:h text:style-name="P2" text:outline-level="2"><text:span text:style-name="T13">Principes architecturaux</text:span></text:h>
      <text:p text:style-name="P11"><text:span text:style-name="T6">● </text:span><text:span text:style-name="T15">Utilisation systématique de UUID v4 comme clé primaire (compatibilité microservices, pas de séquence exposée)</text:span></text:p>
      <text:p text:style-name="P11"><text:span text:style-name="T6">● </text:span><text:span text:style-name="T15">Horodatage TIMESTAMPTZ (avec timezone) pour toutes les colonnes temporelles — conformité internationale</text:span></text:p>
      <text:p text:style-name="P11"><text:span text:style-name="T6">● </text:span><text:span text:style-name="T15">ENUM pour tous les statuts et types : assure la cohérence des données et l'intégrité sans table de référence supplémentaire</text:span></text:p>
      <text:p text:style-name="P11"><text:span text:style-name="T6">● </text:span><text:span text:style-name="T15">JSONB pour les métadonnées libres : extensibilité sans migration de schéma</text:span></text:p>
      <text:p text:style-name="P11"><text:span text:style-name="T6">● </text:span><text:span text:style-name="T15">Soft delete via champs is_active / deprecated_at : préservation de l'historique</text:span></text:p>
      <text:p text:style-name="P11"><text:span text:style-name="T6">● </text:span><text:span text:style-name="T15">Séparation nette entre subscription (état courant) et subscription_history (immuable, append-only)</text:span></text:p>
      <text:p text:style-name="P11"><text:span text:style-name="T6">● </text:span><text:span text:style-name="T15">Modèle RBAC complet (Role-Based Access Control) avec granularité par permission</text:span></text:p>
      <text:p text:style-name="P11"><text:span text:style-name="T7">● </text:span><text:span text:style-name="T16">Architecture B2B native avec white-label : organization → org_subscription → org_member</text:span></text:p>
      <text:p text:style-name="P7"/>
      <text:h text:style-name="P2" text:outline-level="2"><text:span text:style-name="T13">Carte des modules</text:span></text:h>
      <table:table table:name="Tableau1" table:style-name="Tableau1">
        <table:table-column table:style-name="Tableau1.A" table:number-columns-repeated="5"/>
        <text:soft-page-break/>
        <table:table-row table:style-name="Tableau1.1">
          <table:table-cell table:style-name="Tableau1.A1" office:value-type="string">
            <text:p text:style-name="P6"><text:span text:style-name="T17">MODULE 1</text:span></text:p>
            <text:p text:style-name="P6"><text:span text:style-name="T19">Catalogue Plans &amp; Features</text:span></text:p>
          </table:table-cell>
          <table:table-cell table:style-name="Tableau1.B1" office:value-type="string">
            <text:p text:style-name="P6"><text:span text:style-name="T17">MODULE 2</text:span></text:p>
            <text:p text:style-name="P6"><text:span text:style-name="T20">Abonnements &amp; Historique</text:span></text:p>
          </table:table-cell>
          <table:table-cell table:style-name="Tableau1.C1" office:value-type="string">
            <text:p text:style-name="P6"><text:span text:style-name="T17">MODULE 3</text:span></text:p>
            <text:p text:style-name="P6"><text:span text:style-name="T21">Paiements &amp; Facturation</text:span></text:p>
          </table:table-cell>
          <table:table-cell table:style-name="Tableau1.D1" office:value-type="string">
            <text:p text:style-name="P6"><text:span text:style-name="T17">MODULE 4</text:span></text:p>
            <text:p text:style-name="P6"><text:span text:style-name="T22">Rôles &amp; Permissions (RBAC)</text:span></text:p>
          </table:table-cell>
          <table:table-cell table:style-name="Tableau1.E1" office:value-type="string">
            <text:p text:style-name="P6"><text:span text:style-name="T17">MODULE 5 &amp; 6</text:span></text:p>
            <text:p text:style-name="P6"><text:span text:style-name="T23">B2B + Audit &amp; Notifications</text:span></text:p>
          </table:table-cell>
        </table:table-row>
      </table:table>
      <text:p text:style-name="P8"/>
      <text:h text:style-name="P1" text:outline-level="1"><text:span text:style-name="T9">Dictionnaire de données complet</text:span></text:h>
      <text:p text:style-name="P10"><text:span text:style-name="T3">Cardinalités : 1,1 = obligatoire unique · 0,1 = optionnel unique · 1,N = obligatoire multiple · N,N = many-to-many</text:span></text:p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2"><text:span text:style-name="T18">Table</text:span></text:p>
          </table:table-cell>
          <table:table-cell table:style-name="Tableau2.A1" office:value-type="string">
            <text:p text:style-name="P12"><text:span text:style-name="T18">Attribut</text:span></text:p>
          </table:table-cell>
          <table:table-cell table:style-name="Tableau2.A1" office:value-type="string">
            <text:p text:style-name="P12"><text:span text:style-name="T18">Type</text:span></text:p>
          </table:table-cell>
          <table:table-cell table:style-name="Tableau2.A1" office:value-type="string">
            <text:p text:style-name="P12"><text:span text:style-name="T18">Card.</text:span></text:p>
          </table:table-cell>
          <table:table-cell table:style-name="Tableau2.A1" office:value-type="string">
            <text:p text:style-name="P12"><text:span text:style-name="T18">Description</text:span></text:p>
          </table:table-cell>
        </table:table-row>
        <table:table-row table:style-name="Tableau2.1">
          <table:table-cell table:style-name="Tableau2.A2" table:number-columns-spanned="5" office:value-type="string">
            <text:p text:style-name="P12"><text:span text:style-name="T17"><text:s text:c="2"/>MODULE 1 — CATALOGUE DES PLANS &amp; OFFRES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12"><text:span text:style-name="T18">Table</text:span></text:p>
          </table:table-cell>
          <table:table-cell table:style-name="Tableau3.A1" office:value-type="string">
            <text:p text:style-name="P12"><text:span text:style-name="T18">Attribut</text:span></text:p>
          </table:table-cell>
          <table:table-cell table:style-name="Tableau3.A1" office:value-type="string">
            <text:p text:style-name="P12"><text:span text:style-name="T18">Type</text:span></text:p>
          </table:table-cell>
          <table:table-cell table:style-name="Tableau3.A1" office:value-type="string">
            <text:p text:style-name="P12"><text:span text:style-name="T18">Card.</text:span></text:p>
          </table:table-cell>
          <table:table-cell table:style-name="Tableau3.A1" office:value-type="string">
            <text:p text:style-name="P12"><text:span text:style-name="T18">Description</text:span></text:p>
          </table:table-cell>
        </table:table-row>
        <table:table-row table:style-name="Tableau3.1">
          <table:table-cell table:style-name="Tableau3.A2" office:value-type="string">
            <text:p text:style-name="P12"><text:span text:style-name="T24">subscription_plan</text:span></text:p>
          </table:table-cell>
          <table:table-cell table:style-name="Tableau3.A2" office:value-type="string">
            <text:p text:style-name="P12"><text:span text:style-name="T15">plan_id</text:span></text:p>
          </table:table-cell>
          <table:table-cell table:style-name="Tableau3.A2" office:value-type="string">
            <text:p text:style-name="P12"><text:span text:style-name="T26">UUID PK</text:span></text:p>
          </table:table-cell>
          <table:table-cell table:style-name="Tableau3.A2" office:value-type="string">
            <text:p text:style-name="P6"><text:span text:style-name="T2">1,1</text:span></text:p>
          </table:table-cell>
          <table:table-cell table:style-name="Tableau3.A2" office:value-type="string">
            <text:p text:style-name="P12"><text:span text:style-name="T28">Identifiant unique du plan (ex: uuid v4)</text:span></text:p>
          </table:table-cell>
        </table:table-row>
        <table:table-row table:style-name="Tableau3.1">
          <table:table-cell table:style-name="Tableau3.A3" office:value-type="string">
            <text:p text:style-name="P9"/>
          </table:table-cell>
          <table:table-cell table:style-name="Tableau3.A3" office:value-type="string">
            <text:p text:style-name="P12"><text:span text:style-name="T15">plan_code</text:span></text:p>
          </table:table-cell>
          <table:table-cell table:style-name="Tableau3.A3" office:value-type="string">
            <text:p text:style-name="P12"><text:span text:style-name="T26">VARCHAR(50) UNIQUE</text:span></text:p>
          </table:table-cell>
          <table:table-cell table:style-name="Tableau3.A3" office:value-type="string">
            <text:p text:style-name="P6"><text:span text:style-name="T2">1,1</text:span></text:p>
          </table:table-cell>
          <table:table-cell table:style-name="Tableau3.A3" office:value-type="string">
            <text:p text:style-name="P12"><text:span text:style-name="T28">Code lisible : 'FREE', 'PREMIUM', 'PREMIUM_PLUS', 'B2B'</text:span></text:p>
          </table:table-cell>
        </table:table-row>
        <table:table-row table:style-name="Tableau3.1"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12"><text:span text:style-name="T15">name</text:span></text:p>
          </table:table-cell>
          <table:table-cell table:style-name="Tableau3.A2" office:value-type="string">
            <text:p text:style-name="P12"><text:span text:style-name="T26">VARCHAR(100)</text:span></text:p>
          </table:table-cell>
          <table:table-cell table:style-name="Tableau3.A2" office:value-type="string">
            <text:p text:style-name="P6"><text:span text:style-name="T2">1,1</text:span></text:p>
          </table:table-cell>
          <table:table-cell table:style-name="Tableau3.A2" office:value-type="string">
            <text:p text:style-name="P12"><text:span text:style-name="T28">Nom commercial du plan</text:span></text:p>
          </table:table-cell>
        </table:table-row>
        <table:table-row table:style-name="Tableau3.1">
          <table:table-cell table:style-name="Tableau3.A3" office:value-type="string">
            <text:p text:style-name="P9"/>
          </table:table-cell>
          <table:table-cell table:style-name="Tableau3.A3" office:value-type="string">
            <text:p text:style-name="P12"><text:span text:style-name="T15">description</text:span></text:p>
          </table:table-cell>
          <table:table-cell table:style-name="Tableau3.A3" office:value-type="string">
            <text:p text:style-name="P12"><text:span text:style-name="T26">TEXT</text:span></text:p>
          </table:table-cell>
          <table:table-cell table:style-name="Tableau3.A3" office:value-type="string">
            <text:p text:style-name="P6"><text:span text:style-name="T2">0,1</text:span></text:p>
          </table:table-cell>
          <table:table-cell table:style-name="Tableau3.A3" office:value-type="string">
            <text:p text:style-name="P12"><text:span text:style-name="T28">Description marketing du plan</text:span></text:p>
          </table:table-cell>
        </table:table-row>
        <table:table-row table:style-name="Tableau3.1"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12"><text:span text:style-name="T15">plan_type</text:span></text:p>
          </table:table-cell>
          <table:table-cell table:style-name="Tableau3.A2" office:value-type="string">
            <text:p text:style-name="P12"><text:span text:style-name="T27">ENUM('FREEMIUM','PREMIUM','PREMIUM_PLUS','B2B','CUSTOM')</text:span></text:p>
          </table:table-cell>
          <table:table-cell table:style-name="Tableau3.A2" office:value-type="string">
            <text:p text:style-name="P6"><text:span text:style-name="T2">1,1</text:span></text:p>
          </table:table-cell>
          <table:table-cell table:style-name="Tableau3.A2" office:value-type="string">
            <text:p text:style-name="P12"><text:span text:style-name="T28">Type de plan (énumération fermée)</text:span></text:p>
          </table:table-cell>
        </table:table-row>
        <table:table-row table:style-name="Tableau3.1">
          <table:table-cell table:style-name="Tableau3.A3" office:value-type="string">
            <text:p text:style-name="P9"/>
          </table:table-cell>
          <table:table-cell table:style-name="Tableau3.A3" office:value-type="string">
            <text:p text:style-name="P12"><text:span text:style-name="T15">billing_cycle</text:span></text:p>
          </table:table-cell>
          <table:table-cell table:style-name="Tableau3.A3" office:value-type="string">
            <text:p text:style-name="P12"><text:span text:style-name="T27">ENUM('MONTHLY','QUARTERLY','ANNUAL','LIFETIME')</text:span></text:p>
          </table:table-cell>
          <table:table-cell table:style-name="Tableau3.A3" office:value-type="string">
            <text:p text:style-name="P6"><text:span text:style-name="T2">1,1</text:span></text:p>
          </table:table-cell>
          <table:table-cell table:style-name="Tableau3.A3" office:value-type="string">
            <text:p text:style-name="P12"><text:span text:style-name="T28">Cycle de facturation</text:span></text:p>
          </table:table-cell>
        </table:table-row>
        <table:table-row table:style-name="Tableau3.1"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12"><text:span text:style-name="T15">price_ht</text:span></text:p>
          </table:table-cell>
          <table:table-cell table:style-name="Tableau3.A2" office:value-type="string">
            <text:p text:style-name="P12"><text:span text:style-name="T26">DECIMAL(10,2)</text:span></text:p>
          </table:table-cell>
          <table:table-cell table:style-name="Tableau3.A2" office:value-type="string">
            <text:p text:style-name="P6"><text:span text:style-name="T2">1,1</text:span></text:p>
          </table:table-cell>
          <table:table-cell table:style-name="Tableau3.A2" office:value-type="string">
            <text:p text:style-name="P12"><text:span text:style-name="T28">Prix HT en euros (0.00 pour Freemium)</text:span></text:p>
          </table:table-cell>
        </table:table-row>
        <table:table-row table:style-name="Tableau3.1">
          <table:table-cell table:style-name="Tableau3.A3" office:value-type="string">
            <text:p text:style-name="P9"/>
          </table:table-cell>
          <table:table-cell table:style-name="Tableau3.A3" office:value-type="string">
            <text:p text:style-name="P12"><text:span text:style-name="T15">price_ttc</text:span></text:p>
          </table:table-cell>
          <table:table-cell table:style-name="Tableau3.A3" office:value-type="string">
            <text:p text:style-name="P12"><text:span text:style-name="T26">DECIMAL(10,2)</text:span></text:p>
          </table:table-cell>
          <table:table-cell table:style-name="Tableau3.A3" office:value-type="string">
            <text:p text:style-name="P6"><text:span text:style-name="T2">1,1</text:span></text:p>
          </table:table-cell>
          <table:table-cell table:style-name="Tableau3.A3" office:value-type="string">
            <text:p text:style-name="P12"><text:span text:style-name="T28">Prix TTC calculé</text:span></text:p>
          </table:table-cell>
        </table:table-row>
        <table:table-row table:style-name="Tableau3.1"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12"><text:span text:style-name="T15">vat_rate</text:span></text:p>
          </table:table-cell>
          <table:table-cell table:style-name="Tableau3.A2" office:value-type="string">
            <text:p text:style-name="P12"><text:span text:style-name="T26">DECIMAL(5,4) DEFAULT 0.20</text:span></text:p>
          </table:table-cell>
          <table:table-cell table:style-name="Tableau3.A2" office:value-type="string">
            <text:p text:style-name="P6"><text:span text:style-name="T2">1,1</text:span></text:p>
          </table:table-cell>
          <table:table-cell table:style-name="Tableau3.A2" office:value-type="string">
            <text:p text:style-name="P12"><text:span text:style-name="T28">Taux TVA applicable</text:span></text:p>
          </table:table-cell>
        </table:table-row>
        <text:soft-page-break/>
        <table:table-row table:style-name="Tableau3.1">
          <table:table-cell table:style-name="Tableau3.A3" office:value-type="string">
            <text:p text:style-name="P9"/>
          </table:table-cell>
          <table:table-cell table:style-name="Tableau3.A3" office:value-type="string">
            <text:p text:style-name="P12"><text:span text:style-name="T15">currency</text:span></text:p>
          </table:table-cell>
          <table:table-cell table:style-name="Tableau3.A3" office:value-type="string">
            <text:p text:style-name="P12"><text:span text:style-name="T26">CHAR(3) DEFAULT 'EUR'</text:span></text:p>
          </table:table-cell>
          <table:table-cell table:style-name="Tableau3.A3" office:value-type="string">
            <text:p text:style-name="P6"><text:span text:style-name="T2">1,1</text:span></text:p>
          </table:table-cell>
          <table:table-cell table:style-name="Tableau3.A3" office:value-type="string">
            <text:p text:style-name="P12"><text:span text:style-name="T28">Code devise ISO 4217</text:span></text:p>
          </table:table-cell>
        </table:table-row>
        <table:table-row table:style-name="Tableau3.1"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12"><text:span text:style-name="T15">trial_days</text:span></text:p>
          </table:table-cell>
          <table:table-cell table:style-name="Tableau3.A2" office:value-type="string">
            <text:p text:style-name="P12"><text:span text:style-name="T26">SMALLINT DEFAULT 0</text:span></text:p>
          </table:table-cell>
          <table:table-cell table:style-name="Tableau3.A2" office:value-type="string">
            <text:p text:style-name="P6"><text:span text:style-name="T2">1,1</text:span></text:p>
          </table:table-cell>
          <table:table-cell table:style-name="Tableau3.A2" office:value-type="string">
            <text:p text:style-name="P12"><text:span text:style-name="T28">Jours d'essai gratuit offerts</text:span></text:p>
          </table:table-cell>
        </table:table-row>
        <table:table-row table:style-name="Tableau3.1">
          <table:table-cell table:style-name="Tableau3.A3" office:value-type="string">
            <text:p text:style-name="P9"/>
          </table:table-cell>
          <table:table-cell table:style-name="Tableau3.A3" office:value-type="string">
            <text:p text:style-name="P12"><text:span text:style-name="T15">max_users</text:span></text:p>
          </table:table-cell>
          <table:table-cell table:style-name="Tableau3.A3" office:value-type="string">
            <text:p text:style-name="P12"><text:span text:style-name="T26">SMALLINT DEFAULT 1</text:span></text:p>
          </table:table-cell>
          <table:table-cell table:style-name="Tableau3.A3" office:value-type="string">
            <text:p text:style-name="P6"><text:span text:style-name="T2">1,1</text:span></text:p>
          </table:table-cell>
          <table:table-cell table:style-name="Tableau3.A3" office:value-type="string">
            <text:p text:style-name="P12"><text:span text:style-name="T28">Nb max d'utilisateurs (B2B &gt;1)</text:span></text:p>
          </table:table-cell>
        </table:table-row>
        <table:table-row table:style-name="Tableau3.1"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12"><text:span text:style-name="T15">is_active</text:span></text:p>
          </table:table-cell>
          <table:table-cell table:style-name="Tableau3.A2" office:value-type="string">
            <text:p text:style-name="P12"><text:span text:style-name="T26">BOOLEAN DEFAULT TRUE</text:span></text:p>
          </table:table-cell>
          <table:table-cell table:style-name="Tableau3.A2" office:value-type="string">
            <text:p text:style-name="P6"><text:span text:style-name="T2">1,1</text:span></text:p>
          </table:table-cell>
          <table:table-cell table:style-name="Tableau3.A2" office:value-type="string">
            <text:p text:style-name="P12"><text:span text:style-name="T28">Plan commercialisable ou archivé</text:span></text:p>
          </table:table-cell>
        </table:table-row>
        <table:table-row table:style-name="Tableau3.1">
          <table:table-cell table:style-name="Tableau3.A3" office:value-type="string">
            <text:p text:style-name="P9"/>
          </table:table-cell>
          <table:table-cell table:style-name="Tableau3.A3" office:value-type="string">
            <text:p text:style-name="P12"><text:span text:style-name="T15">is_public</text:span></text:p>
          </table:table-cell>
          <table:table-cell table:style-name="Tableau3.A3" office:value-type="string">
            <text:p text:style-name="P12"><text:span text:style-name="T26">BOOLEAN DEFAULT TRUE</text:span></text:p>
          </table:table-cell>
          <table:table-cell table:style-name="Tableau3.A3" office:value-type="string">
            <text:p text:style-name="P6"><text:span text:style-name="T2">1,1</text:span></text:p>
          </table:table-cell>
          <table:table-cell table:style-name="Tableau3.A3" office:value-type="string">
            <text:p text:style-name="P12"><text:span text:style-name="T28">Visible sur la page tarifaire publique</text:span></text:p>
          </table:table-cell>
        </table:table-row>
        <table:table-row table:style-name="Tableau3.1"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12"><text:span text:style-name="T15">sort_order</text:span></text:p>
          </table:table-cell>
          <table:table-cell table:style-name="Tableau3.A2" office:value-type="string">
            <text:p text:style-name="P12"><text:span text:style-name="T26">SMALLINT DEFAULT 0</text:span></text:p>
          </table:table-cell>
          <table:table-cell table:style-name="Tableau3.A2" office:value-type="string">
            <text:p text:style-name="P6"><text:span text:style-name="T2">1,1</text:span></text:p>
          </table:table-cell>
          <table:table-cell table:style-name="Tableau3.A2" office:value-type="string">
            <text:p text:style-name="P12"><text:span text:style-name="T28">Ordre d'affichage dans l'UI</text:span></text:p>
          </table:table-cell>
        </table:table-row>
        <table:table-row table:style-name="Tableau3.1">
          <table:table-cell table:style-name="Tableau3.A3" office:value-type="string">
            <text:p text:style-name="P9"/>
          </table:table-cell>
          <table:table-cell table:style-name="Tableau3.A3" office:value-type="string">
            <text:p text:style-name="P12"><text:span text:style-name="T15">created_at</text:span></text:p>
          </table:table-cell>
          <table:table-cell table:style-name="Tableau3.A3" office:value-type="string">
            <text:p text:style-name="P12"><text:span text:style-name="T26">TIMESTAMPTZ DEFAULT NOW()</text:span></text:p>
          </table:table-cell>
          <table:table-cell table:style-name="Tableau3.A3" office:value-type="string">
            <text:p text:style-name="P6"><text:span text:style-name="T2">1,1</text:span></text:p>
          </table:table-cell>
          <table:table-cell table:style-name="Tableau3.A3" office:value-type="string">
            <text:p text:style-name="P12"><text:span text:style-name="T28">Date de création du plan</text:span></text:p>
          </table:table-cell>
        </table:table-row>
        <table:table-row table:style-name="Tableau3.1"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12"><text:span text:style-name="T15">updated_at</text:span></text:p>
          </table:table-cell>
          <table:table-cell table:style-name="Tableau3.A2" office:value-type="string">
            <text:p text:style-name="P12"><text:span text:style-name="T26">TIMESTAMPTZ DEFAULT NOW()</text:span></text:p>
          </table:table-cell>
          <table:table-cell table:style-name="Tableau3.A2" office:value-type="string">
            <text:p text:style-name="P6"><text:span text:style-name="T2">1,1</text:span></text:p>
          </table:table-cell>
          <table:table-cell table:style-name="Tableau3.A2" office:value-type="string">
            <text:p text:style-name="P12"><text:span text:style-name="T28">Dernière mise à jour</text:span></text:p>
          </table:table-cell>
        </table:table-row>
        <table:table-row table:style-name="Tableau3.1">
          <table:table-cell table:style-name="Tableau3.A3" office:value-type="string">
            <text:p text:style-name="P9"/>
          </table:table-cell>
          <table:table-cell table:style-name="Tableau3.A3" office:value-type="string">
            <text:p text:style-name="P12"><text:span text:style-name="T15">deprecated_at</text:span></text:p>
          </table:table-cell>
          <table:table-cell table:style-name="Tableau3.A3" office:value-type="string">
            <text:p text:style-name="P12"><text:span text:style-name="T26">TIMESTAMPTZ NULL</text:span></text:p>
          </table:table-cell>
          <table:table-cell table:style-name="Tableau3.A3" office:value-type="string">
            <text:p text:style-name="P6"><text:span text:style-name="T2">0,1</text:span></text:p>
          </table:table-cell>
          <table:table-cell table:style-name="Tableau3.A3" office:value-type="string">
            <text:p text:style-name="P12"><text:span text:style-name="T28">Date d'archivage/dépreciation</text:span></text:p>
          </table:table-cell>
        </table:table-row>
      </table:table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au4.1">
          <table:table-cell table:style-name="Tableau4.A1" office:value-type="string">
            <text:p text:style-name="P12"><text:span text:style-name="T18">Table</text:span></text:p>
          </table:table-cell>
          <table:table-cell table:style-name="Tableau4.A1" office:value-type="string">
            <text:p text:style-name="P12"><text:span text:style-name="T18">Attribut</text:span></text:p>
          </table:table-cell>
          <table:table-cell table:style-name="Tableau4.A1" office:value-type="string">
            <text:p text:style-name="P12"><text:span text:style-name="T18">Type</text:span></text:p>
          </table:table-cell>
          <table:table-cell table:style-name="Tableau4.A1" office:value-type="string">
            <text:p text:style-name="P12"><text:span text:style-name="T18">Card.</text:span></text:p>
          </table:table-cell>
          <table:table-cell table:style-name="Tableau4.A1" office:value-type="string">
            <text:p text:style-name="P12"><text:span text:style-name="T18">Description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12"><text:span text:style-name="T17"><text:s text:c="2"/>MODULE 1 — CATALOGUE DES FEATURES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au5.1">
          <table:table-cell table:style-name="Tableau5.A1" office:value-type="string">
            <text:p text:style-name="P12"><text:span text:style-name="T18">Table</text:span></text:p>
          </table:table-cell>
          <table:table-cell table:style-name="Tableau5.A1" office:value-type="string">
            <text:p text:style-name="P12"><text:span text:style-name="T18">Attribut</text:span></text:p>
          </table:table-cell>
          <table:table-cell table:style-name="Tableau5.A1" office:value-type="string">
            <text:p text:style-name="P12"><text:span text:style-name="T18">Type</text:span></text:p>
          </table:table-cell>
          <table:table-cell table:style-name="Tableau5.A1" office:value-type="string">
            <text:p text:style-name="P12"><text:span text:style-name="T18">Card.</text:span></text:p>
          </table:table-cell>
          <table:table-cell table:style-name="Tableau5.A1" office:value-type="string">
            <text:p text:style-name="P12"><text:span text:style-name="T18">Description</text:span></text:p>
          </table:table-cell>
        </table:table-row>
        <table:table-row table:style-name="Tableau5.1">
          <table:table-cell table:style-name="Tableau5.A2" office:value-type="string">
            <text:p text:style-name="P12"><text:span text:style-name="T24">feature</text:span></text:p>
          </table:table-cell>
          <table:table-cell table:style-name="Tableau5.A2" office:value-type="string">
            <text:p text:style-name="P12"><text:span text:style-name="T15">feature_id</text:span></text:p>
          </table:table-cell>
          <table:table-cell table:style-name="Tableau5.A2" office:value-type="string">
            <text:p text:style-name="P12"><text:span text:style-name="T26">UUID PK</text:span></text:p>
          </table:table-cell>
          <table:table-cell table:style-name="Tableau5.A2" office:value-type="string">
            <text:p text:style-name="P6"><text:span text:style-name="T2">1,1</text:span></text:p>
          </table:table-cell>
          <table:table-cell table:style-name="Tableau5.A2" office:value-type="string">
            <text:p text:style-name="P12"><text:span text:style-name="T28">Identifiant unique de la fonctionnalité</text:span></text:p>
          </table:table-cell>
        </table:table-row>
        <table:table-row table:style-name="Tableau5.1">
          <table:table-cell table:style-name="Tableau5.A3" office:value-type="string">
            <text:p text:style-name="P9"/>
          </table:table-cell>
          <table:table-cell table:style-name="Tableau5.A3" office:value-type="string">
            <text:p text:style-name="P12"><text:span text:style-name="T15">feature</text:span><text:soft-page-break/><text:span text:style-name="T15">_code</text:span></text:p>
          </table:table-cell>
          <table:table-cell table:style-name="Tableau5.A3" office:value-type="string">
            <text:p text:style-name="P12"><text:span text:style-name="T26">VARCHAR(100) UNIQUE</text:span></text:p>
          </table:table-cell>
          <table:table-cell table:style-name="Tableau5.A3" office:value-type="string">
            <text:p text:style-name="P6"><text:span text:style-name="T2">1,</text:span><text:soft-page-break/><text:span text:style-name="T2">1</text:span></text:p>
          </table:table-cell>
          <table:table-cell table:style-name="Tableau5.A3" office:value-type="string">
            <text:p text:style-name="P12"><text:span text:style-name="T28">Code technique </text:span><text:soft-page-break/><text:span text:style-name="T28">: 'AI_RECOMMENDATIONS', 'BIOMETRIC_SYNC'...</text:span></text:p>
          </table:table-cell>
        </table:table-row>
        <table:table-row table:style-name="Tableau5.1">
          <table:table-cell table:style-name="Tableau5.A2" office:value-type="string">
            <text:p text:style-name="P9"/>
          </table:table-cell>
          <table:table-cell table:style-name="Tableau5.A2" office:value-type="string">
            <text:p text:style-name="P12"><text:span text:style-name="T15">name</text:span></text:p>
          </table:table-cell>
          <table:table-cell table:style-name="Tableau5.A2" office:value-type="string">
            <text:p text:style-name="P12"><text:span text:style-name="T26">VARCHAR(150)</text:span></text:p>
          </table:table-cell>
          <table:table-cell table:style-name="Tableau5.A2" office:value-type="string">
            <text:p text:style-name="P6"><text:span text:style-name="T2">1,1</text:span></text:p>
          </table:table-cell>
          <table:table-cell table:style-name="Tableau5.A2" office:value-type="string">
            <text:p text:style-name="P12"><text:span text:style-name="T28">Libellé lisible de la feature</text:span></text:p>
          </table:table-cell>
        </table:table-row>
        <table:table-row table:style-name="Tableau5.1">
          <table:table-cell table:style-name="Tableau5.A3" office:value-type="string">
            <text:p text:style-name="P9"/>
          </table:table-cell>
          <table:table-cell table:style-name="Tableau5.A3" office:value-type="string">
            <text:p text:style-name="P12"><text:span text:style-name="T15">description</text:span></text:p>
          </table:table-cell>
          <table:table-cell table:style-name="Tableau5.A3" office:value-type="string">
            <text:p text:style-name="P12"><text:span text:style-name="T26">TEXT</text:span></text:p>
          </table:table-cell>
          <table:table-cell table:style-name="Tableau5.A3" office:value-type="string">
            <text:p text:style-name="P6"><text:span text:style-name="T2">0,1</text:span></text:p>
          </table:table-cell>
          <table:table-cell table:style-name="Tableau5.A3" office:value-type="string">
            <text:p text:style-name="P12"><text:span text:style-name="T28">Description fonctionnelle détaillée</text:span></text:p>
          </table:table-cell>
        </table:table-row>
        <table:table-row table:style-name="Tableau5.1">
          <table:table-cell table:style-name="Tableau5.A2" office:value-type="string">
            <text:p text:style-name="P9"/>
          </table:table-cell>
          <table:table-cell table:style-name="Tableau5.A2" office:value-type="string">
            <text:p text:style-name="P12"><text:span text:style-name="T15">category</text:span></text:p>
          </table:table-cell>
          <table:table-cell table:style-name="Tableau5.A2" office:value-type="string">
            <text:p text:style-name="P12"><text:span text:style-name="T27">ENUM('NUTRITION','FITNESS','ANALYTICS','IA','ADMIN','INTEGRATION','SOCIAL')</text:span></text:p>
          </table:table-cell>
          <table:table-cell table:style-name="Tableau5.A2" office:value-type="string">
            <text:p text:style-name="P6"><text:span text:style-name="T2">1,1</text:span></text:p>
          </table:table-cell>
          <table:table-cell table:style-name="Tableau5.A2" office:value-type="string">
            <text:p text:style-name="P12"><text:span text:style-name="T28">Catégorie de la feature</text:span></text:p>
          </table:table-cell>
        </table:table-row>
        <table:table-row table:style-name="Tableau5.1">
          <table:table-cell table:style-name="Tableau5.A3" office:value-type="string">
            <text:p text:style-name="P9"/>
          </table:table-cell>
          <table:table-cell table:style-name="Tableau5.A3" office:value-type="string">
            <text:p text:style-name="P12"><text:span text:style-name="T15">access_type</text:span></text:p>
          </table:table-cell>
          <table:table-cell table:style-name="Tableau5.A3" office:value-type="string">
            <text:p text:style-name="P12"><text:span text:style-name="T26">ENUM('BOOLEAN','QUOTA','UNLIMITED')</text:span></text:p>
          </table:table-cell>
          <table:table-cell table:style-name="Tableau5.A3" office:value-type="string">
            <text:p text:style-name="P6"><text:span text:style-name="T2">1,1</text:span></text:p>
          </table:table-cell>
          <table:table-cell table:style-name="Tableau5.A3" office:value-type="string">
            <text:p text:style-name="P12"><text:span text:style-name="T28">Type d'accès : présent/absent, limité, illimité</text:span></text:p>
          </table:table-cell>
        </table:table-row>
        <table:table-row table:style-name="Tableau5.1">
          <table:table-cell table:style-name="Tableau5.A2" office:value-type="string">
            <text:p text:style-name="P9"/>
          </table:table-cell>
          <table:table-cell table:style-name="Tableau5.A2" office:value-type="string">
            <text:p text:style-name="P12"><text:span text:style-name="T15">default_quota</text:span></text:p>
          </table:table-cell>
          <table:table-cell table:style-name="Tableau5.A2" office:value-type="string">
            <text:p text:style-name="P12"><text:span text:style-name="T26">INTEGER NULL</text:span></text:p>
          </table:table-cell>
          <table:table-cell table:style-name="Tableau5.A2" office:value-type="string">
            <text:p text:style-name="P6"><text:span text:style-name="T2">0,1</text:span></text:p>
          </table:table-cell>
          <table:table-cell table:style-name="Tableau5.A2" office:value-type="string">
            <text:p text:style-name="P12"><text:span text:style-name="T28">Quota par défaut si access_type=QUOTA (ex: 5 recettes/mois)</text:span></text:p>
          </table:table-cell>
        </table:table-row>
        <table:table-row table:style-name="Tableau5.1">
          <table:table-cell table:style-name="Tableau5.A3" office:value-type="string">
            <text:p text:style-name="P9"/>
          </table:table-cell>
          <table:table-cell table:style-name="Tableau5.A3" office:value-type="string">
            <text:p text:style-name="P12"><text:span text:style-name="T15">ui_icon</text:span></text:p>
          </table:table-cell>
          <table:table-cell table:style-name="Tableau5.A3" office:value-type="string">
            <text:p text:style-name="P12"><text:span text:style-name="T26">VARCHAR(200) NULL</text:span></text:p>
          </table:table-cell>
          <table:table-cell table:style-name="Tableau5.A3" office:value-type="string">
            <text:p text:style-name="P6"><text:span text:style-name="T2">0,1</text:span></text:p>
          </table:table-cell>
          <table:table-cell table:style-name="Tableau5.A3" office:value-type="string">
            <text:p text:style-name="P12"><text:span text:style-name="T28">URL icône pour affichage dans l'interface</text:span></text:p>
          </table:table-cell>
        </table:table-row>
        <table:table-row table:style-name="Tableau5.1">
          <table:table-cell table:style-name="Tableau5.A2" office:value-type="string">
            <text:p text:style-name="P9"/>
          </table:table-cell>
          <table:table-cell table:style-name="Tableau5.A2" office:value-type="string">
            <text:p text:style-name="P12"><text:span text:style-name="T15">is_active</text:span></text:p>
          </table:table-cell>
          <table:table-cell table:style-name="Tableau5.A2" office:value-type="string">
            <text:p text:style-name="P12"><text:span text:style-name="T26">BOOLEAN DEFAULT TRUE</text:span></text:p>
          </table:table-cell>
          <table:table-cell table:style-name="Tableau5.A2" office:value-type="string">
            <text:p text:style-name="P6"><text:span text:style-name="T2">1,1</text:span></text:p>
          </table:table-cell>
          <table:table-cell table:style-name="Tableau5.A2" office:value-type="string">
            <text:p text:style-name="P12"><text:span text:style-name="T28">Feature disponible dans le catalogue</text:span></text:p>
          </table:table-cell>
        </table:table-row>
        <table:table-row table:style-name="Tableau5.1">
          <table:table-cell table:style-name="Tableau5.A3" office:value-type="string">
            <text:p text:style-name="P9"/>
          </table:table-cell>
          <table:table-cell table:style-name="Tableau5.A3" office:value-type="string">
            <text:p text:style-name="P12"><text:span text:style-name="T15">created_at</text:span></text:p>
          </table:table-cell>
          <table:table-cell table:style-name="Tableau5.A3" office:value-type="string">
            <text:p text:style-name="P12"><text:span text:style-name="T26">TIMESTAMPTZ DEFAULT NOW()</text:span></text:p>
          </table:table-cell>
          <table:table-cell table:style-name="Tableau5.A3" office:value-type="string">
            <text:p text:style-name="P6"><text:span text:style-name="T2">1,1</text:span></text:p>
          </table:table-cell>
          <table:table-cell table:style-name="Tableau5.A3" office:value-type="string">
            <text:p text:style-name="P12"><text:span text:style-name="T28">Date création</text:span></text:p>
          </table:table-cell>
        </table:table-row>
      </table:table>
      <text:p text:style-name="P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au6.1">
          <table:table-cell table:style-name="Tableau6.A1" office:value-type="string">
            <text:p text:style-name="P12"><text:span text:style-name="T18">Table</text:span></text:p>
          </table:table-cell>
          <table:table-cell table:style-name="Tableau6.A1" office:value-type="string">
            <text:p text:style-name="P12"><text:span text:style-name="T18">Attribut</text:span></text:p>
          </table:table-cell>
          <table:table-cell table:style-name="Tableau6.A1" office:value-type="string">
            <text:p text:style-name="P12"><text:span text:style-name="T18">Type</text:span></text:p>
          </table:table-cell>
          <table:table-cell table:style-name="Tableau6.A1" office:value-type="string">
            <text:p text:style-name="P12"><text:span text:style-name="T18">Card.</text:span></text:p>
          </table:table-cell>
          <table:table-cell table:style-name="Tableau6.A1" office:value-type="string">
            <text:p text:style-name="P12"><text:span text:style-name="T18">Description</text:span></text:p>
          </table:table-cell>
        </table:table-row>
        <table:table-row table:style-name="Tableau6.1">
          <table:table-cell table:style-name="Tableau6.A2" table:number-columns-spanned="5" office:value-type="string">
            <text:p text:style-name="P12"><text:span text:style-name="T17"><text:s text:c="2"/>MODULE 1 — ASSOCIATION PLAN &lt;-&gt; FEATURE (table pivot enrichie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ext:soft-page-break/>
        <table:table-row table:style-name="Tableau7.1">
          <table:table-cell table:style-name="Tableau7.A1" office:value-type="string">
            <text:p text:style-name="P12"><text:span text:style-name="T18">Table</text:span></text:p>
          </table:table-cell>
          <table:table-cell table:style-name="Tableau7.A1" office:value-type="string">
            <text:p text:style-name="P12"><text:span text:style-name="T18">Attribut</text:span></text:p>
          </table:table-cell>
          <table:table-cell table:style-name="Tableau7.A1" office:value-type="string">
            <text:p text:style-name="P12"><text:span text:style-name="T18">Type</text:span></text:p>
          </table:table-cell>
          <table:table-cell table:style-name="Tableau7.A1" office:value-type="string">
            <text:p text:style-name="P12"><text:span text:style-name="T18">Card.</text:span></text:p>
          </table:table-cell>
          <table:table-cell table:style-name="Tableau7.A1" office:value-type="string">
            <text:p text:style-name="P12"><text:span text:style-name="T18">Description</text:span></text:p>
          </table:table-cell>
        </table:table-row>
        <table:table-row table:style-name="Tableau7.1">
          <table:table-cell table:style-name="Tableau7.A2" office:value-type="string">
            <text:p text:style-name="P12"><text:span text:style-name="T24">plan_feature</text:span></text:p>
          </table:table-cell>
          <table:table-cell table:style-name="Tableau7.A2" office:value-type="string">
            <text:p text:style-name="P12"><text:span text:style-name="T15">plan_id</text:span></text:p>
          </table:table-cell>
          <table:table-cell table:style-name="Tableau7.A2" office:value-type="string">
            <text:p text:style-name="P12"><text:span text:style-name="T26">UUID FK → subscription_plan</text:span></text:p>
          </table:table-cell>
          <table:table-cell table:style-name="Tableau7.A2" office:value-type="string">
            <text:p text:style-name="P6"><text:span text:style-name="T2">1,N</text:span></text:p>
          </table:table-cell>
          <table:table-cell table:style-name="Tableau7.A2" office:value-type="string">
            <text:p text:style-name="P12"><text:span text:style-name="T28">Référence au plan</text:span></text:p>
          </table:table-cell>
        </table:table-row>
        <table:table-row table:style-name="Tableau7.1">
          <table:table-cell table:style-name="Tableau7.A3" office:value-type="string">
            <text:p text:style-name="P9"/>
          </table:table-cell>
          <table:table-cell table:style-name="Tableau7.A3" office:value-type="string">
            <text:p text:style-name="P12"><text:span text:style-name="T15">feature_id</text:span></text:p>
          </table:table-cell>
          <table:table-cell table:style-name="Tableau7.A3" office:value-type="string">
            <text:p text:style-name="P12"><text:span text:style-name="T26">UUID FK → feature</text:span></text:p>
          </table:table-cell>
          <table:table-cell table:style-name="Tableau7.A3" office:value-type="string">
            <text:p text:style-name="P6"><text:span text:style-name="T2">1,N</text:span></text:p>
          </table:table-cell>
          <table:table-cell table:style-name="Tableau7.A3" office:value-type="string">
            <text:p text:style-name="P12"><text:span text:style-name="T28">Référence à la feature</text:span></text:p>
          </table:table-cell>
        </table:table-row>
        <table:table-row table:style-name="Tableau7.1">
          <table:table-cell table:style-name="Tableau7.A2" office:value-type="string">
            <text:p text:style-name="P9"/>
          </table:table-cell>
          <table:table-cell table:style-name="Tableau7.A2" office:value-type="string">
            <text:p text:style-name="P12"><text:span text:style-name="T15">access_type_override</text:span></text:p>
          </table:table-cell>
          <table:table-cell table:style-name="Tableau7.A2" office:value-type="string">
            <text:p text:style-name="P12"><text:span text:style-name="T27">ENUM('BOOLEAN','QUOTA','UNLIMITED') NULL</text:span></text:p>
          </table:table-cell>
          <table:table-cell table:style-name="Tableau7.A2" office:value-type="string">
            <text:p text:style-name="P6"><text:span text:style-name="T2">0,1</text:span></text:p>
          </table:table-cell>
          <table:table-cell table:style-name="Tableau7.A2" office:value-type="string">
            <text:p text:style-name="P12"><text:span text:style-name="T28">Surcharge du type d'accès pour ce plan</text:span></text:p>
          </table:table-cell>
        </table:table-row>
        <table:table-row table:style-name="Tableau7.1">
          <table:table-cell table:style-name="Tableau7.A3" office:value-type="string">
            <text:p text:style-name="P9"/>
          </table:table-cell>
          <table:table-cell table:style-name="Tableau7.A3" office:value-type="string">
            <text:p text:style-name="P12"><text:span text:style-name="T15">quota_value</text:span></text:p>
          </table:table-cell>
          <table:table-cell table:style-name="Tableau7.A3" office:value-type="string">
            <text:p text:style-name="P12"><text:span text:style-name="T26">INTEGER NULL</text:span></text:p>
          </table:table-cell>
          <table:table-cell table:style-name="Tableau7.A3" office:value-type="string">
            <text:p text:style-name="P6"><text:span text:style-name="T2">0,1</text:span></text:p>
          </table:table-cell>
          <table:table-cell table:style-name="Tableau7.A3" office:value-type="string">
            <text:p text:style-name="P12"><text:span text:style-name="T28">Quota spécifique à ce plan (si QUOTA)</text:span></text:p>
          </table:table-cell>
        </table:table-row>
        <table:table-row table:style-name="Tableau7.1">
          <table:table-cell table:style-name="Tableau7.A2" office:value-type="string">
            <text:p text:style-name="P9"/>
          </table:table-cell>
          <table:table-cell table:style-name="Tableau7.A2" office:value-type="string">
            <text:p text:style-name="P12"><text:span text:style-name="T15">is_included</text:span></text:p>
          </table:table-cell>
          <table:table-cell table:style-name="Tableau7.A2" office:value-type="string">
            <text:p text:style-name="P12"><text:span text:style-name="T26">BOOLEAN DEFAULT TRUE</text:span></text:p>
          </table:table-cell>
          <table:table-cell table:style-name="Tableau7.A2" office:value-type="string">
            <text:p text:style-name="P6"><text:span text:style-name="T2">1,1</text:span></text:p>
          </table:table-cell>
          <table:table-cell table:style-name="Tableau7.A2" office:value-type="string">
            <text:p text:style-name="P12"><text:span text:style-name="T28">Feature incluse (TRUE) ou exclue/add-on (FALSE)</text:span></text:p>
          </table:table-cell>
        </table:table-row>
        <table:table-row table:style-name="Tableau7.1">
          <table:table-cell table:style-name="Tableau7.A3" office:value-type="string">
            <text:p text:style-name="P9"/>
          </table:table-cell>
          <table:table-cell table:style-name="Tableau7.A3" office:value-type="string">
            <text:p text:style-name="P12"><text:span text:style-name="T15">highlight</text:span></text:p>
          </table:table-cell>
          <table:table-cell table:style-name="Tableau7.A3" office:value-type="string">
            <text:p text:style-name="P12"><text:span text:style-name="T26">BOOLEAN DEFAULT FALSE</text:span></text:p>
          </table:table-cell>
          <table:table-cell table:style-name="Tableau7.A3" office:value-type="string">
            <text:p text:style-name="P6"><text:span text:style-name="T2">1,1</text:span></text:p>
          </table:table-cell>
          <table:table-cell table:style-name="Tableau7.A3" office:value-type="string">
            <text:p text:style-name="P12"><text:span text:style-name="T28">Mettre en avant dans la page tarifaire</text:span></text:p>
          </table:table-cell>
        </table:table-row>
        <table:table-row table:style-name="Tableau7.1">
          <table:table-cell table:style-name="Tableau7.A2" office:value-type="string">
            <text:p text:style-name="P9"/>
          </table:table-cell>
          <table:table-cell table:style-name="Tableau7.A2" office:value-type="string">
            <text:p text:style-name="P12"><text:span text:style-name="T15">effective_from</text:span></text:p>
          </table:table-cell>
          <table:table-cell table:style-name="Tableau7.A2" office:value-type="string">
            <text:p text:style-name="P12"><text:span text:style-name="T26">TIMESTAMPTZ DEFAULT NOW()</text:span></text:p>
          </table:table-cell>
          <table:table-cell table:style-name="Tableau7.A2" office:value-type="string">
            <text:p text:style-name="P6"><text:span text:style-name="T2">1,1</text:span></text:p>
          </table:table-cell>
          <table:table-cell table:style-name="Tableau7.A2" office:value-type="string">
            <text:p text:style-name="P12"><text:span text:style-name="T28">Début de validité de l'association</text:span></text:p>
          </table:table-cell>
        </table:table-row>
        <table:table-row table:style-name="Tableau7.1">
          <table:table-cell table:style-name="Tableau7.A3" office:value-type="string">
            <text:p text:style-name="P9"/>
          </table:table-cell>
          <table:table-cell table:style-name="Tableau7.A3" office:value-type="string">
            <text:p text:style-name="P12"><text:span text:style-name="T15">effective_until</text:span></text:p>
          </table:table-cell>
          <table:table-cell table:style-name="Tableau7.A3" office:value-type="string">
            <text:p text:style-name="P12"><text:span text:style-name="T26">TIMESTAMPTZ NULL</text:span></text:p>
          </table:table-cell>
          <table:table-cell table:style-name="Tableau7.A3" office:value-type="string">
            <text:p text:style-name="P6"><text:span text:style-name="T2">0,1</text:span></text:p>
          </table:table-cell>
          <table:table-cell table:style-name="Tableau7.A3" office:value-type="string">
            <text:p text:style-name="P12"><text:span text:style-name="T28">Fin de validité </text:span><text:soft-page-break/><text:span text:style-name="T28">(gestion des évolutions de plans)</text:span></text:p>
          </table:table-cell>
        </table:table-row>
        <table:table-row table:style-name="Tableau7.1">
          <table:table-cell table:style-name="Tableau7.A2" office:value-type="string">
            <text:p text:style-name="P9"/>
          </table:table-cell>
          <table:table-cell table:style-name="Tableau7.A2" office:value-type="string">
            <text:p text:style-name="P12"><text:span text:style-name="T15">PK</text:span></text:p>
          </table:table-cell>
          <table:table-cell table:style-name="Tableau7.A2" office:value-type="string">
            <text:p text:style-name="P12"><text:span text:style-name="T26">(plan_id, feature_id)</text:span></text:p>
          </table:table-cell>
          <table:table-cell table:style-name="Tableau7.A2" office:value-type="string">
            <text:p text:style-name="P6"><text:span text:style-name="T2">—</text:span></text:p>
          </table:table-cell>
          <table:table-cell table:style-name="Tableau7.A2" office:value-type="string">
            <text:p text:style-name="P12"><text:span text:style-name="T28">Clé primaire composite</text:span></text:p>
          </table:table-cell>
        </table:table-row>
      </table:table>
      <text:p text:style-name="P8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 table:style-name="Tableau8.1">
          <table:table-cell table:style-name="Tableau8.A1" office:value-type="string">
            <text:p text:style-name="P12"><text:span text:style-name="T18">Table</text:span></text:p>
          </table:table-cell>
          <table:table-cell table:style-name="Tableau8.A1" office:value-type="string">
            <text:p text:style-name="P12"><text:span text:style-name="T18">Attribut</text:span></text:p>
          </table:table-cell>
          <table:table-cell table:style-name="Tableau8.A1" office:value-type="string">
            <text:p text:style-name="P12"><text:span text:style-name="T18">Type</text:span></text:p>
          </table:table-cell>
          <table:table-cell table:style-name="Tableau8.A1" office:value-type="string">
            <text:p text:style-name="P12"><text:span text:style-name="T18">Card.</text:span></text:p>
          </table:table-cell>
          <table:table-cell table:style-name="Tableau8.A1" office:value-type="string">
            <text:p text:style-name="P12"><text:span text:style-name="T18">Description</text:span></text:p>
          </table:table-cell>
        </table:table-row>
        <table:table-row table:style-name="Tableau8.1">
          <table:table-cell table:style-name="Tableau8.A2" table:number-columns-spanned="5" office:value-type="string">
            <text:p text:style-name="P12"><text:span text:style-name="T17"><text:s text:c="2"/>MODULE 2 — ABONNEMENTS UTILISATEURS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row table:style-name="Tableau9.1">
          <table:table-cell table:style-name="Tableau9.A1" office:value-type="string">
            <text:p text:style-name="P12"><text:span text:style-name="T18">Table</text:span></text:p>
          </table:table-cell>
          <table:table-cell table:style-name="Tableau9.A1" office:value-type="string">
            <text:p text:style-name="P12"><text:span text:style-name="T18">Attribut</text:span></text:p>
          </table:table-cell>
          <table:table-cell table:style-name="Tableau9.A1" office:value-type="string">
            <text:p text:style-name="P12"><text:span text:style-name="T18">Type</text:span></text:p>
          </table:table-cell>
          <table:table-cell table:style-name="Tableau9.A1" office:value-type="string">
            <text:p text:style-name="P12"><text:span text:style-name="T18">Card.</text:span></text:p>
          </table:table-cell>
          <table:table-cell table:style-name="Tableau9.A1" office:value-type="string">
            <text:p text:style-name="P12"><text:span text:style-name="T18">Description</text:span></text:p>
          </table:table-cell>
        </table:table-row>
        <table:table-row table:style-name="Tableau9.1">
          <table:table-cell table:style-name="Tableau9.A2" office:value-type="string">
            <text:p text:style-name="P12"><text:span text:style-name="T24">subscription</text:span></text:p>
          </table:table-cell>
          <table:table-cell table:style-name="Tableau9.A2" office:value-type="string">
            <text:p text:style-name="P12"><text:span text:style-name="T15">subscription_id</text:span></text:p>
          </table:table-cell>
          <table:table-cell table:style-name="Tableau9.A2" office:value-type="string">
            <text:p text:style-name="P12"><text:span text:style-name="T26">UUID PK</text:span></text:p>
          </table:table-cell>
          <table:table-cell table:style-name="Tableau9.A2" office:value-type="string">
            <text:p text:style-name="P6"><text:span text:style-name="T2">1,1</text:span></text:p>
          </table:table-cell>
          <table:table-cell table:style-name="Tableau9.A2" office:value-type="string">
            <text:p text:style-name="P12"><text:span text:style-name="T28">Identifiant unique de l'abonnement</text:span></text:p>
          </table:table-cell>
        </table:table-row>
        <table:table-row table:style-name="Tableau9.1">
          <table:table-cell table:style-name="Tableau9.A3" office:value-type="string">
            <text:p text:style-name="P9"/>
          </table:table-cell>
          <table:table-cell table:style-name="Tableau9.A3" office:value-type="string">
            <text:p text:style-name="P12"><text:span text:style-name="T15">user_id</text:span></text:p>
          </table:table-cell>
          <table:table-cell table:style-name="Tableau9.A3" office:value-type="string">
            <text:p text:style-name="P12"><text:span text:style-name="T26">UUID FK → user_</text:span></text:p>
          </table:table-cell>
          <table:table-cell table:style-name="Tableau9.A3" office:value-type="string">
            <text:p text:style-name="P6"><text:span text:style-name="T2">1,1</text:span></text:p>
          </table:table-cell>
          <table:table-cell table:style-name="Tableau9.A3" office:value-type="string">
            <text:p text:style-name="P12"><text:span text:style-name="T28">Utilisateur concerné</text:span></text:p>
          </table:table-cell>
        </table:table-row>
        <table:table-row table:style-name="Tableau9.1">
          <table:table-cell table:style-name="Tableau9.A2" office:value-type="string">
            <text:p text:style-name="P9"/>
          </table:table-cell>
          <table:table-cell table:style-name="Tableau9.A2" office:value-type="string">
            <text:p text:style-name="P12"><text:span text:style-name="T15">plan_id</text:span></text:p>
          </table:table-cell>
          <table:table-cell table:style-name="Tableau9.A2" office:value-type="string">
            <text:p text:style-name="P12"><text:span text:style-name="T26">UUID FK → subscription_plan</text:span></text:p>
          </table:table-cell>
          <table:table-cell table:style-name="Tableau9.A2" office:value-type="string">
            <text:p text:style-name="P6"><text:span text:style-name="T2">1,1</text:span></text:p>
          </table:table-cell>
          <table:table-cell table:style-name="Tableau9.A2" office:value-type="string">
            <text:p text:style-name="P12"><text:span text:style-name="T28">Plan souscrit</text:span></text:p>
          </table:table-cell>
        </table:table-row>
        <table:table-row table:style-name="Tableau9.1">
          <table:table-cell table:style-name="Tableau9.A3" office:value-type="string">
            <text:p text:style-name="P9"/>
          </table:table-cell>
          <table:table-cell table:style-name="Tableau9.A3" office:value-type="string">
            <text:p text:style-name="P12"><text:span text:style-name="T15">status</text:span></text:p>
          </table:table-cell>
          <table:table-cell table:style-name="Tableau9.A3" office:value-type="string">
            <text:p text:style-name="P12"><text:span text:style-name="T27">ENUM('TRIAL','ACTIVE','PAUSED','CANCELLED','EXPIRED','PENDING_PAYMENT','PAST_DUE')</text:span></text:p>
          </table:table-cell>
          <table:table-cell table:style-name="Tableau9.A3" office:value-type="string">
            <text:p text:style-name="P6"><text:span text:style-name="T2">1,1</text:span></text:p>
          </table:table-cell>
          <table:table-cell table:style-name="Tableau9.A3" office:value-type="string">
            <text:p text:style-name="P12"><text:span text:style-name="T28">Statut courant de l'abonnement</text:span></text:p>
          </table:table-cell>
        </table:table-row>
        <text:soft-page-break/>
        <table:table-row table:style-name="Tableau9.1">
          <table:table-cell table:style-name="Tableau9.A2" office:value-type="string">
            <text:p text:style-name="P9"/>
          </table:table-cell>
          <table:table-cell table:style-name="Tableau9.A2" office:value-type="string">
            <text:p text:style-name="P12"><text:span text:style-name="T15">start_date</text:span></text:p>
          </table:table-cell>
          <table:table-cell table:style-name="Tableau9.A2" office:value-type="string">
            <text:p text:style-name="P12"><text:span text:style-name="T26">TIMESTAMPTZ NOT NULL</text:span></text:p>
          </table:table-cell>
          <table:table-cell table:style-name="Tableau9.A2" office:value-type="string">
            <text:p text:style-name="P6"><text:span text:style-name="T2">1,1</text:span></text:p>
          </table:table-cell>
          <table:table-cell table:style-name="Tableau9.A2" office:value-type="string">
            <text:p text:style-name="P12"><text:span text:style-name="T28">Date de début effective</text:span></text:p>
          </table:table-cell>
        </table:table-row>
        <table:table-row table:style-name="Tableau9.1">
          <table:table-cell table:style-name="Tableau9.A3" office:value-type="string">
            <text:p text:style-name="P9"/>
          </table:table-cell>
          <table:table-cell table:style-name="Tableau9.A3" office:value-type="string">
            <text:p text:style-name="P12"><text:span text:style-name="T15">end_date</text:span></text:p>
          </table:table-cell>
          <table:table-cell table:style-name="Tableau9.A3" office:value-type="string">
            <text:p text:style-name="P12"><text:span text:style-name="T26">TIMESTAMPTZ NULL</text:span></text:p>
          </table:table-cell>
          <table:table-cell table:style-name="Tableau9.A3" office:value-type="string">
            <text:p text:style-name="P6"><text:span text:style-name="T2">0,1</text:span></text:p>
          </table:table-cell>
          <table:table-cell table:style-name="Tableau9.A3" office:value-type="string">
            <text:p text:style-name="P12"><text:span text:style-name="T28">Date de fin prévue (NULL si mensuel sans fin)</text:span></text:p>
          </table:table-cell>
        </table:table-row>
        <table:table-row table:style-name="Tableau9.1">
          <table:table-cell table:style-name="Tableau9.A2" office:value-type="string">
            <text:p text:style-name="P9"/>
          </table:table-cell>
          <table:table-cell table:style-name="Tableau9.A2" office:value-type="string">
            <text:p text:style-name="P12"><text:span text:style-name="T15">trial_end_date</text:span></text:p>
          </table:table-cell>
          <table:table-cell table:style-name="Tableau9.A2" office:value-type="string">
            <text:p text:style-name="P12"><text:span text:style-name="T26">TIMESTAMPTZ NULL</text:span></text:p>
          </table:table-cell>
          <table:table-cell table:style-name="Tableau9.A2" office:value-type="string">
            <text:p text:style-name="P6"><text:span text:style-name="T2">0,1</text:span></text:p>
          </table:table-cell>
          <table:table-cell table:style-name="Tableau9.A2" office:value-type="string">
            <text:p text:style-name="P12"><text:span text:style-name="T28">Fin de la période d'essai</text:span></text:p>
          </table:table-cell>
        </table:table-row>
        <table:table-row table:style-name="Tableau9.1">
          <table:table-cell table:style-name="Tableau9.A3" office:value-type="string">
            <text:p text:style-name="P9"/>
          </table:table-cell>
          <table:table-cell table:style-name="Tableau9.A3" office:value-type="string">
            <text:p text:style-name="P12"><text:span text:style-name="T15">current_period_start</text:span></text:p>
          </table:table-cell>
          <table:table-cell table:style-name="Tableau9.A3" office:value-type="string">
            <text:p text:style-name="P12"><text:span text:style-name="T26">TIMESTAMPTZ NOT NULL</text:span></text:p>
          </table:table-cell>
          <table:table-cell table:style-name="Tableau9.A3" office:value-type="string">
            <text:p text:style-name="P6"><text:span text:style-name="T2">1,1</text:span></text:p>
          </table:table-cell>
          <table:table-cell table:style-name="Tableau9.A3" office:value-type="string">
            <text:p text:style-name="P12"><text:span text:style-name="T28">Début de la période de facturation courante</text:span></text:p>
          </table:table-cell>
        </table:table-row>
        <table:table-row table:style-name="Tableau9.1">
          <table:table-cell table:style-name="Tableau9.A2" office:value-type="string">
            <text:p text:style-name="P9"/>
          </table:table-cell>
          <table:table-cell table:style-name="Tableau9.A2" office:value-type="string">
            <text:p text:style-name="P12"><text:span text:style-name="T15">current_period_end</text:span></text:p>
          </table:table-cell>
          <table:table-cell table:style-name="Tableau9.A2" office:value-type="string">
            <text:p text:style-name="P12"><text:span text:style-name="T26">TIMESTAMPTZ NOT NULL</text:span></text:p>
          </table:table-cell>
          <table:table-cell table:style-name="Tableau9.A2" office:value-type="string">
            <text:p text:style-name="P6"><text:span text:style-name="T2">1,1</text:span></text:p>
          </table:table-cell>
          <table:table-cell table:style-name="Tableau9.A2" office:value-type="string">
            <text:p text:style-name="P12"><text:span text:style-name="T28">Fin de la période de facturation courante</text:span></text:p>
          </table:table-cell>
        </table:table-row>
        <table:table-row table:style-name="Tableau9.1">
          <table:table-cell table:style-name="Tableau9.A3" office:value-type="string">
            <text:p text:style-name="P9"/>
          </table:table-cell>
          <table:table-cell table:style-name="Tableau9.A3" office:value-type="string">
            <text:p text:style-name="P12"><text:span text:style-name="T15">auto_renew</text:span></text:p>
          </table:table-cell>
          <table:table-cell table:style-name="Tableau9.A3" office:value-type="string">
            <text:p text:style-name="P12"><text:span text:style-name="T26">BOOLEAN DEFAULT TRUE</text:span></text:p>
          </table:table-cell>
          <table:table-cell table:style-name="Tableau9.A3" office:value-type="string">
            <text:p text:style-name="P6"><text:span text:style-name="T2">1,1</text:span></text:p>
          </table:table-cell>
          <table:table-cell table:style-name="Tableau9.A3" office:value-type="string">
            <text:p text:style-name="P12"><text:span text:style-name="T28">Renouvellement automa</text:span><text:soft-page-break/><text:span text:style-name="T28">tique activé</text:span></text:p>
          </table:table-cell>
        </table:table-row>
        <table:table-row table:style-name="Tableau9.1">
          <table:table-cell table:style-name="Tableau9.A2" office:value-type="string">
            <text:p text:style-name="P9"/>
          </table:table-cell>
          <table:table-cell table:style-name="Tableau9.A2" office:value-type="string">
            <text:p text:style-name="P12"><text:span text:style-name="T15">cancel_at_period_end</text:span></text:p>
          </table:table-cell>
          <table:table-cell table:style-name="Tableau9.A2" office:value-type="string">
            <text:p text:style-name="P12"><text:span text:style-name="T26">BOOLEAN DEFAULT FALSE</text:span></text:p>
          </table:table-cell>
          <table:table-cell table:style-name="Tableau9.A2" office:value-type="string">
            <text:p text:style-name="P6"><text:span text:style-name="T2">1,1</text:span></text:p>
          </table:table-cell>
          <table:table-cell table:style-name="Tableau9.A2" office:value-type="string">
            <text:p text:style-name="P12"><text:span text:style-name="T28">Annulation programmée à la fin de la période</text:span></text:p>
          </table:table-cell>
        </table:table-row>
        <table:table-row table:style-name="Tableau9.1">
          <table:table-cell table:style-name="Tableau9.A3" office:value-type="string">
            <text:p text:style-name="P9"/>
          </table:table-cell>
          <table:table-cell table:style-name="Tableau9.A3" office:value-type="string">
            <text:p text:style-name="P12"><text:span text:style-name="T15">cancelled_at</text:span></text:p>
          </table:table-cell>
          <table:table-cell table:style-name="Tableau9.A3" office:value-type="string">
            <text:p text:style-name="P12"><text:span text:style-name="T26">TIMESTAMPTZ NULL</text:span></text:p>
          </table:table-cell>
          <table:table-cell table:style-name="Tableau9.A3" office:value-type="string">
            <text:p text:style-name="P6"><text:span text:style-name="T2">0,1</text:span></text:p>
          </table:table-cell>
          <table:table-cell table:style-name="Tableau9.A3" office:value-type="string">
            <text:p text:style-name="P12"><text:span text:style-name="T28">Date d'annulation effective</text:span></text:p>
          </table:table-cell>
        </table:table-row>
        <table:table-row table:style-name="Tableau9.1">
          <table:table-cell table:style-name="Tableau9.A2" office:value-type="string">
            <text:p text:style-name="P9"/>
          </table:table-cell>
          <table:table-cell table:style-name="Tableau9.A2" office:value-type="string">
            <text:p text:style-name="P12"><text:span text:style-name="T15">cancellation_reason</text:span></text:p>
          </table:table-cell>
          <table:table-cell table:style-name="Tableau9.A2" office:value-type="string">
            <text:p text:style-name="P12"><text:span text:style-name="T27">ENUM('USER_REQUEST','PAYMENT_FAILURE','ADMIN','FRAUD','OTHER') NULL</text:span></text:p>
          </table:table-cell>
          <table:table-cell table:style-name="Tableau9.A2" office:value-type="string">
            <text:p text:style-name="P6"><text:span text:style-name="T2">0,1</text:span></text:p>
          </table:table-cell>
          <table:table-cell table:style-name="Tableau9.A2" office:value-type="string">
            <text:p text:style-name="P12"><text:span text:style-name="T28">Motif d'annulation</text:span></text:p>
          </table:table-cell>
        </table:table-row>
        <table:table-row table:style-name="Tableau9.1">
          <table:table-cell table:style-name="Tableau9.A3" office:value-type="string">
            <text:p text:style-name="P9"/>
          </table:table-cell>
          <table:table-cell table:style-name="Tableau9.A3" office:value-type="string">
            <text:p text:style-name="P12"><text:span text:style-name="T15">pause_start</text:span></text:p>
          </table:table-cell>
          <table:table-cell table:style-name="Tableau9.A3" office:value-type="string">
            <text:p text:style-name="P12"><text:span text:style-name="T26">TIMESTAMPTZ NULL</text:span></text:p>
          </table:table-cell>
          <table:table-cell table:style-name="Tableau9.A3" office:value-type="string">
            <text:p text:style-name="P6"><text:span text:style-name="T2">0,1</text:span></text:p>
          </table:table-cell>
          <table:table-cell table:style-name="Tableau9.A3" office:value-type="string">
            <text:p text:style-name="P12"><text:span text:style-name="T28">Début de la suspension (feature pause)</text:span></text:p>
          </table:table-cell>
        </table:table-row>
        <table:table-row table:style-name="Tableau9.1">
          <table:table-cell table:style-name="Tableau9.A2" office:value-type="string">
            <text:p text:style-name="P9"/>
          </table:table-cell>
          <table:table-cell table:style-name="Tableau9.A2" office:value-type="string">
            <text:p text:style-name="P12"><text:span text:style-name="T15">pause_end</text:span></text:p>
          </table:table-cell>
          <table:table-cell table:style-name="Tableau9.A2" office:value-type="string">
            <text:p text:style-name="P12"><text:span text:style-name="T26">TIMESTAMPTZ NULL</text:span></text:p>
          </table:table-cell>
          <table:table-cell table:style-name="Tableau9.A2" office:value-type="string">
            <text:p text:style-name="P6"><text:span text:style-name="T2">0,1</text:span></text:p>
          </table:table-cell>
          <table:table-cell table:style-name="Tableau9.A2" office:value-type="string">
            <text:p text:style-name="P12"><text:span text:style-name="T28">Fin prévue de la suspension</text:span></text:p>
          </table:table-cell>
        </table:table-row>
        <table:table-row table:style-name="Tableau9.1">
          <table:table-cell table:style-name="Tableau9.A3" office:value-type="string">
            <text:p text:style-name="P9"/>
          </table:table-cell>
          <table:table-cell table:style-name="Tableau9.A3" office:value-type="string">
            <text:p text:style-name="P12"><text:span text:style-name="T15">source</text:span></text:p>
          </table:table-cell>
          <table:table-cell table:style-name="Tableau9.A3" office:value-type="string">
            <text:p text:style-name="P12"><text:span text:style-name="T26">ENUM('WEB','MOBILE_IOS','MOBILE_ANDROID','B2B_IMPORT','API')</text:span></text:p>
          </table:table-cell>
          <table:table-cell table:style-name="Tableau9.A3" office:value-type="string">
            <text:p text:style-name="P6"><text:span text:style-name="T2">1,1</text:span></text:p>
          </table:table-cell>
          <table:table-cell table:style-name="Tableau9.A3" office:value-type="string">
            <text:p text:style-name="P12"><text:span text:style-name="T28">Canal de souscription</text:span></text:p>
          </table:table-cell>
        </table:table-row>
        <table:table-row table:style-name="Tableau9.1">
          <table:table-cell table:style-name="Tableau9.A2" office:value-type="string">
            <text:p text:style-name="P9"/>
          </table:table-cell>
          <table:table-cell table:style-name="Tableau9.A2" office:value-type="string">
            <text:p text:style-name="P12"><text:span text:style-name="T15">promo_code_id</text:span></text:p>
          </table:table-cell>
          <table:table-cell table:style-name="Tableau9.A2" office:value-type="string">
            <text:p text:style-name="P12"><text:span text:style-name="T26">UUID FK → promo_code NULL</text:span></text:p>
          </table:table-cell>
          <table:table-cell table:style-name="Tableau9.A2" office:value-type="string">
            <text:p text:style-name="P6"><text:span text:style-name="T2">0,1</text:span></text:p>
          </table:table-cell>
          <table:table-cell table:style-name="Tableau9.A2" office:value-type="string">
            <text:p text:style-name="P12"><text:span text:style-name="T28">Code promo utilisé lors de </text:span><text:soft-page-break/><text:span text:style-name="T28">la souscription</text:span></text:p>
          </table:table-cell>
        </table:table-row>
        <table:table-row table:style-name="Tableau9.1">
          <table:table-cell table:style-name="Tableau9.A3" office:value-type="string">
            <text:p text:style-name="P9"/>
          </table:table-cell>
          <table:table-cell table:style-name="Tableau9.A3" office:value-type="string">
            <text:p text:style-name="P12"><text:span text:style-name="T15">created_at</text:span></text:p>
          </table:table-cell>
          <table:table-cell table:style-name="Tableau9.A3" office:value-type="string">
            <text:p text:style-name="P12"><text:span text:style-name="T26">TIMESTAMPTZ DEFAULT NOW()</text:span></text:p>
          </table:table-cell>
          <table:table-cell table:style-name="Tableau9.A3" office:value-type="string">
            <text:p text:style-name="P6"><text:span text:style-name="T2">1,1</text:span></text:p>
          </table:table-cell>
          <table:table-cell table:style-name="Tableau9.A3" office:value-type="string">
            <text:p text:style-name="P12"><text:span text:style-name="T28">Date de création de l'enregistrement</text:span></text:p>
          </table:table-cell>
        </table:table-row>
        <table:table-row table:style-name="Tableau9.1">
          <table:table-cell table:style-name="Tableau9.A2" office:value-type="string">
            <text:p text:style-name="P9"/>
          </table:table-cell>
          <table:table-cell table:style-name="Tableau9.A2" office:value-type="string">
            <text:p text:style-name="P12"><text:span text:style-name="T15">updated_at</text:span></text:p>
          </table:table-cell>
          <table:table-cell table:style-name="Tableau9.A2" office:value-type="string">
            <text:p text:style-name="P12"><text:span text:style-name="T26">TIMESTAMPTZ DEFAULT NOW()</text:span></text:p>
          </table:table-cell>
          <table:table-cell table:style-name="Tableau9.A2" office:value-type="string">
            <text:p text:style-name="P6"><text:span text:style-name="T2">1,1</text:span></text:p>
          </table:table-cell>
          <table:table-cell table:style-name="Tableau9.A2" office:value-type="string">
            <text:p text:style-name="P12"><text:span text:style-name="T28">Dernière modification</text:span></text:p>
          </table:table-cell>
        </table:table-row>
      </table:table>
      <text:p text:style-name="P8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row table:style-name="Tableau10.1">
          <table:table-cell table:style-name="Tableau10.A1" office:value-type="string">
            <text:p text:style-name="P12"><text:span text:style-name="T18">Table</text:span></text:p>
          </table:table-cell>
          <table:table-cell table:style-name="Tableau10.A1" office:value-type="string">
            <text:p text:style-name="P12"><text:span text:style-name="T18">Attribut</text:span></text:p>
          </table:table-cell>
          <table:table-cell table:style-name="Tableau10.A1" office:value-type="string">
            <text:p text:style-name="P12"><text:span text:style-name="T18">Type</text:span></text:p>
          </table:table-cell>
          <table:table-cell table:style-name="Tableau10.A1" office:value-type="string">
            <text:p text:style-name="P12"><text:span text:style-name="T18">Card.</text:span></text:p>
          </table:table-cell>
          <table:table-cell table:style-name="Tableau10.A1" office:value-type="string">
            <text:p text:style-name="P12"><text:span text:style-name="T18">Description</text:span></text:p>
          </table:table-cell>
        </table:table-row>
        <table:table-row table:style-name="Tableau10.1">
          <table:table-cell table:style-name="Tableau10.A2" table:number-columns-spanned="5" office:value-type="string">
            <text:p text:style-name="P12"><text:span text:style-name="T17"><text:s text:c="2"/>MODULE 2 — HISTORIQUE DES CHANGEMENTS D'ABONNEMENT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row table:style-name="Tableau11.1">
          <table:table-cell table:style-name="Tableau11.A1" office:value-type="string">
            <text:p text:style-name="P12"><text:span text:style-name="T18">Table</text:span></text:p>
          </table:table-cell>
          <table:table-cell table:style-name="Tableau11.A1" office:value-type="string">
            <text:p text:style-name="P12"><text:span text:style-name="T18">Attribut</text:span></text:p>
          </table:table-cell>
          <table:table-cell table:style-name="Tableau11.A1" office:value-type="string">
            <text:p text:style-name="P12"><text:span text:style-name="T18">Type</text:span></text:p>
          </table:table-cell>
          <table:table-cell table:style-name="Tableau11.A1" office:value-type="string">
            <text:p text:style-name="P12"><text:span text:style-name="T18">Card.</text:span></text:p>
          </table:table-cell>
          <table:table-cell table:style-name="Tableau11.A1" office:value-type="string">
            <text:p text:style-name="P12"><text:span text:style-name="T18">Description</text:span></text:p>
          </table:table-cell>
        </table:table-row>
        <table:table-row table:style-name="Tableau11.1">
          <table:table-cell table:style-name="Tableau11.A2" office:value-type="string">
            <text:p text:style-name="P12"><text:span text:style-name="T24">subscription_history</text:span></text:p>
          </table:table-cell>
          <table:table-cell table:style-name="Tableau11.A2" office:value-type="string">
            <text:p text:style-name="P12"><text:span text:style-name="T15">history_id</text:span></text:p>
          </table:table-cell>
          <table:table-cell table:style-name="Tableau11.A2" office:value-type="string">
            <text:p text:style-name="P12"><text:span text:style-name="T26">UUID PK</text:span></text:p>
          </table:table-cell>
          <table:table-cell table:style-name="Tableau11.A2" office:value-type="string">
            <text:p text:style-name="P6"><text:span text:style-name="T2">1,1</text:span></text:p>
          </table:table-cell>
          <table:table-cell table:style-name="Tableau11.A2" office:value-type="string">
            <text:p text:style-name="P12"><text:span text:style-name="T28">Identifiant de l'événement d'h</text:span><text:soft-page-break/><text:span text:style-name="T28">istorique</text:span></text:p>
          </table:table-cell>
        </table:table-row>
        <table:table-row table:style-name="Tableau11.1">
          <table:table-cell table:style-name="Tableau11.A3" office:value-type="string">
            <text:p text:style-name="P9"/>
          </table:table-cell>
          <table:table-cell table:style-name="Tableau11.A3" office:value-type="string">
            <text:p text:style-name="P12"><text:span text:style-name="T15">subscription_id</text:span></text:p>
          </table:table-cell>
          <table:table-cell table:style-name="Tableau11.A3" office:value-type="string">
            <text:p text:style-name="P12"><text:span text:style-name="T26">UUID FK → subscription</text:span></text:p>
          </table:table-cell>
          <table:table-cell table:style-name="Tableau11.A3" office:value-type="string">
            <text:p text:style-name="P6"><text:span text:style-name="T2">1,N</text:span></text:p>
          </table:table-cell>
          <table:table-cell table:style-name="Tableau11.A3" office:value-type="string">
            <text:p text:style-name="P12"><text:span text:style-name="T28">Abonnement concerné</text:span></text:p>
          </table:table-cell>
        </table:table-row>
        <table:table-row table:style-name="Tableau11.1">
          <table:table-cell table:style-name="Tableau11.A2" office:value-type="string">
            <text:p text:style-name="P9"/>
          </table:table-cell>
          <table:table-cell table:style-name="Tableau11.A2" office:value-type="string">
            <text:p text:style-name="P12"><text:span text:style-name="T15">user_id</text:span></text:p>
          </table:table-cell>
          <table:table-cell table:style-name="Tableau11.A2" office:value-type="string">
            <text:p text:style-name="P12"><text:span text:style-name="T26">UUID FK → user_</text:span></text:p>
          </table:table-cell>
          <table:table-cell table:style-name="Tableau11.A2" office:value-type="string">
            <text:p text:style-name="P6"><text:span text:style-name="T2">1,N</text:span></text:p>
          </table:table-cell>
          <table:table-cell table:style-name="Tableau11.A2" office:value-type="string">
            <text:p text:style-name="P12"><text:span text:style-name="T28">Utilisateur (dénormalisé pour audit)</text:span></text:p>
          </table:table-cell>
        </table:table-row>
        <table:table-row table:style-name="Tableau11.1">
          <table:table-cell table:style-name="Tableau11.A3" office:value-type="string">
            <text:p text:style-name="P9"/>
          </table:table-cell>
          <table:table-cell table:style-name="Tableau11.A3" office:value-type="string">
            <text:p text:style-name="P12"><text:span text:style-name="T15">event_type</text:span></text:p>
          </table:table-cell>
          <table:table-cell table:style-name="Tableau11.A3" office:value-type="string">
            <text:p text:style-name="P12"><text:span text:style-name="T27">ENUM('CREATED','UPGRADED','DOWNGRADED','RENEWED','PAUSED','RESUMED','CANCELLED','REACTIVATED','TRIAL_STARTED','TRIAL_CONVERTED','PAYMENT_FAILED','PLAN_CHANGED')</text:span></text:p>
          </table:table-cell>
          <table:table-cell table:style-name="Tableau11.A3" office:value-type="string">
            <text:p text:style-name="P6"><text:span text:style-name="T2">1,1</text:span></text:p>
          </table:table-cell>
          <table:table-cell table:style-name="Tableau11.A3" office:value-type="string">
            <text:p text:style-name="P12"><text:span text:style-name="T28">Type d'événement métier</text:span></text:p>
          </table:table-cell>
        </table:table-row>
        <table:table-row table:style-name="Tableau11.1">
          <table:table-cell table:style-name="Tableau11.A2" office:value-type="string">
            <text:p text:style-name="P9"/>
          </table:table-cell>
          <table:table-cell table:style-name="Tableau11.A2" office:value-type="string">
            <text:p text:style-name="P12"><text:span text:style-name="T15">previous_plan_</text:span><text:soft-page-break/><text:span text:style-name="T15">id</text:span></text:p>
          </table:table-cell>
          <table:table-cell table:style-name="Tableau11.A2" office:value-type="string">
            <text:p text:style-name="P12"><text:span text:style-name="T26">UUID FK → subscription_plan NULL</text:span></text:p>
          </table:table-cell>
          <table:table-cell table:style-name="Tableau11.A2" office:value-type="string">
            <text:p text:style-name="P6"><text:span text:style-name="T2">0,1</text:span></text:p>
          </table:table-cell>
          <table:table-cell table:style-name="Tableau11.A2" office:value-type="string">
            <text:p text:style-name="P12"><text:span text:style-name="T28">Plan av</text:span><text:soft-page-break/><text:span text:style-name="T28">ant changement</text:span></text:p>
          </table:table-cell>
        </table:table-row>
        <table:table-row table:style-name="Tableau11.1">
          <table:table-cell table:style-name="Tableau11.A3" office:value-type="string">
            <text:p text:style-name="P9"/>
          </table:table-cell>
          <table:table-cell table:style-name="Tableau11.A3" office:value-type="string">
            <text:p text:style-name="P12"><text:span text:style-name="T15">new_plan_id</text:span></text:p>
          </table:table-cell>
          <table:table-cell table:style-name="Tableau11.A3" office:value-type="string">
            <text:p text:style-name="P12"><text:span text:style-name="T26">UUID FK → subscription_plan NULL</text:span></text:p>
          </table:table-cell>
          <table:table-cell table:style-name="Tableau11.A3" office:value-type="string">
            <text:p text:style-name="P6"><text:span text:style-name="T2">0,1</text:span></text:p>
          </table:table-cell>
          <table:table-cell table:style-name="Tableau11.A3" office:value-type="string">
            <text:p text:style-name="P12"><text:span text:style-name="T28">Plan après changement</text:span></text:p>
          </table:table-cell>
        </table:table-row>
        <table:table-row table:style-name="Tableau11.1">
          <table:table-cell table:style-name="Tableau11.A2" office:value-type="string">
            <text:p text:style-name="P9"/>
          </table:table-cell>
          <table:table-cell table:style-name="Tableau11.A2" office:value-type="string">
            <text:p text:style-name="P12"><text:span text:style-name="T15">previous_status</text:span></text:p>
          </table:table-cell>
          <table:table-cell table:style-name="Tableau11.A2" office:value-type="string">
            <text:p text:style-name="P12"><text:span text:style-name="T26">ENUM(…) NULL</text:span></text:p>
          </table:table-cell>
          <table:table-cell table:style-name="Tableau11.A2" office:value-type="string">
            <text:p text:style-name="P6"><text:span text:style-name="T2">0,1</text:span></text:p>
          </table:table-cell>
          <table:table-cell table:style-name="Tableau11.A2" office:value-type="string">
            <text:p text:style-name="P12"><text:span text:style-name="T28">Statut avant l'événement</text:span></text:p>
          </table:table-cell>
        </table:table-row>
        <table:table-row table:style-name="Tableau11.1">
          <table:table-cell table:style-name="Tableau11.A3" office:value-type="string">
            <text:p text:style-name="P9"/>
          </table:table-cell>
          <table:table-cell table:style-name="Tableau11.A3" office:value-type="string">
            <text:p text:style-name="P12"><text:span text:style-name="T15">new_status</text:span></text:p>
          </table:table-cell>
          <table:table-cell table:style-name="Tableau11.A3" office:value-type="string">
            <text:p text:style-name="P12"><text:span text:style-name="T26">ENUM(…) NULL</text:span></text:p>
          </table:table-cell>
          <table:table-cell table:style-name="Tableau11.A3" office:value-type="string">
            <text:p text:style-name="P6"><text:span text:style-name="T2">0,1</text:span></text:p>
          </table:table-cell>
          <table:table-cell table:style-name="Tableau11.A3" office:value-type="string">
            <text:p text:style-name="P12"><text:span text:style-name="T28">Statut après l'événement</text:span></text:p>
          </table:table-cell>
        </table:table-row>
        <table:table-row table:style-name="Tableau11.1">
          <table:table-cell table:style-name="Tableau11.A2" office:value-type="string">
            <text:p text:style-name="P9"/>
          </table:table-cell>
          <table:table-cell table:style-name="Tableau11.A2" office:value-type="string">
            <text:p text:style-name="P12"><text:span text:style-name="T15">triggered_by</text:span></text:p>
          </table:table-cell>
          <table:table-cell table:style-name="Tableau11.A2" office:value-type="string">
            <text:p text:style-name="P12"><text:span text:style-name="T27">ENUM('USER','SYSTEM','ADMIN','PAYMENT_GATEWAY','B2B_IMPORT')</text:span></text:p>
          </table:table-cell>
          <table:table-cell table:style-name="Tableau11.A2" office:value-type="string">
            <text:p text:style-name="P6"><text:span text:style-name="T2">1,1</text:span></text:p>
          </table:table-cell>
          <table:table-cell table:style-name="Tableau11.A2" office:value-type="string">
            <text:p text:style-name="P12"><text:span text:style-name="T28">Qui a dé</text:span><text:soft-page-break/><text:span text:style-name="T28">clenché l'événement</text:span></text:p>
          </table:table-cell>
        </table:table-row>
        <table:table-row table:style-name="Tableau11.1">
          <table:table-cell table:style-name="Tableau11.A3" office:value-type="string">
            <text:p text:style-name="P9"/>
          </table:table-cell>
          <table:table-cell table:style-name="Tableau11.A3" office:value-type="string">
            <text:p text:style-name="P12"><text:span text:style-name="T15">triggered_by_user_id</text:span></text:p>
          </table:table-cell>
          <table:table-cell table:style-name="Tableau11.A3" office:value-type="string">
            <text:p text:style-name="P12"><text:span text:style-name="T26">UUID NULL</text:span></text:p>
          </table:table-cell>
          <table:table-cell table:style-name="Tableau11.A3" office:value-type="string">
            <text:p text:style-name="P6"><text:span text:style-name="T2">0,1</text:span></text:p>
          </table:table-cell>
          <table:table-cell table:style-name="Tableau11.A3" office:value-type="string">
            <text:p text:style-name="P12"><text:span text:style-name="T28">Admin ou user à l'origine (si applicable)</text:span></text:p>
          </table:table-cell>
        </table:table-row>
        <table:table-row table:style-name="Tableau11.1">
          <table:table-cell table:style-name="Tableau11.A2" office:value-type="string">
            <text:p text:style-name="P9"/>
          </table:table-cell>
          <table:table-cell table:style-name="Tableau11.A2" office:value-type="string">
            <text:p text:style-name="P12"><text:span text:style-name="T15">metadata</text:span></text:p>
          </table:table-cell>
          <table:table-cell table:style-name="Tableau11.A2" office:value-type="string">
            <text:p text:style-name="P12"><text:span text:style-name="T26">JSONB NULL</text:span></text:p>
          </table:table-cell>
          <table:table-cell table:style-name="Tableau11.A2" office:value-type="string">
            <text:p text:style-name="P6"><text:span text:style-name="T2">0,1</text:span></text:p>
          </table:table-cell>
          <table:table-cell table:style-name="Tableau11.A2" office:value-type="string">
            <text:p text:style-name="P12"><text:span text:style-name="T28">Données contextuelles libres (IP, user_</text:span><text:soft-page-break/><text:span text:style-name="T28">agent, etc.)</text:span></text:p>
          </table:table-cell>
        </table:table-row>
        <table:table-row table:style-name="Tableau11.1">
          <table:table-cell table:style-name="Tableau11.A3" office:value-type="string">
            <text:p text:style-name="P9"/>
          </table:table-cell>
          <table:table-cell table:style-name="Tableau11.A3" office:value-type="string">
            <text:p text:style-name="P12"><text:span text:style-name="T15">occurred_at</text:span></text:p>
          </table:table-cell>
          <table:table-cell table:style-name="Tableau11.A3" office:value-type="string">
            <text:p text:style-name="P12"><text:span text:style-name="T26">TIMESTAMPTZ DEFAULT NOW()</text:span></text:p>
          </table:table-cell>
          <table:table-cell table:style-name="Tableau11.A3" office:value-type="string">
            <text:p text:style-name="P6"><text:span text:style-name="T2">1,1</text:span></text:p>
          </table:table-cell>
          <table:table-cell table:style-name="Tableau11.A3" office:value-type="string">
            <text:p text:style-name="P12"><text:span text:style-name="T28">Horodatage précis de l'événement</text:span></text:p>
          </table:table-cell>
        </table:table-row>
        <table:table-row table:style-name="Tableau11.1">
          <table:table-cell table:style-name="Tableau11.A2" office:value-type="string">
            <text:p text:style-name="P9"/>
          </table:table-cell>
          <table:table-cell table:style-name="Tableau11.A2" office:value-type="string">
            <text:p text:style-name="P12"><text:span text:style-name="T15">notes</text:span></text:p>
          </table:table-cell>
          <table:table-cell table:style-name="Tableau11.A2" office:value-type="string">
            <text:p text:style-name="P12"><text:span text:style-name="T26">TEXT NULL</text:span></text:p>
          </table:table-cell>
          <table:table-cell table:style-name="Tableau11.A2" office:value-type="string">
            <text:p text:style-name="P6"><text:span text:style-name="T2">0,1</text:span></text:p>
          </table:table-cell>
          <table:table-cell table:style-name="Tableau11.A2" office:value-type="string">
            <text:p text:style-name="P12"><text:span text:style-name="T28">Commentaire libre (admin ou système)</text:span></text:p>
          </table:table-cell>
        </table:table-row>
      </table:table>
      <text:p text:style-name="P8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row table:style-name="Tableau12.1">
          <table:table-cell table:style-name="Tableau12.A1" office:value-type="string">
            <text:p text:style-name="P12"><text:span text:style-name="T18">Table</text:span></text:p>
          </table:table-cell>
          <table:table-cell table:style-name="Tableau12.A1" office:value-type="string">
            <text:p text:style-name="P12"><text:span text:style-name="T18">Attribut</text:span></text:p>
          </table:table-cell>
          <table:table-cell table:style-name="Tableau12.A1" office:value-type="string">
            <text:p text:style-name="P12"><text:span text:style-name="T18">Type</text:span></text:p>
          </table:table-cell>
          <table:table-cell table:style-name="Tableau12.A1" office:value-type="string">
            <text:p text:style-name="P12"><text:span text:style-name="T18">Card.</text:span></text:p>
          </table:table-cell>
          <table:table-cell table:style-name="Tableau12.A1" office:value-type="string">
            <text:p text:style-name="P12"><text:span text:style-name="T18">Description</text:span></text:p>
          </table:table-cell>
        </table:table-row>
        <table:table-row table:style-name="Tableau12.1">
          <table:table-cell table:style-name="Tableau12.A2" table:number-columns-spanned="5" office:value-type="string">
            <text:p text:style-name="P12"><text:span text:style-name="T17"><text:s text:c="2"/>MODULE 2 — QUOTAS ET CONSOMMATION PAR FEATURE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ext:soft-page-break/>
        <table:table-row table:style-name="Tableau13.1">
          <table:table-cell table:style-name="Tableau13.A1" office:value-type="string">
            <text:p text:style-name="P12"><text:span text:style-name="T18">Table</text:span></text:p>
          </table:table-cell>
          <table:table-cell table:style-name="Tableau13.A1" office:value-type="string">
            <text:p text:style-name="P12"><text:span text:style-name="T18">Attribut</text:span></text:p>
          </table:table-cell>
          <table:table-cell table:style-name="Tableau13.A1" office:value-type="string">
            <text:p text:style-name="P12"><text:span text:style-name="T18">Type</text:span></text:p>
          </table:table-cell>
          <table:table-cell table:style-name="Tableau13.A1" office:value-type="string">
            <text:p text:style-name="P12"><text:span text:style-name="T18">Card.</text:span></text:p>
          </table:table-cell>
          <table:table-cell table:style-name="Tableau13.A1" office:value-type="string">
            <text:p text:style-name="P12"><text:span text:style-name="T18">Description</text:span></text:p>
          </table:table-cell>
        </table:table-row>
        <table:table-row table:style-name="Tableau13.1">
          <table:table-cell table:style-name="Tableau13.A2" office:value-type="string">
            <text:p text:style-name="P12"><text:span text:style-name="T24">subscription_feature_usage</text:span></text:p>
          </table:table-cell>
          <table:table-cell table:style-name="Tableau13.A2" office:value-type="string">
            <text:p text:style-name="P12"><text:span text:style-name="T15">usage_id</text:span></text:p>
          </table:table-cell>
          <table:table-cell table:style-name="Tableau13.A2" office:value-type="string">
            <text:p text:style-name="P12"><text:span text:style-name="T26">UUID PK</text:span></text:p>
          </table:table-cell>
          <table:table-cell table:style-name="Tableau13.A2" office:value-type="string">
            <text:p text:style-name="P6"><text:span text:style-name="T2">1,1</text:span></text:p>
          </table:table-cell>
          <table:table-cell table:style-name="Tableau13.A2" office:value-type="string">
            <text:p text:style-name="P12"><text:span text:style-name="T28">Identifiant de la consommation</text:span></text:p>
          </table:table-cell>
        </table:table-row>
        <table:table-row table:style-name="Tableau13.1">
          <table:table-cell table:style-name="Tableau13.A3" office:value-type="string">
            <text:p text:style-name="P9"/>
          </table:table-cell>
          <table:table-cell table:style-name="Tableau13.A3" office:value-type="string">
            <text:p text:style-name="P12"><text:span text:style-name="T15">subscription_id</text:span></text:p>
          </table:table-cell>
          <table:table-cell table:style-name="Tableau13.A3" office:value-type="string">
            <text:p text:style-name="P12"><text:span text:style-name="T26">UUID FK → subscription</text:span></text:p>
          </table:table-cell>
          <table:table-cell table:style-name="Tableau13.A3" office:value-type="string">
            <text:p text:style-name="P6"><text:span text:style-name="T2">1,N</text:span></text:p>
          </table:table-cell>
          <table:table-cell table:style-name="Tableau13.A3" office:value-type="string">
            <text:p text:style-name="P12"><text:span text:style-name="T28">Abonnement concerné</text:span></text:p>
          </table:table-cell>
        </table:table-row>
        <table:table-row table:style-name="Tableau13.1">
          <table:table-cell table:style-name="Tableau13.A2" office:value-type="string">
            <text:p text:style-name="P9"/>
          </table:table-cell>
          <table:table-cell table:style-name="Tableau13.A2" office:value-type="string">
            <text:p text:style-name="P12"><text:span text:style-name="T15">feature_id</text:span></text:p>
          </table:table-cell>
          <table:table-cell table:style-name="Tableau13.A2" office:value-type="string">
            <text:p text:style-name="P12"><text:span text:style-name="T26">UUID FK → feature</text:span></text:p>
          </table:table-cell>
          <table:table-cell table:style-name="Tableau13.A2" office:value-type="string">
            <text:p text:style-name="P6"><text:span text:style-name="T2">1,N</text:span></text:p>
          </table:table-cell>
          <table:table-cell table:style-name="Tableau13.A2" office:value-type="string">
            <text:p text:style-name="P12"><text:span text:style-name="T28">Feature consommée</text:span></text:p>
          </table:table-cell>
        </table:table-row>
        <table:table-row table:style-name="Tableau13.1">
          <table:table-cell table:style-name="Tableau13.A3" office:value-type="string">
            <text:p text:style-name="P9"/>
          </table:table-cell>
          <table:table-cell table:style-name="Tableau13.A3" office:value-type="string">
            <text:p text:style-name="P12"><text:span text:style-name="T15">period_start</text:span></text:p>
          </table:table-cell>
          <table:table-cell table:style-name="Tableau13.A3" office:value-type="string">
            <text:p text:style-name="P12"><text:span text:style-name="T26">TIMESTAMPTZ NOT NULL</text:span></text:p>
          </table:table-cell>
          <table:table-cell table:style-name="Tableau13.A3" office:value-type="string">
            <text:p text:style-name="P6"><text:span text:style-name="T2">1,1</text:span></text:p>
          </table:table-cell>
          <table:table-cell table:style-name="Tableau13.A3" office:value-type="string">
            <text:p text:style-name="P12"><text:span text:style-name="T28">Début de la période de mesure</text:span></text:p>
          </table:table-cell>
        </table:table-row>
        <table:table-row table:style-name="Tableau13.1">
          <table:table-cell table:style-name="Tableau13.A2" office:value-type="string">
            <text:p text:style-name="P9"/>
          </table:table-cell>
          <table:table-cell table:style-name="Tableau13.A2" office:value-type="string">
            <text:p text:style-name="P12"><text:span text:style-name="T15">period_end</text:span></text:p>
          </table:table-cell>
          <table:table-cell table:style-name="Tableau13.A2" office:value-type="string">
            <text:p text:style-name="P12"><text:span text:style-name="T26">TIMESTAMPTZ NOT NULL</text:span></text:p>
          </table:table-cell>
          <table:table-cell table:style-name="Tableau13.A2" office:value-type="string">
            <text:p text:style-name="P6"><text:span text:style-name="T2">1,1</text:span></text:p>
          </table:table-cell>
          <table:table-cell table:style-name="Tableau13.A2" office:value-type="string">
            <text:p text:style-name="P12"><text:span text:style-name="T28">Fin de la période de mesure</text:span></text:p>
          </table:table-cell>
        </table:table-row>
        <table:table-row table:style-name="Tableau13.1">
          <table:table-cell table:style-name="Tableau13.A3" office:value-type="string">
            <text:p text:style-name="P9"/>
          </table:table-cell>
          <table:table-cell table:style-name="Tableau13.A3" office:value-type="string">
            <text:p text:style-name="P12"><text:span text:style-name="T15">quota_allowed</text:span></text:p>
          </table:table-cell>
          <table:table-cell table:style-name="Tableau13.A3" office:value-type="string">
            <text:p text:style-name="P12"><text:span text:style-name="T26">INTEGER NULL</text:span></text:p>
          </table:table-cell>
          <table:table-cell table:style-name="Tableau13.A3" office:value-type="string">
            <text:p text:style-name="P6"><text:span text:style-name="T2">0,1</text:span></text:p>
          </table:table-cell>
          <table:table-cell table:style-name="Tableau13.A3" office:value-type="string">
            <text:p text:style-name="P12"><text:span text:style-name="T28">Quota alloué pour cette période</text:span></text:p>
          </table:table-cell>
        </table:table-row>
        <table:table-row table:style-name="Tableau13.1">
          <table:table-cell table:style-name="Tableau13.A2" office:value-type="string">
            <text:p text:style-name="P9"/>
          </table:table-cell>
          <table:table-cell table:style-name="Tableau13.A2" office:value-type="string">
            <text:p text:style-name="P12"><text:span text:style-name="T15">quota_used</text:span></text:p>
          </table:table-cell>
          <table:table-cell table:style-name="Tableau13.A2" office:value-type="string">
            <text:p text:style-name="P12"><text:span text:style-name="T26">INTEGER DEFAULT 0</text:span></text:p>
          </table:table-cell>
          <table:table-cell table:style-name="Tableau13.A2" office:value-type="string">
            <text:p text:style-name="P6"><text:span text:style-name="T2">1,1</text:span></text:p>
          </table:table-cell>
          <table:table-cell table:style-name="Tableau13.A2" office:value-type="string">
            <text:p text:style-name="P12"><text:span text:style-name="T28">Quota effectivement consommé</text:span></text:p>
          </table:table-cell>
        </table:table-row>
        <table:table-row table:style-name="Tableau13.1">
          <table:table-cell table:style-name="Tableau13.A3" office:value-type="string">
            <text:p text:style-name="P9"/>
          </table:table-cell>
          <table:table-cell table:style-name="Tableau13.A3" office:value-type="string">
            <text:p text:style-name="P12"><text:span text:style-name="T15">last_used_at</text:span></text:p>
          </table:table-cell>
          <table:table-cell table:style-name="Tableau13.A3" office:value-type="string">
            <text:p text:style-name="P12"><text:span text:style-name="T26">TIMESTAMPTZ NULL</text:span></text:p>
          </table:table-cell>
          <table:table-cell table:style-name="Tableau13.A3" office:value-type="string">
            <text:p text:style-name="P6"><text:span text:style-name="T2">0,1</text:span></text:p>
          </table:table-cell>
          <table:table-cell table:style-name="Tableau13.A3" office:value-type="string">
            <text:p text:style-name="P12"><text:span text:style-name="T28">Dernière utilisation de la feature</text:span></text:p>
          </table:table-cell>
        </table:table-row>
        <table:table-row table:style-name="Tableau13.1">
          <table:table-cell table:style-name="Tableau13.A2" office:value-type="string">
            <text:p text:style-name="P9"/>
          </table:table-cell>
          <table:table-cell table:style-name="Tableau13.A2" office:value-type="string">
            <text:p text:style-name="P12"><text:span text:style-name="T15">reset_at</text:span></text:p>
          </table:table-cell>
          <table:table-cell table:style-name="Tableau13.A2" office:value-type="string">
            <text:p text:style-name="P12"><text:span text:style-name="T26">TIMESTAMPTZ NULL</text:span></text:p>
          </table:table-cell>
          <table:table-cell table:style-name="Tableau13.A2" office:value-type="string">
            <text:p text:style-name="P6"><text:span text:style-name="T2">0,1</text:span></text:p>
          </table:table-cell>
          <table:table-cell table:style-name="Tableau13.A2" office:value-type="string">
            <text:p text:style-name="P12"><text:span text:style-name="T28">Prochain reset du quota</text:span></text:p>
          </table:table-cell>
        </table:table-row>
      </table:table>
      <text:p text:style-name="P8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row table:style-name="Tableau14.1">
          <table:table-cell table:style-name="Tableau14.A1" office:value-type="string">
            <text:p text:style-name="P12"><text:span text:style-name="T18">Table</text:span></text:p>
          </table:table-cell>
          <table:table-cell table:style-name="Tableau14.A1" office:value-type="string">
            <text:p text:style-name="P12"><text:span text:style-name="T18">Attribut</text:span></text:p>
          </table:table-cell>
          <table:table-cell table:style-name="Tableau14.A1" office:value-type="string">
            <text:p text:style-name="P12"><text:span text:style-name="T18">Type</text:span></text:p>
          </table:table-cell>
          <table:table-cell table:style-name="Tableau14.A1" office:value-type="string">
            <text:p text:style-name="P12"><text:span text:style-name="T18">Card.</text:span></text:p>
          </table:table-cell>
          <table:table-cell table:style-name="Tableau14.A1" office:value-type="string">
            <text:p text:style-name="P12"><text:span text:style-name="T18">Description</text:span></text:p>
          </table:table-cell>
        </table:table-row>
        <table:table-row table:style-name="Tableau14.1">
          <table:table-cell table:style-name="Tableau14.A2" table:number-columns-spanned="5" office:value-type="string">
            <text:p text:style-name="P12"><text:span text:style-name="T17"><text:s text:c="2"/>MODULE 3 — TRANSACTIONS DE PAIEMENT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ext:soft-page-break/>
        <table:table-row table:style-name="Tableau15.1">
          <table:table-cell table:style-name="Tableau15.A1" office:value-type="string">
            <text:p text:style-name="P12"><text:span text:style-name="T18">Table</text:span></text:p>
          </table:table-cell>
          <table:table-cell table:style-name="Tableau15.A1" office:value-type="string">
            <text:p text:style-name="P12"><text:span text:style-name="T18">Attribut</text:span></text:p>
          </table:table-cell>
          <table:table-cell table:style-name="Tableau15.A1" office:value-type="string">
            <text:p text:style-name="P12"><text:span text:style-name="T18">Type</text:span></text:p>
          </table:table-cell>
          <table:table-cell table:style-name="Tableau15.A1" office:value-type="string">
            <text:p text:style-name="P12"><text:span text:style-name="T18">Card.</text:span></text:p>
          </table:table-cell>
          <table:table-cell table:style-name="Tableau15.A1" office:value-type="string">
            <text:p text:style-name="P12"><text:span text:style-name="T18">Description</text:span></text:p>
          </table:table-cell>
        </table:table-row>
        <table:table-row table:style-name="Tableau15.1">
          <table:table-cell table:style-name="Tableau15.A2" office:value-type="string">
            <text:p text:style-name="P12"><text:span text:style-name="T24">payment_transaction</text:span></text:p>
          </table:table-cell>
          <table:table-cell table:style-name="Tableau15.A2" office:value-type="string">
            <text:p text:style-name="P12"><text:span text:style-name="T15">transaction_id</text:span></text:p>
          </table:table-cell>
          <table:table-cell table:style-name="Tableau15.A2" office:value-type="string">
            <text:p text:style-name="P12"><text:span text:style-name="T26">UUID PK</text:span></text:p>
          </table:table-cell>
          <table:table-cell table:style-name="Tableau15.A2" office:value-type="string">
            <text:p text:style-name="P6"><text:span text:style-name="T2">1,1</text:span></text:p>
          </table:table-cell>
          <table:table-cell table:style-name="Tableau15.A2" office:value-type="string">
            <text:p text:style-name="P12"><text:span text:style-name="T28">Identifiant interne de la transaction</text:span></text:p>
          </table:table-cell>
        </table:table-row>
        <table:table-row table:style-name="Tableau15.1">
          <table:table-cell table:style-name="Tableau15.A3" office:value-type="string">
            <text:p text:style-name="P9"/>
          </table:table-cell>
          <table:table-cell table:style-name="Tableau15.A3" office:value-type="string">
            <text:p text:style-name="P12"><text:span text:style-name="T15">subscription_id</text:span></text:p>
          </table:table-cell>
          <table:table-cell table:style-name="Tableau15.A3" office:value-type="string">
            <text:p text:style-name="P12"><text:span text:style-name="T26">UUID FK → subscription</text:span></text:p>
          </table:table-cell>
          <table:table-cell table:style-name="Tableau15.A3" office:value-type="string">
            <text:p text:style-name="P6"><text:span text:style-name="T2">1,N</text:span></text:p>
          </table:table-cell>
          <table:table-cell table:style-name="Tableau15.A3" office:value-type="string">
            <text:p text:style-name="P12"><text:span text:style-name="T28">Abonnement facturé</text:span></text:p>
          </table:table-cell>
        </table:table-row>
        <table:table-row table:style-name="Tableau15.1">
          <table:table-cell table:style-name="Tableau15.A2" office:value-type="string">
            <text:p text:style-name="P9"/>
          </table:table-cell>
          <table:table-cell table:style-name="Tableau15.A2" office:value-type="string">
            <text:p text:style-name="P12"><text:span text:style-name="T15">invoice_id</text:span></text:p>
          </table:table-cell>
          <table:table-cell table:style-name="Tableau15.A2" office:value-type="string">
            <text:p text:style-name="P12"><text:span text:style-name="T26">UUID FK → invoice NULL</text:span></text:p>
          </table:table-cell>
          <table:table-cell table:style-name="Tableau15.A2" office:value-type="string">
            <text:p text:style-name="P6"><text:span text:style-name="T2">0,1</text:span></text:p>
          </table:table-cell>
          <table:table-cell table:style-name="Tableau15.A2" office:value-type="string">
            <text:p text:style-name="P12"><text:span text:style-name="T28">Facture associée</text:span></text:p>
          </table:table-cell>
        </table:table-row>
        <table:table-row table:style-name="Tableau15.1">
          <table:table-cell table:style-name="Tableau15.A3" office:value-type="string">
            <text:p text:style-name="P9"/>
          </table:table-cell>
          <table:table-cell table:style-name="Tableau15.A3" office:value-type="string">
            <text:p text:style-name="P12"><text:span text:style-name="T15">gateway</text:span></text:p>
          </table:table-cell>
          <table:table-cell table:style-name="Tableau15.A3" office:value-type="string">
            <text:p text:style-name="P12"><text:span text:style-name="T27">ENUM('STRIPE','PAYPAL','BRAINTREE','SEPA_DIRECT','MANUAL')</text:span></text:p>
          </table:table-cell>
          <table:table-cell table:style-name="Tableau15.A3" office:value-type="string">
            <text:p text:style-name="P6"><text:span text:style-name="T2">1,1</text:span></text:p>
          </table:table-cell>
          <table:table-cell table:style-name="Tableau15.A3" office:value-type="string">
            <text:p text:style-name="P12"><text:span text:style-name="T28">Passerelle de paiement utilisée</text:span></text:p>
          </table:table-cell>
        </table:table-row>
        <table:table-row table:style-name="Tableau15.1">
          <table:table-cell table:style-name="Tableau15.A2" office:value-type="string">
            <text:p text:style-name="P9"/>
          </table:table-cell>
          <table:table-cell table:style-name="Tableau15.A2" office:value-type="string">
            <text:p text:style-name="P12"><text:span text:style-name="T15">gateway_transaction_id</text:span></text:p>
          </table:table-cell>
          <table:table-cell table:style-name="Tableau15.A2" office:value-type="string">
            <text:p text:style-name="P12"><text:span text:style-name="T26">VARCHAR(255) UNIQUE NULL</text:span></text:p>
          </table:table-cell>
          <table:table-cell table:style-name="Tableau15.A2" office:value-type="string">
            <text:p text:style-name="P6"><text:span text:style-name="T2">0,1</text:span></text:p>
          </table:table-cell>
          <table:table-cell table:style-name="Tableau15.A2" office:value-type="string">
            <text:p text:style-name="P12"><text:span text:style-name="T28">Référence externe chez le provider</text:span></text:p>
          </table:table-cell>
        </table:table-row>
        <text:soft-page-break/>
        <table:table-row table:style-name="Tableau15.1">
          <table:table-cell table:style-name="Tableau15.A3" office:value-type="string">
            <text:p text:style-name="P9"/>
          </table:table-cell>
          <table:table-cell table:style-name="Tableau15.A3" office:value-type="string">
            <text:p text:style-name="P12"><text:span text:style-name="T15">gateway_customer_id</text:span></text:p>
          </table:table-cell>
          <table:table-cell table:style-name="Tableau15.A3" office:value-type="string">
            <text:p text:style-name="P12"><text:span text:style-name="T26">VARCHAR(255) NULL</text:span></text:p>
          </table:table-cell>
          <table:table-cell table:style-name="Tableau15.A3" office:value-type="string">
            <text:p text:style-name="P6"><text:span text:style-name="T2">0,1</text:span></text:p>
          </table:table-cell>
          <table:table-cell table:style-name="Tableau15.A3" office:value-type="string">
            <text:p text:style-name="P12"><text:span text:style-name="T28">ID client chez le provider</text:span></text:p>
          </table:table-cell>
        </table:table-row>
        <table:table-row table:style-name="Tableau15.1">
          <table:table-cell table:style-name="Tableau15.A2" office:value-type="string">
            <text:p text:style-name="P9"/>
          </table:table-cell>
          <table:table-cell table:style-name="Tableau15.A2" office:value-type="string">
            <text:p text:style-name="P12"><text:span text:style-name="T15">amount_ht</text:span></text:p>
          </table:table-cell>
          <table:table-cell table:style-name="Tableau15.A2" office:value-type="string">
            <text:p text:style-name="P12"><text:span text:style-name="T26">DECIMAL(12,4) NOT NULL</text:span></text:p>
          </table:table-cell>
          <table:table-cell table:style-name="Tableau15.A2" office:value-type="string">
            <text:p text:style-name="P6"><text:span text:style-name="T2">1,1</text:span></text:p>
          </table:table-cell>
          <table:table-cell table:style-name="Tableau15.A2" office:value-type="string">
            <text:p text:style-name="P12"><text:span text:style-name="T28">Montant hors taxe</text:span></text:p>
          </table:table-cell>
        </table:table-row>
        <table:table-row table:style-name="Tableau15.1">
          <table:table-cell table:style-name="Tableau15.A3" office:value-type="string">
            <text:p text:style-name="P9"/>
          </table:table-cell>
          <table:table-cell table:style-name="Tableau15.A3" office:value-type="string">
            <text:p text:style-name="P12"><text:span text:style-name="T15">amount_ttc</text:span></text:p>
          </table:table-cell>
          <table:table-cell table:style-name="Tableau15.A3" office:value-type="string">
            <text:p text:style-name="P12"><text:span text:style-name="T26">DECIMAL(12,4) NOT NULL</text:span></text:p>
          </table:table-cell>
          <table:table-cell table:style-name="Tableau15.A3" office:value-type="string">
            <text:p text:style-name="P6"><text:span text:style-name="T2">1,1</text:span></text:p>
          </table:table-cell>
          <table:table-cell table:style-name="Tableau15.A3" office:value-type="string">
            <text:p text:style-name="P12"><text:span text:style-name="T28">Montant TTC</text:span></text:p>
          </table:table-cell>
        </table:table-row>
        <table:table-row table:style-name="Tableau15.1">
          <table:table-cell table:style-name="Tableau15.A2" office:value-type="string">
            <text:p text:style-name="P9"/>
          </table:table-cell>
          <table:table-cell table:style-name="Tableau15.A2" office:value-type="string">
            <text:p text:style-name="P12"><text:span text:style-name="T15">vat_amount</text:span></text:p>
          </table:table-cell>
          <table:table-cell table:style-name="Tableau15.A2" office:value-type="string">
            <text:p text:style-name="P12"><text:span text:style-name="T26">DECIMAL(12,4) NOT NULL</text:span></text:p>
          </table:table-cell>
          <table:table-cell table:style-name="Tableau15.A2" office:value-type="string">
            <text:p text:style-name="P6"><text:span text:style-name="T2">1,1</text:span></text:p>
          </table:table-cell>
          <table:table-cell table:style-name="Tableau15.A2" office:value-type="string">
            <text:p text:style-name="P12"><text:span text:style-name="T28">Montant TVA</text:span></text:p>
          </table:table-cell>
        </table:table-row>
        <table:table-row table:style-name="Tableau15.1">
          <table:table-cell table:style-name="Tableau15.A3" office:value-type="string">
            <text:p text:style-name="P9"/>
          </table:table-cell>
          <table:table-cell table:style-name="Tableau15.A3" office:value-type="string">
            <text:p text:style-name="P12"><text:span text:style-name="T15">currency</text:span></text:p>
          </table:table-cell>
          <table:table-cell table:style-name="Tableau15.A3" office:value-type="string">
            <text:p text:style-name="P12"><text:span text:style-name="T26">CHAR(3) DEFAULT 'EUR'</text:span></text:p>
          </table:table-cell>
          <table:table-cell table:style-name="Tableau15.A3" office:value-type="string">
            <text:p text:style-name="P6"><text:span text:style-name="T2">1,1</text:span></text:p>
          </table:table-cell>
          <table:table-cell table:style-name="Tableau15.A3" office:value-type="string">
            <text:p text:style-name="P12"><text:span text:style-name="T28">Devise ISO 4217</text:span></text:p>
          </table:table-cell>
        </table:table-row>
        <table:table-row table:style-name="Tableau15.1">
          <table:table-cell table:style-name="Tableau15.A2" office:value-type="string">
            <text:p text:style-name="P9"/>
          </table:table-cell>
          <table:table-cell table:style-name="Tableau15.A2" office:value-type="string">
            <text:p text:style-name="P12"><text:span text:style-name="T15">payment_method</text:span></text:p>
          </table:table-cell>
          <table:table-cell table:style-name="Tableau15.A2" office:value-type="string">
            <text:p text:style-name="P12"><text:span text:style-name="T27">ENUM('CREDIT_CARD','DEBIT_CARD','PAYPAL','SEPA','BANK_TRANSFER','CRYPTO','OTHER')</text:span></text:p>
          </table:table-cell>
          <table:table-cell table:style-name="Tableau15.A2" office:value-type="string">
            <text:p text:style-name="P6"><text:span text:style-name="T2">1,1</text:span></text:p>
          </table:table-cell>
          <table:table-cell table:style-name="Tableau15.A2" office:value-type="string">
            <text:p text:style-name="P12"><text:span text:style-name="T28">Méthode de paiement</text:span></text:p>
          </table:table-cell>
        </table:table-row>
        <table:table-row table:style-name="Tableau15.1">
          <table:table-cell table:style-name="Tableau15.A3" office:value-type="string">
            <text:p text:style-name="P9"/>
          </table:table-cell>
          <table:table-cell table:style-name="Tableau15.A3" office:value-type="string">
            <text:p text:style-name="P12"><text:span text:style-name="T15">status</text:span></text:p>
          </table:table-cell>
          <table:table-cell table:style-name="Tableau15.A3" office:value-type="string">
            <text:p text:style-name="P12"><text:span text:style-name="T27">ENUM('PENDING','PROCESSING','SUCCEEDED','FAILED','REFUNDED','PARTIALLY_REFUNDED','DISPUTED','CANCELLED')</text:span></text:p>
          </table:table-cell>
          <table:table-cell table:style-name="Tableau15.A3" office:value-type="string">
            <text:p text:style-name="P6"><text:span text:style-name="T2">1,1</text:span></text:p>
          </table:table-cell>
          <table:table-cell table:style-name="Tableau15.A3" office:value-type="string">
            <text:p text:style-name="P12"><text:span text:style-name="T28">Statut de la transaction</text:span></text:p>
          </table:table-cell>
        </table:table-row>
        <table:table-row table:style-name="Tableau15.1">
          <table:table-cell table:style-name="Tableau15.A2" office:value-type="string">
            <text:p text:style-name="P9"/>
          </table:table-cell>
          <table:table-cell table:style-name="Tableau15.A2" office:value-type="string">
            <text:p text:style-name="P12"><text:span text:style-name="T15">failure_code</text:span></text:p>
          </table:table-cell>
          <table:table-cell table:style-name="Tableau15.A2" office:value-type="string">
            <text:p text:style-name="P12"><text:span text:style-name="T26">VARCHAR(100) NULL</text:span></text:p>
          </table:table-cell>
          <table:table-cell table:style-name="Tableau15.A2" office:value-type="string">
            <text:p text:style-name="P6"><text:span text:style-name="T2">0,1</text:span></text:p>
          </table:table-cell>
          <table:table-cell table:style-name="Tableau15.A2" office:value-type="string">
            <text:p text:style-name="P12"><text:span text:style-name="T28">Code d'erreur retourné par la </text:span><text:soft-page-break/><text:span text:style-name="T28">gateway</text:span></text:p>
          </table:table-cell>
        </table:table-row>
        <table:table-row table:style-name="Tableau15.1">
          <table:table-cell table:style-name="Tableau15.A3" office:value-type="string">
            <text:p text:style-name="P9"/>
          </table:table-cell>
          <table:table-cell table:style-name="Tableau15.A3" office:value-type="string">
            <text:p text:style-name="P12"><text:span text:style-name="T15">failure_message</text:span></text:p>
          </table:table-cell>
          <table:table-cell table:style-name="Tableau15.A3" office:value-type="string">
            <text:p text:style-name="P12"><text:span text:style-name="T26">TEXT NULL</text:span></text:p>
          </table:table-cell>
          <table:table-cell table:style-name="Tableau15.A3" office:value-type="string">
            <text:p text:style-name="P6"><text:span text:style-name="T2">0,1</text:span></text:p>
          </table:table-cell>
          <table:table-cell table:style-name="Tableau15.A3" office:value-type="string">
            <text:p text:style-name="P12"><text:span text:style-name="T28">Message d'erreur lisible</text:span></text:p>
          </table:table-cell>
        </table:table-row>
        <table:table-row table:style-name="Tableau15.1">
          <table:table-cell table:style-name="Tableau15.A2" office:value-type="string">
            <text:p text:style-name="P9"/>
          </table:table-cell>
          <table:table-cell table:style-name="Tableau15.A2" office:value-type="string">
            <text:p text:style-name="P12"><text:span text:style-name="T15">refund_amount</text:span></text:p>
          </table:table-cell>
          <table:table-cell table:style-name="Tableau15.A2" office:value-type="string">
            <text:p text:style-name="P12"><text:span text:style-name="T26">DECIMAL(12,4) DEFAULT 0</text:span></text:p>
          </table:table-cell>
          <table:table-cell table:style-name="Tableau15.A2" office:value-type="string">
            <text:p text:style-name="P6"><text:span text:style-name="T2">1,1</text:span></text:p>
          </table:table-cell>
          <table:table-cell table:style-name="Tableau15.A2" office:value-type="string">
            <text:p text:style-name="P12"><text:span text:style-name="T28">Montant remboursé (si applicable)</text:span></text:p>
          </table:table-cell>
        </table:table-row>
        <table:table-row table:style-name="Tableau15.1">
          <table:table-cell table:style-name="Tableau15.A3" office:value-type="string">
            <text:p text:style-name="P9"/>
          </table:table-cell>
          <table:table-cell table:style-name="Tableau15.A3" office:value-type="string">
            <text:p text:style-name="P12"><text:span text:style-name="T15">refunded_at</text:span></text:p>
          </table:table-cell>
          <table:table-cell table:style-name="Tableau15.A3" office:value-type="string">
            <text:p text:style-name="P12"><text:span text:style-name="T26">TIMESTAMPTZ NULL</text:span></text:p>
          </table:table-cell>
          <table:table-cell table:style-name="Tableau15.A3" office:value-type="string">
            <text:p text:style-name="P6"><text:span text:style-name="T2">0,1</text:span></text:p>
          </table:table-cell>
          <table:table-cell table:style-name="Tableau15.A3" office:value-type="string">
            <text:p text:style-name="P12"><text:span text:style-name="T28">Date du remboursement</text:span></text:p>
          </table:table-cell>
        </table:table-row>
        <table:table-row table:style-name="Tableau15.1">
          <table:table-cell table:style-name="Tableau15.A2" office:value-type="string">
            <text:p text:style-name="P9"/>
          </table:table-cell>
          <table:table-cell table:style-name="Tableau15.A2" office:value-type="string">
            <text:p text:style-name="P12"><text:span text:style-name="T15">processed_at</text:span></text:p>
          </table:table-cell>
          <table:table-cell table:style-name="Tableau15.A2" office:value-type="string">
            <text:p text:style-name="P12"><text:span text:style-name="T26">TIMESTAMPTZ NULL</text:span></text:p>
          </table:table-cell>
          <table:table-cell table:style-name="Tableau15.A2" office:value-type="string">
            <text:p text:style-name="P6"><text:span text:style-name="T2">0,1</text:span></text:p>
          </table:table-cell>
          <table:table-cell table:style-name="Tableau15.A2" office:value-type="string">
            <text:p text:style-name="P12"><text:span text:style-name="T28">Date de traitement par la gateway</text:span></text:p>
          </table:table-cell>
        </table:table-row>
        <table:table-row table:style-name="Tableau15.1">
          <table:table-cell table:style-name="Tableau15.A3" office:value-type="string">
            <text:p text:style-name="P9"/>
          </table:table-cell>
          <table:table-cell table:style-name="Tableau15.A3" office:value-type="string">
            <text:p text:style-name="P12"><text:span text:style-name="T15">created_at</text:span></text:p>
          </table:table-cell>
          <table:table-cell table:style-name="Tableau15.A3" office:value-type="string">
            <text:p text:style-name="P12"><text:span text:style-name="T26">TIMESTAMPTZ DEFAULT NOW()</text:span></text:p>
          </table:table-cell>
          <table:table-cell table:style-name="Tableau15.A3" office:value-type="string">
            <text:p text:style-name="P6"><text:span text:style-name="T2">1,1</text:span></text:p>
          </table:table-cell>
          <table:table-cell table:style-name="Tableau15.A3" office:value-type="string">
            <text:p text:style-name="P12"><text:span text:style-name="T28">Date de création de la transaction</text:span></text:p>
          </table:table-cell>
        </table:table-row>
        <table:table-row table:style-name="Tableau15.1">
          <table:table-cell table:style-name="Tableau15.A2" office:value-type="string">
            <text:p text:style-name="P9"/>
          </table:table-cell>
          <table:table-cell table:style-name="Tableau15.A2" office:value-type="string">
            <text:p text:style-name="P12"><text:span text:style-name="T15">metadat</text:span><text:soft-page-break/><text:span text:style-name="T15">a</text:span></text:p>
          </table:table-cell>
          <table:table-cell table:style-name="Tableau15.A2" office:value-type="string">
            <text:p text:style-name="P12"><text:span text:style-name="T26">JSONB NULL</text:span></text:p>
          </table:table-cell>
          <table:table-cell table:style-name="Tableau15.A2" office:value-type="string">
            <text:p text:style-name="P6"><text:span text:style-name="T2">0</text:span><text:soft-page-break/><text:span text:style-name="T2">,1</text:span></text:p>
          </table:table-cell>
          <table:table-cell table:style-name="Tableau15.A2" office:value-type="string">
            <text:p text:style-name="P12"><text:span text:style-name="T28">Donn</text:span><text:soft-page-break/><text:span text:style-name="T28">ées brutes retournées par la gateway</text:span></text:p>
          </table:table-cell>
        </table:table-row>
      </table:table>
      <text:p text:style-name="P8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row table:style-name="Tableau16.1">
          <table:table-cell table:style-name="Tableau16.A1" office:value-type="string">
            <text:p text:style-name="P12"><text:span text:style-name="T18">Table</text:span></text:p>
          </table:table-cell>
          <table:table-cell table:style-name="Tableau16.A1" office:value-type="string">
            <text:p text:style-name="P12"><text:span text:style-name="T18">Attribut</text:span></text:p>
          </table:table-cell>
          <table:table-cell table:style-name="Tableau16.A1" office:value-type="string">
            <text:p text:style-name="P12"><text:span text:style-name="T18">Type</text:span></text:p>
          </table:table-cell>
          <table:table-cell table:style-name="Tableau16.A1" office:value-type="string">
            <text:p text:style-name="P12"><text:span text:style-name="T18">Card.</text:span></text:p>
          </table:table-cell>
          <table:table-cell table:style-name="Tableau16.A1" office:value-type="string">
            <text:p text:style-name="P12"><text:span text:style-name="T18">Description</text:span></text:p>
          </table:table-cell>
        </table:table-row>
        <table:table-row table:style-name="Tableau16.1">
          <table:table-cell table:style-name="Tableau16.A2" table:number-columns-spanned="5" office:value-type="string">
            <text:p text:style-name="P12"><text:span text:style-name="T17"><text:s text:c="2"/>MODULE 3 — FACTURES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row table:style-name="Tableau17.1">
          <table:table-cell table:style-name="Tableau17.A1" office:value-type="string">
            <text:p text:style-name="P12"><text:span text:style-name="T18">Table</text:span></text:p>
          </table:table-cell>
          <table:table-cell table:style-name="Tableau17.A1" office:value-type="string">
            <text:p text:style-name="P12"><text:span text:style-name="T18">Attribut</text:span></text:p>
          </table:table-cell>
          <table:table-cell table:style-name="Tableau17.A1" office:value-type="string">
            <text:p text:style-name="P12"><text:span text:style-name="T18">Type</text:span></text:p>
          </table:table-cell>
          <table:table-cell table:style-name="Tableau17.A1" office:value-type="string">
            <text:p text:style-name="P12"><text:span text:style-name="T18">Card.</text:span></text:p>
          </table:table-cell>
          <table:table-cell table:style-name="Tableau17.A1" office:value-type="string">
            <text:p text:style-name="P12"><text:span text:style-name="T18">Description</text:span></text:p>
          </table:table-cell>
        </table:table-row>
        <table:table-row table:style-name="Tableau17.1">
          <table:table-cell table:style-name="Tableau17.A2" office:value-type="string">
            <text:p text:style-name="P12"><text:span text:style-name="T24">invoice</text:span></text:p>
          </table:table-cell>
          <table:table-cell table:style-name="Tableau17.A2" office:value-type="string">
            <text:p text:style-name="P12"><text:span text:style-name="T15">invoice_id</text:span></text:p>
          </table:table-cell>
          <table:table-cell table:style-name="Tableau17.A2" office:value-type="string">
            <text:p text:style-name="P12"><text:span text:style-name="T26">UUID PK</text:span></text:p>
          </table:table-cell>
          <table:table-cell table:style-name="Tableau17.A2" office:value-type="string">
            <text:p text:style-name="P6"><text:span text:style-name="T2">1,1</text:span></text:p>
          </table:table-cell>
          <table:table-cell table:style-name="Tableau17.A2" office:value-type="string">
            <text:p text:style-name="P12"><text:span text:style-name="T28">Identifiant unique de la facture</text:span></text:p>
          </table:table-cell>
        </table:table-row>
        <table:table-row table:style-name="Tableau17.1">
          <table:table-cell table:style-name="Tableau17.A3" office:value-type="string">
            <text:p text:style-name="P9"/>
          </table:table-cell>
          <table:table-cell table:style-name="Tableau17.A3" office:value-type="string">
            <text:p text:style-name="P12"><text:span text:style-name="T15">subscription_id</text:span></text:p>
          </table:table-cell>
          <table:table-cell table:style-name="Tableau17.A3" office:value-type="string">
            <text:p text:style-name="P12"><text:span text:style-name="T26">UUID FK → subscription</text:span></text:p>
          </table:table-cell>
          <table:table-cell table:style-name="Tableau17.A3" office:value-type="string">
            <text:p text:style-name="P6"><text:span text:style-name="T2">1,N</text:span></text:p>
          </table:table-cell>
          <table:table-cell table:style-name="Tableau17.A3" office:value-type="string">
            <text:p text:style-name="P12"><text:span text:style-name="T28">Abonnement facturé</text:span></text:p>
          </table:table-cell>
        </table:table-row>
        <table:table-row table:style-name="Tableau17.1">
          <table:table-cell table:style-name="Tableau17.A2" office:value-type="string">
            <text:p text:style-name="P9"/>
          </table:table-cell>
          <table:table-cell table:style-name="Tableau17.A2" office:value-type="string">
            <text:p text:style-name="P12"><text:span text:style-name="T15">user_id</text:span></text:p>
          </table:table-cell>
          <table:table-cell table:style-name="Tableau17.A2" office:value-type="string">
            <text:p text:style-name="P12"><text:span text:style-name="T26">UUID FK → user_</text:span></text:p>
          </table:table-cell>
          <table:table-cell table:style-name="Tableau17.A2" office:value-type="string">
            <text:p text:style-name="P6"><text:span text:style-name="T2">1,N</text:span></text:p>
          </table:table-cell>
          <table:table-cell table:style-name="Tableau17.A2" office:value-type="string">
            <text:p text:style-name="P12"><text:span text:style-name="T28">Utilisateur facturé</text:span></text:p>
          </table:table-cell>
        </table:table-row>
        <table:table-row table:style-name="Tableau17.1">
          <table:table-cell table:style-name="Tableau17.A3" office:value-type="string">
            <text:p text:style-name="P9"/>
          </table:table-cell>
          <table:table-cell table:style-name="Tableau17.A3" office:value-type="string">
            <text:p text:style-name="P12"><text:span text:style-name="T15">invoice_number</text:span></text:p>
          </table:table-cell>
          <table:table-cell table:style-name="Tableau17.A3" office:value-type="string">
            <text:p text:style-name="P12"><text:span text:style-name="T26">VARCHAR(50) UNIQUE</text:span></text:p>
          </table:table-cell>
          <table:table-cell table:style-name="Tableau17.A3" office:value-type="string">
            <text:p text:style-name="P6"><text:span text:style-name="T2">1,1</text:span></text:p>
          </table:table-cell>
          <table:table-cell table:style-name="Tableau17.A3" office:value-type="string">
            <text:p text:style-name="P12"><text:span text:style-name="T28">Numéro de facture (ex: INV-2024-000123)</text:span></text:p>
          </table:table-cell>
        </table:table-row>
        <table:table-row table:style-name="Tableau17.1">
          <table:table-cell table:style-name="Tableau17.A2" office:value-type="string">
            <text:p text:style-name="P9"/>
          </table:table-cell>
          <table:table-cell table:style-name="Tableau17.A2" office:value-type="string">
            <text:p text:style-name="P12"><text:span text:style-name="T15">status</text:span></text:p>
          </table:table-cell>
          <table:table-cell table:style-name="Tableau17.A2" office:value-type="string">
            <text:p text:style-name="P12"><text:span text:style-name="T27">ENUM('DRAFT','OPEN','PAID','VOID','UNCOLLECTIBLE')</text:span></text:p>
          </table:table-cell>
          <table:table-cell table:style-name="Tableau17.A2" office:value-type="string">
            <text:p text:style-name="P6"><text:span text:style-name="T2">1,1</text:span></text:p>
          </table:table-cell>
          <table:table-cell table:style-name="Tableau17.A2" office:value-type="string">
            <text:p text:style-name="P12"><text:span text:style-name="T28">Statut de la facture</text:span></text:p>
          </table:table-cell>
        </table:table-row>
        <table:table-row table:style-name="Tableau17.1">
          <table:table-cell table:style-name="Tableau17.A3" office:value-type="string">
            <text:p text:style-name="P9"/>
          </table:table-cell>
          <table:table-cell table:style-name="Tableau17.A3" office:value-type="string">
            <text:p text:style-name="P12"><text:span text:style-name="T15">amount_ht</text:span></text:p>
          </table:table-cell>
          <table:table-cell table:style-name="Tableau17.A3" office:value-type="string">
            <text:p text:style-name="P12"><text:span text:style-name="T26">DECIMAL(12,4)</text:span></text:p>
          </table:table-cell>
          <table:table-cell table:style-name="Tableau17.A3" office:value-type="string">
            <text:p text:style-name="P6"><text:span text:style-name="T2">1,1</text:span></text:p>
          </table:table-cell>
          <table:table-cell table:style-name="Tableau17.A3" office:value-type="string">
            <text:p text:style-name="P12"><text:span text:style-name="T28">Sous-total HT</text:span></text:p>
          </table:table-cell>
        </table:table-row>
        <table:table-row table:style-name="Tableau17.1">
          <table:table-cell table:style-name="Tableau17.A2" office:value-type="string">
            <text:p text:style-name="P9"/>
          </table:table-cell>
          <table:table-cell table:style-name="Tableau17.A2" office:value-type="string">
            <text:p text:style-name="P12"><text:span text:style-name="T15">amount_ttc</text:span></text:p>
          </table:table-cell>
          <table:table-cell table:style-name="Tableau17.A2" office:value-type="string">
            <text:p text:style-name="P12"><text:span text:style-name="T26">DECIMAL(12,4)</text:span></text:p>
          </table:table-cell>
          <table:table-cell table:style-name="Tableau17.A2" office:value-type="string">
            <text:p text:style-name="P6"><text:span text:style-name="T2">1,1</text:span></text:p>
          </table:table-cell>
          <table:table-cell table:style-name="Tableau17.A2" office:value-type="string">
            <text:p text:style-name="P12"><text:span text:style-name="T28">Total TTC</text:span></text:p>
          </table:table-cell>
        </table:table-row>
        <table:table-row table:style-name="Tableau17.1">
          <table:table-cell table:style-name="Tableau17.A3" office:value-type="string">
            <text:p text:style-name="P9"/>
          </table:table-cell>
          <table:table-cell table:style-name="Tableau17.A3" office:value-type="string">
            <text:p text:style-name="P12"><text:span text:style-name="T15">vat_amount</text:span></text:p>
          </table:table-cell>
          <table:table-cell table:style-name="Tableau17.A3" office:value-type="string">
            <text:p text:style-name="P12"><text:span text:style-name="T26">DECIMAL(12,4)</text:span></text:p>
          </table:table-cell>
          <table:table-cell table:style-name="Tableau17.A3" office:value-type="string">
            <text:p text:style-name="P6"><text:span text:style-name="T2">1,1</text:span></text:p>
          </table:table-cell>
          <table:table-cell table:style-name="Tableau17.A3" office:value-type="string">
            <text:p text:style-name="P12"><text:span text:style-name="T28">TVA totale</text:span></text:p>
          </table:table-cell>
        </table:table-row>
        <text:soft-page-break/>
        <table:table-row table:style-name="Tableau17.1">
          <table:table-cell table:style-name="Tableau17.A2" office:value-type="string">
            <text:p text:style-name="P9"/>
          </table:table-cell>
          <table:table-cell table:style-name="Tableau17.A2" office:value-type="string">
            <text:p text:style-name="P12"><text:span text:style-name="T15">currency</text:span></text:p>
          </table:table-cell>
          <table:table-cell table:style-name="Tableau17.A2" office:value-type="string">
            <text:p text:style-name="P12"><text:span text:style-name="T26">CHAR(3) DEFAULT 'EUR'</text:span></text:p>
          </table:table-cell>
          <table:table-cell table:style-name="Tableau17.A2" office:value-type="string">
            <text:p text:style-name="P6"><text:span text:style-name="T2">1,1</text:span></text:p>
          </table:table-cell>
          <table:table-cell table:style-name="Tableau17.A2" office:value-type="string">
            <text:p text:style-name="P12"><text:span text:style-name="T28">Devise</text:span></text:p>
          </table:table-cell>
        </table:table-row>
        <table:table-row table:style-name="Tableau17.1">
          <table:table-cell table:style-name="Tableau17.A3" office:value-type="string">
            <text:p text:style-name="P9"/>
          </table:table-cell>
          <table:table-cell table:style-name="Tableau17.A3" office:value-type="string">
            <text:p text:style-name="P12"><text:span text:style-name="T15">billing_period_start</text:span></text:p>
          </table:table-cell>
          <table:table-cell table:style-name="Tableau17.A3" office:value-type="string">
            <text:p text:style-name="P12"><text:span text:style-name="T26">TIMESTAMPTZ</text:span></text:p>
          </table:table-cell>
          <table:table-cell table:style-name="Tableau17.A3" office:value-type="string">
            <text:p text:style-name="P6"><text:span text:style-name="T2">1,1</text:span></text:p>
          </table:table-cell>
          <table:table-cell table:style-name="Tableau17.A3" office:value-type="string">
            <text:p text:style-name="P12"><text:span text:style-name="T28">Début de la période facturée</text:span></text:p>
          </table:table-cell>
        </table:table-row>
        <table:table-row table:style-name="Tableau17.1">
          <table:table-cell table:style-name="Tableau17.A2" office:value-type="string">
            <text:p text:style-name="P9"/>
          </table:table-cell>
          <table:table-cell table:style-name="Tableau17.A2" office:value-type="string">
            <text:p text:style-name="P12"><text:span text:style-name="T15">billing_period_end</text:span></text:p>
          </table:table-cell>
          <table:table-cell table:style-name="Tableau17.A2" office:value-type="string">
            <text:p text:style-name="P12"><text:span text:style-name="T26">TIMESTAMPTZ</text:span></text:p>
          </table:table-cell>
          <table:table-cell table:style-name="Tableau17.A2" office:value-type="string">
            <text:p text:style-name="P6"><text:span text:style-name="T2">1,1</text:span></text:p>
          </table:table-cell>
          <table:table-cell table:style-name="Tableau17.A2" office:value-type="string">
            <text:p text:style-name="P12"><text:span text:style-name="T28">Fin de la période facturée</text:span></text:p>
          </table:table-cell>
        </table:table-row>
        <table:table-row table:style-name="Tableau17.1">
          <table:table-cell table:style-name="Tableau17.A3" office:value-type="string">
            <text:p text:style-name="P9"/>
          </table:table-cell>
          <table:table-cell table:style-name="Tableau17.A3" office:value-type="string">
            <text:p text:style-name="P12"><text:span text:style-name="T15">due_date</text:span></text:p>
          </table:table-cell>
          <table:table-cell table:style-name="Tableau17.A3" office:value-type="string">
            <text:p text:style-name="P12"><text:span text:style-name="T26">TIMESTAMPTZ NULL</text:span></text:p>
          </table:table-cell>
          <table:table-cell table:style-name="Tableau17.A3" office:value-type="string">
            <text:p text:style-name="P6"><text:span text:style-name="T2">0,1</text:span></text:p>
          </table:table-cell>
          <table:table-cell table:style-name="Tableau17.A3" office:value-type="string">
            <text:p text:style-name="P12"><text:span text:style-name="T28">Date d'échéance</text:span></text:p>
          </table:table-cell>
        </table:table-row>
        <table:table-row table:style-name="Tableau17.1">
          <table:table-cell table:style-name="Tableau17.A2" office:value-type="string">
            <text:p text:style-name="P9"/>
          </table:table-cell>
          <table:table-cell table:style-name="Tableau17.A2" office:value-type="string">
            <text:p text:style-name="P12"><text:span text:style-name="T15">paid_at</text:span></text:p>
          </table:table-cell>
          <table:table-cell table:style-name="Tableau17.A2" office:value-type="string">
            <text:p text:style-name="P12"><text:span text:style-name="T26">TIMESTAMPTZ NULL</text:span></text:p>
          </table:table-cell>
          <table:table-cell table:style-name="Tableau17.A2" office:value-type="string">
            <text:p text:style-name="P6"><text:span text:style-name="T2">0,1</text:span></text:p>
          </table:table-cell>
          <table:table-cell table:style-name="Tableau17.A2" office:value-type="string">
            <text:p text:style-name="P12"><text:span text:style-name="T28">Date de paiement</text:span></text:p>
          </table:table-cell>
        </table:table-row>
        <table:table-row table:style-name="Tableau17.1">
          <table:table-cell table:style-name="Tableau17.A3" office:value-type="string">
            <text:p text:style-name="P9"/>
          </table:table-cell>
          <table:table-cell table:style-name="Tableau17.A3" office:value-type="string">
            <text:p text:style-name="P12"><text:span text:style-name="T15">pdf_url</text:span></text:p>
          </table:table-cell>
          <table:table-cell table:style-name="Tableau17.A3" office:value-type="string">
            <text:p text:style-name="P12"><text:span text:style-name="T26">VARCHAR(500) NULL</text:span></text:p>
          </table:table-cell>
          <table:table-cell table:style-name="Tableau17.A3" office:value-type="string">
            <text:p text:style-name="P6"><text:span text:style-name="T2">0,1</text:span></text:p>
          </table:table-cell>
          <table:table-cell table:style-name="Tableau17.A3" office:value-type="string">
            <text:p text:style-name="P12"><text:span text:style-name="T28">URL de téléchargement du PDF</text:span></text:p>
          </table:table-cell>
        </table:table-row>
        <table:table-row table:style-name="Tableau17.1">
          <table:table-cell table:style-name="Tableau17.A2" office:value-type="string">
            <text:p text:style-name="P9"/>
          </table:table-cell>
          <table:table-cell table:style-name="Tableau17.A2" office:value-type="string">
            <text:p text:style-name="P12"><text:span text:style-name="T15">notes</text:span></text:p>
          </table:table-cell>
          <table:table-cell table:style-name="Tableau17.A2" office:value-type="string">
            <text:p text:style-name="P12"><text:span text:style-name="T26">TEXT NULL</text:span></text:p>
          </table:table-cell>
          <table:table-cell table:style-name="Tableau17.A2" office:value-type="string">
            <text:p text:style-name="P6"><text:span text:style-name="T2">0,1</text:span></text:p>
          </table:table-cell>
          <table:table-cell table:style-name="Tableau17.A2" office:value-type="string">
            <text:p text:style-name="P12"><text:span text:style-name="T28">Mentions légales / commentaires</text:span></text:p>
          </table:table-cell>
        </table:table-row>
        <table:table-row table:style-name="Tableau17.1">
          <table:table-cell table:style-name="Tableau17.A3" office:value-type="string">
            <text:p text:style-name="P9"/>
          </table:table-cell>
          <table:table-cell table:style-name="Tableau17.A3" office:value-type="string">
            <text:p text:style-name="P12"><text:span text:style-name="T15">created_at</text:span></text:p>
          </table:table-cell>
          <table:table-cell table:style-name="Tableau17.A3" office:value-type="string">
            <text:p text:style-name="P12"><text:span text:style-name="T26">TIMESTAMPTZ DEFAULT NOW()</text:span></text:p>
          </table:table-cell>
          <table:table-cell table:style-name="Tableau17.A3" office:value-type="string">
            <text:p text:style-name="P6"><text:span text:style-name="T2">1,1</text:span></text:p>
          </table:table-cell>
          <table:table-cell table:style-name="Tableau17.A3" office:value-type="string">
            <text:p text:style-name="P12"><text:span text:style-name="T28">Date de génération</text:span></text:p>
          </table:table-cell>
        </table:table-row>
      </table:table>
      <text:p text:style-name="P8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row table:style-name="Tableau18.1">
          <table:table-cell table:style-name="Tableau18.A1" office:value-type="string">
            <text:p text:style-name="P12"><text:span text:style-name="T18">Table</text:span></text:p>
          </table:table-cell>
          <table:table-cell table:style-name="Tableau18.A1" office:value-type="string">
            <text:p text:style-name="P12"><text:span text:style-name="T18">Attribut</text:span></text:p>
          </table:table-cell>
          <table:table-cell table:style-name="Tableau18.A1" office:value-type="string">
            <text:p text:style-name="P12"><text:span text:style-name="T18">Type</text:span></text:p>
          </table:table-cell>
          <table:table-cell table:style-name="Tableau18.A1" office:value-type="string">
            <text:p text:style-name="P12"><text:span text:style-name="T18">Card.</text:span></text:p>
          </table:table-cell>
          <table:table-cell table:style-name="Tableau18.A1" office:value-type="string">
            <text:p text:style-name="P12"><text:span text:style-name="T18">Description</text:span></text:p>
          </table:table-cell>
        </table:table-row>
        <table:table-row table:style-name="Tableau18.1">
          <table:table-cell table:style-name="Tableau18.A2" table:number-columns-spanned="5" office:value-type="string">
            <text:p text:style-name="P12"><text:span text:style-name="T17"><text:s text:c="2"/>MODULE 3 — CODES PROMOTIONNELS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D"/>
        <table:table-column table:style-name="Tableau19.E"/>
        <table:table-row table:style-name="Tableau19.1">
          <table:table-cell table:style-name="Tableau19.A1" office:value-type="string">
            <text:p text:style-name="P12"><text:span text:style-name="T18">Table</text:span></text:p>
          </table:table-cell>
          <table:table-cell table:style-name="Tableau19.A1" office:value-type="string">
            <text:p text:style-name="P12"><text:span text:style-name="T18">Attribut</text:span></text:p>
          </table:table-cell>
          <table:table-cell table:style-name="Tableau19.A1" office:value-type="string">
            <text:p text:style-name="P12"><text:span text:style-name="T18">Type</text:span></text:p>
          </table:table-cell>
          <table:table-cell table:style-name="Tableau19.A1" office:value-type="string">
            <text:p text:style-name="P12"><text:span text:style-name="T18">Card.</text:span></text:p>
          </table:table-cell>
          <table:table-cell table:style-name="Tableau19.A1" office:value-type="string">
            <text:p text:style-name="P12"><text:span text:style-name="T18">Description</text:span></text:p>
          </table:table-cell>
        </table:table-row>
        <table:table-row table:style-name="Tableau19.1">
          <table:table-cell table:style-name="Tableau19.A2" office:value-type="string">
            <text:p text:style-name="P12"><text:span text:style-name="T24">promo_code</text:span></text:p>
          </table:table-cell>
          <table:table-cell table:style-name="Tableau19.A2" office:value-type="string">
            <text:p text:style-name="P12"><text:span text:style-name="T15">promo_code_id</text:span></text:p>
          </table:table-cell>
          <table:table-cell table:style-name="Tableau19.A2" office:value-type="string">
            <text:p text:style-name="P12"><text:span text:style-name="T26">UUID PK</text:span></text:p>
          </table:table-cell>
          <table:table-cell table:style-name="Tableau19.A2" office:value-type="string">
            <text:p text:style-name="P6"><text:span text:style-name="T2">1,1</text:span></text:p>
          </table:table-cell>
          <table:table-cell table:style-name="Tableau19.A2" office:value-type="string">
            <text:p text:style-name="P12"><text:span text:style-name="T28">Identifiant unique </text:span><text:soft-page-break/><text:span text:style-name="T28">du code promo</text:span></text:p>
          </table:table-cell>
        </table:table-row>
        <table:table-row table:style-name="Tableau19.1">
          <table:table-cell table:style-name="Tableau19.A3" office:value-type="string">
            <text:p text:style-name="P9"/>
          </table:table-cell>
          <table:table-cell table:style-name="Tableau19.A3" office:value-type="string">
            <text:p text:style-name="P12"><text:span text:style-name="T15">code</text:span></text:p>
          </table:table-cell>
          <table:table-cell table:style-name="Tableau19.A3" office:value-type="string">
            <text:p text:style-name="P12"><text:span text:style-name="T26">VARCHAR(50) UNIQUE NOT NULL</text:span></text:p>
          </table:table-cell>
          <table:table-cell table:style-name="Tableau19.A3" office:value-type="string">
            <text:p text:style-name="P6"><text:span text:style-name="T2">1,1</text:span></text:p>
          </table:table-cell>
          <table:table-cell table:style-name="Tableau19.A3" office:value-type="string">
            <text:p text:style-name="P12"><text:span text:style-name="T28">Code saisi par l'utilisateur (ex: SUMMER25)</text:span></text:p>
          </table:table-cell>
        </table:table-row>
        <table:table-row table:style-name="Tableau19.1">
          <table:table-cell table:style-name="Tableau19.A2" office:value-type="string">
            <text:p text:style-name="P9"/>
          </table:table-cell>
          <table:table-cell table:style-name="Tableau19.A2" office:value-type="string">
            <text:p text:style-name="P12"><text:span text:style-name="T15">discount_type</text:span></text:p>
          </table:table-cell>
          <table:table-cell table:style-name="Tableau19.A2" office:value-type="string">
            <text:p text:style-name="P12"><text:span text:style-name="T27">ENUM('PERCENTAGE','FIXED_AMOUNT','FREE_TRIAL_EXTENSION','PLAN_UPGRADE')</text:span></text:p>
          </table:table-cell>
          <table:table-cell table:style-name="Tableau19.A2" office:value-type="string">
            <text:p text:style-name="P6"><text:span text:style-name="T2">1,1</text:span></text:p>
          </table:table-cell>
          <table:table-cell table:style-name="Tableau19.A2" office:value-type="string">
            <text:p text:style-name="P12"><text:span text:style-name="T28">Type de remise</text:span></text:p>
          </table:table-cell>
        </table:table-row>
        <table:table-row table:style-name="Tableau19.1">
          <table:table-cell table:style-name="Tableau19.A3" office:value-type="string">
            <text:p text:style-name="P9"/>
          </table:table-cell>
          <table:table-cell table:style-name="Tableau19.A3" office:value-type="string">
            <text:p text:style-name="P12"><text:span text:style-name="T15">discount_value</text:span></text:p>
          </table:table-cell>
          <table:table-cell table:style-name="Tableau19.A3" office:value-type="string">
            <text:p text:style-name="P12"><text:span text:style-name="T26">DECIMAL(10,2) NULL</text:span></text:p>
          </table:table-cell>
          <table:table-cell table:style-name="Tableau19.A3" office:value-type="string">
            <text:p text:style-name="P6"><text:span text:style-name="T2">0,1</text:span></text:p>
          </table:table-cell>
          <table:table-cell table:style-name="Tableau19.A3" office:value-type="string">
            <text:p text:style-name="P12"><text:span text:style-name="T28">Valeur de la remise (% ou €)</text:span></text:p>
          </table:table-cell>
        </table:table-row>
        <table:table-row table:style-name="Tableau19.1">
          <table:table-cell table:style-name="Tableau19.A2" office:value-type="string">
            <text:p text:style-name="P9"/>
          </table:table-cell>
          <table:table-cell table:style-name="Tableau19.A2" office:value-type="string">
            <text:p text:style-name="P12"><text:span text:style-name="T15">applicable_plans</text:span></text:p>
          </table:table-cell>
          <table:table-cell table:style-name="Tableau19.A2" office:value-type="string">
            <text:p text:style-name="P12"><text:span text:style-name="T26">UUID[] NULL</text:span></text:p>
          </table:table-cell>
          <table:table-cell table:style-name="Tableau19.A2" office:value-type="string">
            <text:p text:style-name="P6"><text:span text:style-name="T2">0,1</text:span></text:p>
          </table:table-cell>
          <table:table-cell table:style-name="Tableau19.A2" office:value-type="string">
            <text:p text:style-name="P12"><text:span text:style-name="T28">Plans éligibles (NULL = tous)</text:span></text:p>
          </table:table-cell>
        </table:table-row>
        <table:table-row table:style-name="Tableau19.1">
          <table:table-cell table:style-name="Tableau19.A3" office:value-type="string">
            <text:p text:style-name="P9"/>
          </table:table-cell>
          <table:table-cell table:style-name="Tableau19.A3" office:value-type="string">
            <text:p text:style-name="P12"><text:span text:style-name="T15">max_uses</text:span></text:p>
          </table:table-cell>
          <table:table-cell table:style-name="Tableau19.A3" office:value-type="string">
            <text:p text:style-name="P12"><text:span text:style-name="T26">INTEGER NULL</text:span></text:p>
          </table:table-cell>
          <table:table-cell table:style-name="Tableau19.A3" office:value-type="string">
            <text:p text:style-name="P6"><text:span text:style-name="T2">0,1</text:span></text:p>
          </table:table-cell>
          <table:table-cell table:style-name="Tableau19.A3" office:value-type="string">
            <text:p text:style-name="P12"><text:span text:style-name="T28">Nombre max d'utilisations (NULL = illimité)</text:span></text:p>
          </table:table-cell>
        </table:table-row>
        <table:table-row table:style-name="Tableau19.1">
          <table:table-cell table:style-name="Tableau19.A2" office:value-type="string">
            <text:p text:style-name="P9"/>
          </table:table-cell>
          <table:table-cell table:style-name="Tableau19.A2" office:value-type="string">
            <text:p text:style-name="P12"><text:span text:style-name="T15">uses_count</text:span></text:p>
          </table:table-cell>
          <table:table-cell table:style-name="Tableau19.A2" office:value-type="string">
            <text:p text:style-name="P12"><text:span text:style-name="T26">INTEGER DEFAULT 0</text:span></text:p>
          </table:table-cell>
          <table:table-cell table:style-name="Tableau19.A2" office:value-type="string">
            <text:p text:style-name="P6"><text:span text:style-name="T2">1,1</text:span></text:p>
          </table:table-cell>
          <table:table-cell table:style-name="Tableau19.A2" office:value-type="string">
            <text:p text:style-name="P12"><text:span text:style-name="T28">Nombre </text:span><text:soft-page-break/><text:span text:style-name="T28">d'utilisations actuelles</text:span></text:p>
          </table:table-cell>
        </table:table-row>
        <table:table-row table:style-name="Tableau19.1">
          <table:table-cell table:style-name="Tableau19.A3" office:value-type="string">
            <text:p text:style-name="P9"/>
          </table:table-cell>
          <table:table-cell table:style-name="Tableau19.A3" office:value-type="string">
            <text:p text:style-name="P12"><text:span text:style-name="T15">max_uses_per_user</text:span></text:p>
          </table:table-cell>
          <table:table-cell table:style-name="Tableau19.A3" office:value-type="string">
            <text:p text:style-name="P12"><text:span text:style-name="T26">SMALLINT DEFAULT 1</text:span></text:p>
          </table:table-cell>
          <table:table-cell table:style-name="Tableau19.A3" office:value-type="string">
            <text:p text:style-name="P6"><text:span text:style-name="T2">1,1</text:span></text:p>
          </table:table-cell>
          <table:table-cell table:style-name="Tableau19.A3" office:value-type="string">
            <text:p text:style-name="P12"><text:span text:style-name="T28">Max utilisations par utilisateur unique</text:span></text:p>
          </table:table-cell>
        </table:table-row>
        <table:table-row table:style-name="Tableau19.1">
          <table:table-cell table:style-name="Tableau19.A2" office:value-type="string">
            <text:p text:style-name="P9"/>
          </table:table-cell>
          <table:table-cell table:style-name="Tableau19.A2" office:value-type="string">
            <text:p text:style-name="P12"><text:span text:style-name="T15">valid_from</text:span></text:p>
          </table:table-cell>
          <table:table-cell table:style-name="Tableau19.A2" office:value-type="string">
            <text:p text:style-name="P12"><text:span text:style-name="T26">TIMESTAMPTZ NOT NULL</text:span></text:p>
          </table:table-cell>
          <table:table-cell table:style-name="Tableau19.A2" office:value-type="string">
            <text:p text:style-name="P6"><text:span text:style-name="T2">1,1</text:span></text:p>
          </table:table-cell>
          <table:table-cell table:style-name="Tableau19.A2" office:value-type="string">
            <text:p text:style-name="P12"><text:span text:style-name="T28">Début de validité</text:span></text:p>
          </table:table-cell>
        </table:table-row>
        <table:table-row table:style-name="Tableau19.1">
          <table:table-cell table:style-name="Tableau19.A3" office:value-type="string">
            <text:p text:style-name="P9"/>
          </table:table-cell>
          <table:table-cell table:style-name="Tableau19.A3" office:value-type="string">
            <text:p text:style-name="P12"><text:span text:style-name="T15">valid_until</text:span></text:p>
          </table:table-cell>
          <table:table-cell table:style-name="Tableau19.A3" office:value-type="string">
            <text:p text:style-name="P12"><text:span text:style-name="T26">TIMESTAMPTZ NULL</text:span></text:p>
          </table:table-cell>
          <table:table-cell table:style-name="Tableau19.A3" office:value-type="string">
            <text:p text:style-name="P6"><text:span text:style-name="T2">0,1</text:span></text:p>
          </table:table-cell>
          <table:table-cell table:style-name="Tableau19.A3" office:value-type="string">
            <text:p text:style-name="P12"><text:span text:style-name="T28">Fin de validité (NULL = permanent)</text:span></text:p>
          </table:table-cell>
        </table:table-row>
        <table:table-row table:style-name="Tableau19.1">
          <table:table-cell table:style-name="Tableau19.A2" office:value-type="string">
            <text:p text:style-name="P9"/>
          </table:table-cell>
          <table:table-cell table:style-name="Tableau19.A2" office:value-type="string">
            <text:p text:style-name="P12"><text:span text:style-name="T15">is_active</text:span></text:p>
          </table:table-cell>
          <table:table-cell table:style-name="Tableau19.A2" office:value-type="string">
            <text:p text:style-name="P12"><text:span text:style-name="T26">BOOLEAN DEFAULT TRUE</text:span></text:p>
          </table:table-cell>
          <table:table-cell table:style-name="Tableau19.A2" office:value-type="string">
            <text:p text:style-name="P6"><text:span text:style-name="T2">1,1</text:span></text:p>
          </table:table-cell>
          <table:table-cell table:style-name="Tableau19.A2" office:value-type="string">
            <text:p text:style-name="P12"><text:span text:style-name="T28">Code activé</text:span></text:p>
          </table:table-cell>
        </table:table-row>
        <table:table-row table:style-name="Tableau19.1">
          <table:table-cell table:style-name="Tableau19.A3" office:value-type="string">
            <text:p text:style-name="P9"/>
          </table:table-cell>
          <table:table-cell table:style-name="Tableau19.A3" office:value-type="string">
            <text:p text:style-name="P12"><text:span text:style-name="T15">created_by</text:span></text:p>
          </table:table-cell>
          <table:table-cell table:style-name="Tableau19.A3" office:value-type="string">
            <text:p text:style-name="P12"><text:span text:style-name="T26">UUID FK → user_ NULL</text:span></text:p>
          </table:table-cell>
          <table:table-cell table:style-name="Tableau19.A3" office:value-type="string">
            <text:p text:style-name="P6"><text:span text:style-name="T2">0,1</text:span></text:p>
          </table:table-cell>
          <table:table-cell table:style-name="Tableau19.A3" office:value-type="string">
            <text:p text:style-name="P12"><text:span text:style-name="T28">Admin ayant créé le code</text:span></text:p>
          </table:table-cell>
        </table:table-row>
        <table:table-row table:style-name="Tableau19.1">
          <table:table-cell table:style-name="Tableau19.A2" office:value-type="string">
            <text:p text:style-name="P9"/>
          </table:table-cell>
          <table:table-cell table:style-name="Tableau19.A2" office:value-type="string">
            <text:p text:style-name="P12"><text:span text:style-name="T15">created_at</text:span></text:p>
          </table:table-cell>
          <table:table-cell table:style-name="Tableau19.A2" office:value-type="string">
            <text:p text:style-name="P12"><text:span text:style-name="T26">TIMESTAMPTZ DEFAULT NOW()</text:span></text:p>
          </table:table-cell>
          <table:table-cell table:style-name="Tableau19.A2" office:value-type="string">
            <text:p text:style-name="P6"><text:span text:style-name="T2">1,1</text:span></text:p>
          </table:table-cell>
          <table:table-cell table:style-name="Tableau19.A2" office:value-type="string">
            <text:p text:style-name="P12"><text:span text:style-name="T28">Date de création</text:span></text:p>
          </table:table-cell>
        </table:table-row>
      </table:table>
      <text:p text:style-name="P8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row table:style-name="Tableau20.1">
          <table:table-cell table:style-name="Tableau20.A1" office:value-type="string">
            <text:p text:style-name="P12"><text:span text:style-name="T18">Table</text:span></text:p>
          </table:table-cell>
          <table:table-cell table:style-name="Tableau20.A1" office:value-type="string">
            <text:p text:style-name="P12"><text:span text:style-name="T18">Attribut</text:span></text:p>
          </table:table-cell>
          <table:table-cell table:style-name="Tableau20.A1" office:value-type="string">
            <text:p text:style-name="P12"><text:span text:style-name="T18">Type</text:span></text:p>
          </table:table-cell>
          <table:table-cell table:style-name="Tableau20.A1" office:value-type="string">
            <text:p text:style-name="P12"><text:span text:style-name="T18">Card.</text:span></text:p>
          </table:table-cell>
          <table:table-cell table:style-name="Tableau20.A1" office:value-type="string">
            <text:p text:style-name="P12"><text:span text:style-name="T18">Description</text:span></text:p>
          </table:table-cell>
        </table:table-row>
        <text:soft-page-break/>
        <table:table-row table:style-name="Tableau20.1">
          <table:table-cell table:style-name="Tableau20.A2" table:number-columns-spanned="5" office:value-type="string">
            <text:p text:style-name="P12"><text:span text:style-name="T17"><text:s text:c="2"/>MODULE 4 — RÔLES SYSTÈME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D"/>
        <table:table-column table:style-name="Tableau21.E"/>
        <table:table-row table:style-name="Tableau21.1">
          <table:table-cell table:style-name="Tableau21.A1" office:value-type="string">
            <text:p text:style-name="P12"><text:span text:style-name="T18">Table</text:span></text:p>
          </table:table-cell>
          <table:table-cell table:style-name="Tableau21.A1" office:value-type="string">
            <text:p text:style-name="P12"><text:span text:style-name="T18">Attribut</text:span></text:p>
          </table:table-cell>
          <table:table-cell table:style-name="Tableau21.A1" office:value-type="string">
            <text:p text:style-name="P12"><text:span text:style-name="T18">Type</text:span></text:p>
          </table:table-cell>
          <table:table-cell table:style-name="Tableau21.A1" office:value-type="string">
            <text:p text:style-name="P12"><text:span text:style-name="T18">Card.</text:span></text:p>
          </table:table-cell>
          <table:table-cell table:style-name="Tableau21.A1" office:value-type="string">
            <text:p text:style-name="P12"><text:span text:style-name="T18">Description</text:span></text:p>
          </table:table-cell>
        </table:table-row>
        <table:table-row table:style-name="Tableau21.1">
          <table:table-cell table:style-name="Tableau21.A2" office:value-type="string">
            <text:p text:style-name="P12"><text:span text:style-name="T24">role</text:span></text:p>
          </table:table-cell>
          <table:table-cell table:style-name="Tableau21.A2" office:value-type="string">
            <text:p text:style-name="P12"><text:span text:style-name="T15">role_id</text:span></text:p>
          </table:table-cell>
          <table:table-cell table:style-name="Tableau21.A2" office:value-type="string">
            <text:p text:style-name="P12"><text:span text:style-name="T26">UUID PK</text:span></text:p>
          </table:table-cell>
          <table:table-cell table:style-name="Tableau21.A2" office:value-type="string">
            <text:p text:style-name="P6"><text:span text:style-name="T2">1,1</text:span></text:p>
          </table:table-cell>
          <table:table-cell table:style-name="Tableau21.A2" office:value-type="string">
            <text:p text:style-name="P12"><text:span text:style-name="T28">Identifiant unique du rôle</text:span></text:p>
          </table:table-cell>
        </table:table-row>
        <table:table-row table:style-name="Tableau21.1">
          <table:table-cell table:style-name="Tableau21.A3" office:value-type="string">
            <text:p text:style-name="P9"/>
          </table:table-cell>
          <table:table-cell table:style-name="Tableau21.A3" office:value-type="string">
            <text:p text:style-name="P12"><text:span text:style-name="T15">role_code</text:span></text:p>
          </table:table-cell>
          <table:table-cell table:style-name="Tableau21.A3" office:value-type="string">
            <text:p text:style-name="P12"><text:span text:style-name="T26">VARCHAR(50) UNIQUE NOT NULL</text:span></text:p>
          </table:table-cell>
          <table:table-cell table:style-name="Tableau21.A3" office:value-type="string">
            <text:p text:style-name="P6"><text:span text:style-name="T2">1,1</text:span></text:p>
          </table:table-cell>
          <table:table-cell table:style-name="Tableau21.A3" office:value-type="string">
            <text:p text:style-name="P12"><text:span text:style-name="T28">Code technique : 'ADMIN','USER','B2B_ADMIN','NUTRITIONIST','MODERATOR'</text:span></text:p>
          </table:table-cell>
        </table:table-row>
        <table:table-row table:style-name="Tableau21.1">
          <table:table-cell table:style-name="Tableau21.A2" office:value-type="string">
            <text:p text:style-name="P9"/>
          </table:table-cell>
          <table:table-cell table:style-name="Tableau21.A2" office:value-type="string">
            <text:p text:style-name="P12"><text:span text:style-name="T15">name</text:span></text:p>
          </table:table-cell>
          <table:table-cell table:style-name="Tableau21.A2" office:value-type="string">
            <text:p text:style-name="P12"><text:span text:style-name="T26">VARCHAR(100)</text:span></text:p>
          </table:table-cell>
          <table:table-cell table:style-name="Tableau21.A2" office:value-type="string">
            <text:p text:style-name="P6"><text:span text:style-name="T2">1,1</text:span></text:p>
          </table:table-cell>
          <table:table-cell table:style-name="Tableau21.A2" office:value-type="string">
            <text:p text:style-name="P12"><text:span text:style-name="T28">Libellé du rôle</text:span></text:p>
          </table:table-cell>
        </table:table-row>
        <table:table-row table:style-name="Tableau21.1">
          <table:table-cell table:style-name="Tableau21.A3" office:value-type="string">
            <text:p text:style-name="P9"/>
          </table:table-cell>
          <table:table-cell table:style-name="Tableau21.A3" office:value-type="string">
            <text:p text:style-name="P12"><text:span text:style-name="T15">description</text:span></text:p>
          </table:table-cell>
          <table:table-cell table:style-name="Tableau21.A3" office:value-type="string">
            <text:p text:style-name="P12"><text:span text:style-name="T26">TEXT NULL</text:span></text:p>
          </table:table-cell>
          <table:table-cell table:style-name="Tableau21.A3" office:value-type="string">
            <text:p text:style-name="P6"><text:span text:style-name="T2">0,1</text:span></text:p>
          </table:table-cell>
          <table:table-cell table:style-name="Tableau21.A3" office:value-type="string">
            <text:p text:style-name="P12"><text:span text:style-name="T28">Description des droits conférés</text:span></text:p>
          </table:table-cell>
        </table:table-row>
        <table:table-row table:style-name="Tableau21.1">
          <table:table-cell table:style-name="Tableau21.A2" office:value-type="string">
            <text:p text:style-name="P9"/>
          </table:table-cell>
          <table:table-cell table:style-name="Tableau21.A2" office:value-type="string">
            <text:p text:style-name="P12"><text:span text:style-name="T15">scope</text:span></text:p>
          </table:table-cell>
          <table:table-cell table:style-name="Tableau21.A2" office:value-type="string">
            <text:p text:style-name="P12"><text:span text:style-name="T26">ENUM('PLATFORM','ORGANIZATION','PERSONAL')</text:span></text:p>
          </table:table-cell>
          <table:table-cell table:style-name="Tableau21.A2" office:value-type="string">
            <text:p text:style-name="P6"><text:span text:style-name="T2">1,1</text:span></text:p>
          </table:table-cell>
          <table:table-cell table:style-name="Tableau21.A2" office:value-type="string">
            <text:p text:style-name="P12"><text:span text:style-name="T28">Portée du rôle</text:span></text:p>
          </table:table-cell>
        </table:table-row>
        <table:table-row table:style-name="Tableau21.1">
          <table:table-cell table:style-name="Tableau21.A3" office:value-type="string">
            <text:p text:style-name="P9"/>
          </table:table-cell>
          <table:table-cell table:style-name="Tableau21.A3" office:value-type="string">
            <text:p text:style-name="P12"><text:span text:style-name="T15">is_system</text:span></text:p>
          </table:table-cell>
          <table:table-cell table:style-name="Tableau21.A3" office:value-type="string">
            <text:p text:style-name="P12"><text:span text:style-name="T26">BOOLEAN DEFAULT FALSE</text:span></text:p>
          </table:table-cell>
          <table:table-cell table:style-name="Tableau21.A3" office:value-type="string">
            <text:p text:style-name="P6"><text:span text:style-name="T2">1,1</text:span></text:p>
          </table:table-cell>
          <table:table-cell table:style-name="Tableau21.A3" office:value-type="string">
            <text:p text:style-name="P12"><text:span text:style-name="T28">Rôle système non supprimable</text:span></text:p>
          </table:table-cell>
        </table:table-row>
        <table:table-row table:style-name="Tableau21.1">
          <table:table-cell table:style-name="Tableau21.A2" office:value-type="string">
            <text:p text:style-name="P9"/>
          </table:table-cell>
          <table:table-cell table:style-name="Tableau21.A2" office:value-type="string">
            <text:p text:style-name="P12"><text:span text:style-name="T15">created_at</text:span></text:p>
          </table:table-cell>
          <table:table-cell table:style-name="Tableau21.A2" office:value-type="string">
            <text:p text:style-name="P12"><text:span text:style-name="T26">TIMESTAMPTZ DEFAULT NOW()</text:span></text:p>
          </table:table-cell>
          <table:table-cell table:style-name="Tableau21.A2" office:value-type="string">
            <text:p text:style-name="P6"><text:span text:style-name="T2">1,1</text:span></text:p>
          </table:table-cell>
          <table:table-cell table:style-name="Tableau21.A2" office:value-type="string">
            <text:p text:style-name="P12"><text:span text:style-name="T28">Date de création</text:span></text:p>
          </table:table-cell>
        </table:table-row>
      </table:table>
      <text:p text:style-name="P8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column table:style-name="Tableau22.E"/>
        <table:table-row table:style-name="Tableau22.1">
          <table:table-cell table:style-name="Tableau22.A1" office:value-type="string">
            <text:p text:style-name="P12"><text:span text:style-name="T18">Table</text:span></text:p>
          </table:table-cell>
          <table:table-cell table:style-name="Tableau22.A1" office:value-type="string">
            <text:p text:style-name="P12"><text:span text:style-name="T18">Attribut</text:span></text:p>
          </table:table-cell>
          <table:table-cell table:style-name="Tableau22.A1" office:value-type="string">
            <text:p text:style-name="P12"><text:span text:style-name="T18">Type</text:span></text:p>
          </table:table-cell>
          <table:table-cell table:style-name="Tableau22.A1" office:value-type="string">
            <text:p text:style-name="P12"><text:span text:style-name="T18">Card.</text:span></text:p>
          </table:table-cell>
          <table:table-cell table:style-name="Tableau22.A1" office:value-type="string">
            <text:p text:style-name="P12"><text:span text:style-name="T18">Description</text:span></text:p>
          </table:table-cell>
        </table:table-row>
        <table:table-row table:style-name="Tableau22.1">
          <table:table-cell table:style-name="Tableau22.A2" table:number-columns-spanned="5" office:value-type="string">
            <text:p text:style-name="P12"><text:span text:style-name="T17"><text:s text:c="2"/>MODULE 4 — PERMISSIONS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column table:style-name="Tableau23.E"/>
        <table:table-row table:style-name="Tableau23.1">
          <table:table-cell table:style-name="Tableau23.A1" office:value-type="string">
            <text:p text:style-name="P12"><text:span text:style-name="T18">Table</text:span></text:p>
          </table:table-cell>
          <table:table-cell table:style-name="Tableau23.A1" office:value-type="string">
            <text:p text:style-name="P12"><text:span text:style-name="T18">Attribut</text:span></text:p>
          </table:table-cell>
          <table:table-cell table:style-name="Tableau23.A1" office:value-type="string">
            <text:p text:style-name="P12"><text:span text:style-name="T18">Type</text:span></text:p>
          </table:table-cell>
          <table:table-cell table:style-name="Tableau23.A1" office:value-type="string">
            <text:p text:style-name="P12"><text:span text:style-name="T18">Card.</text:span></text:p>
          </table:table-cell>
          <table:table-cell table:style-name="Tableau23.A1" office:value-type="string">
            <text:p text:style-name="P12"><text:span text:style-name="T18">Description</text:span></text:p>
          </table:table-cell>
        </table:table-row>
        <table:table-row table:style-name="Tableau23.1">
          <table:table-cell table:style-name="Tableau23.A2" office:value-type="string">
            <text:p text:style-name="P12"><text:span text:style-name="T24">permission</text:span></text:p>
          </table:table-cell>
          <table:table-cell table:style-name="Tableau23.A2" office:value-type="string">
            <text:p text:style-name="P12"><text:span text:style-name="T15">permission_id</text:span></text:p>
          </table:table-cell>
          <table:table-cell table:style-name="Tableau23.A2" office:value-type="string">
            <text:p text:style-name="P12"><text:span text:style-name="T26">UUID PK</text:span></text:p>
          </table:table-cell>
          <table:table-cell table:style-name="Tableau23.A2" office:value-type="string">
            <text:p text:style-name="P6"><text:span text:style-name="T2">1,1</text:span></text:p>
          </table:table-cell>
          <table:table-cell table:style-name="Tableau23.A2" office:value-type="string">
            <text:p text:style-name="P12"><text:span text:style-name="T28">Identifiant de la </text:span><text:soft-page-break/><text:span text:style-name="T28">permission</text:span></text:p>
          </table:table-cell>
        </table:table-row>
        <table:table-row table:style-name="Tableau23.1">
          <table:table-cell table:style-name="Tableau23.A3" office:value-type="string">
            <text:p text:style-name="P9"/>
          </table:table-cell>
          <table:table-cell table:style-name="Tableau23.A3" office:value-type="string">
            <text:p text:style-name="P12"><text:span text:style-name="T15">permission_code</text:span></text:p>
          </table:table-cell>
          <table:table-cell table:style-name="Tableau23.A3" office:value-type="string">
            <text:p text:style-name="P12"><text:span text:style-name="T26">VARCHAR(100) UNIQUE</text:span></text:p>
          </table:table-cell>
          <table:table-cell table:style-name="Tableau23.A3" office:value-type="string">
            <text:p text:style-name="P6"><text:span text:style-name="T2">1,1</text:span></text:p>
          </table:table-cell>
          <table:table-cell table:style-name="Tableau23.A3" office:value-type="string">
            <text:p text:style-name="P12"><text:span text:style-name="T28">Code : 'subscription:read', 'user:delete', etc.</text:span></text:p>
          </table:table-cell>
        </table:table-row>
        <table:table-row table:style-name="Tableau23.1">
          <table:table-cell table:style-name="Tableau23.A2" office:value-type="string">
            <text:p text:style-name="P9"/>
          </table:table-cell>
          <table:table-cell table:style-name="Tableau23.A2" office:value-type="string">
            <text:p text:style-name="P12"><text:span text:style-name="T15">resource</text:span></text:p>
          </table:table-cell>
          <table:table-cell table:style-name="Tableau23.A2" office:value-type="string">
            <text:p text:style-name="P12"><text:span text:style-name="T26">VARCHAR(50)</text:span></text:p>
          </table:table-cell>
          <table:table-cell table:style-name="Tableau23.A2" office:value-type="string">
            <text:p text:style-name="P6"><text:span text:style-name="T2">1,1</text:span></text:p>
          </table:table-cell>
          <table:table-cell table:style-name="Tableau23.A2" office:value-type="string">
            <text:p text:style-name="P12"><text:span text:style-name="T28">Ressource cible (ex: 'subscription', 'user')</text:span></text:p>
          </table:table-cell>
        </table:table-row>
        <table:table-row table:style-name="Tableau23.1">
          <table:table-cell table:style-name="Tableau23.A3" office:value-type="string">
            <text:p text:style-name="P9"/>
          </table:table-cell>
          <table:table-cell table:style-name="Tableau23.A3" office:value-type="string">
            <text:p text:style-name="P12"><text:span text:style-name="T15">action</text:span></text:p>
          </table:table-cell>
          <table:table-cell table:style-name="Tableau23.A3" office:value-type="string">
            <text:p text:style-name="P12"><text:span text:style-name="T27">ENUM('CREATE','READ','UPDATE','DELETE','EXPORT','ADMIN')</text:span></text:p>
          </table:table-cell>
          <table:table-cell table:style-name="Tableau23.A3" office:value-type="string">
            <text:p text:style-name="P6"><text:span text:style-name="T2">1,1</text:span></text:p>
          </table:table-cell>
          <table:table-cell table:style-name="Tableau23.A3" office:value-type="string">
            <text:p text:style-name="P12"><text:span text:style-name="T28">Action autorisée</text:span></text:p>
          </table:table-cell>
        </table:table-row>
        <table:table-row table:style-name="Tableau23.1">
          <table:table-cell table:style-name="Tableau23.A2" office:value-type="string">
            <text:p text:style-name="P9"/>
          </table:table-cell>
          <table:table-cell table:style-name="Tableau23.A2" office:value-type="string">
            <text:p text:style-name="P12"><text:span text:style-name="T15">description</text:span></text:p>
          </table:table-cell>
          <table:table-cell table:style-name="Tableau23.A2" office:value-type="string">
            <text:p text:style-name="P12"><text:span text:style-name="T26">TEXT NULL</text:span></text:p>
          </table:table-cell>
          <table:table-cell table:style-name="Tableau23.A2" office:value-type="string">
            <text:p text:style-name="P6"><text:span text:style-name="T2">0,1</text:span></text:p>
          </table:table-cell>
          <table:table-cell table:style-name="Tableau23.A2" office:value-type="string">
            <text:p text:style-name="P12"><text:span text:style-name="T28">Description lisible de la permission</text:span></text:p>
          </table:table-cell>
        </table:table-row>
      </table:table>
      <text:p text:style-name="P8"/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D"/>
        <table:table-column table:style-name="Tableau24.E"/>
        <table:table-row table:style-name="Tableau24.1">
          <table:table-cell table:style-name="Tableau24.A1" office:value-type="string">
            <text:p text:style-name="P12"><text:span text:style-name="T18">Table</text:span></text:p>
          </table:table-cell>
          <table:table-cell table:style-name="Tableau24.A1" office:value-type="string">
            <text:p text:style-name="P12"><text:span text:style-name="T18">Attribut</text:span></text:p>
          </table:table-cell>
          <table:table-cell table:style-name="Tableau24.A1" office:value-type="string">
            <text:p text:style-name="P12"><text:span text:style-name="T18">Type</text:span></text:p>
          </table:table-cell>
          <table:table-cell table:style-name="Tableau24.A1" office:value-type="string">
            <text:p text:style-name="P12"><text:span text:style-name="T18">Card.</text:span></text:p>
          </table:table-cell>
          <table:table-cell table:style-name="Tableau24.A1" office:value-type="string">
            <text:p text:style-name="P12"><text:span text:style-name="T18">Description</text:span></text:p>
          </table:table-cell>
        </table:table-row>
        <table:table-row table:style-name="Tableau24.1">
          <table:table-cell table:style-name="Tableau24.A2" table:number-columns-spanned="5" office:value-type="string">
            <text:p text:style-name="P12"><text:span text:style-name="T17"><text:s text:c="2"/>MODULE 4 — ASSOCIATION ROLE &lt;-&gt; PERMISSION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row table:style-name="Tableau25.1">
          <table:table-cell table:style-name="Tableau25.A1" office:value-type="string">
            <text:p text:style-name="P12"><text:span text:style-name="T18">Table</text:span></text:p>
          </table:table-cell>
          <table:table-cell table:style-name="Tableau25.A1" office:value-type="string">
            <text:p text:style-name="P12"><text:span text:style-name="T18">Attribut</text:span></text:p>
          </table:table-cell>
          <table:table-cell table:style-name="Tableau25.A1" office:value-type="string">
            <text:p text:style-name="P12"><text:span text:style-name="T18">Type</text:span></text:p>
          </table:table-cell>
          <table:table-cell table:style-name="Tableau25.A1" office:value-type="string">
            <text:p text:style-name="P12"><text:span text:style-name="T18">Card.</text:span></text:p>
          </table:table-cell>
          <table:table-cell table:style-name="Tableau25.A1" office:value-type="string">
            <text:p text:style-name="P12"><text:span text:style-name="T18">Description</text:span></text:p>
          </table:table-cell>
        </table:table-row>
        <table:table-row table:style-name="Tableau25.1">
          <table:table-cell table:style-name="Tableau25.A2" office:value-type="string">
            <text:p text:style-name="P12"><text:span text:style-name="T24">role_permission</text:span></text:p>
          </table:table-cell>
          <table:table-cell table:style-name="Tableau25.A2" office:value-type="string">
            <text:p text:style-name="P12"><text:span text:style-name="T15">role_id</text:span></text:p>
          </table:table-cell>
          <table:table-cell table:style-name="Tableau25.A2" office:value-type="string">
            <text:p text:style-name="P12"><text:span text:style-name="T26">UUID FK → role</text:span></text:p>
          </table:table-cell>
          <table:table-cell table:style-name="Tableau25.A2" office:value-type="string">
            <text:p text:style-name="P6"><text:span text:style-name="T2">N,N</text:span></text:p>
          </table:table-cell>
          <table:table-cell table:style-name="Tableau25.A2" office:value-type="string">
            <text:p text:style-name="P12"><text:span text:style-name="T28">Rôle concerné</text:span></text:p>
          </table:table-cell>
        </table:table-row>
        <table:table-row table:style-name="Tableau25.1">
          <table:table-cell table:style-name="Tableau25.A3" office:value-type="string">
            <text:p text:style-name="P9"/>
          </table:table-cell>
          <table:table-cell table:style-name="Tableau25.A3" office:value-type="string">
            <text:p text:style-name="P12"><text:span text:style-name="T15">permission_id</text:span></text:p>
          </table:table-cell>
          <table:table-cell table:style-name="Tableau25.A3" office:value-type="string">
            <text:p text:style-name="P12"><text:span text:style-name="T26">UUID FK → permission</text:span></text:p>
          </table:table-cell>
          <table:table-cell table:style-name="Tableau25.A3" office:value-type="string">
            <text:p text:style-name="P6"><text:span text:style-name="T2">N,N</text:span></text:p>
          </table:table-cell>
          <table:table-cell table:style-name="Tableau25.A3" office:value-type="string">
            <text:p text:style-name="P12"><text:span text:style-name="T28">Permission accordée</text:span></text:p>
          </table:table-cell>
        </table:table-row>
        <table:table-row table:style-name="Tableau25.1">
          <table:table-cell table:style-name="Tableau25.A2" office:value-type="string">
            <text:p text:style-name="P9"/>
          </table:table-cell>
          <table:table-cell table:style-name="Tableau25.A2" office:value-type="string">
            <text:p text:style-name="P12"><text:span text:style-name="T15">granted_at</text:span></text:p>
          </table:table-cell>
          <table:table-cell table:style-name="Tableau25.A2" office:value-type="string">
            <text:p text:style-name="P12"><text:span text:style-name="T26">TIMESTAMPTZ DEFAULT NOW()</text:span></text:p>
          </table:table-cell>
          <table:table-cell table:style-name="Tableau25.A2" office:value-type="string">
            <text:p text:style-name="P6"><text:span text:style-name="T2">1,1</text:span></text:p>
          </table:table-cell>
          <table:table-cell table:style-name="Tableau25.A2" office:value-type="string">
            <text:p text:style-name="P12"><text:span text:style-name="T28">Date d'attribution</text:span></text:p>
          </table:table-cell>
        </table:table-row>
        <table:table-row table:style-name="Tableau25.1">
          <table:table-cell table:style-name="Tableau25.A3" office:value-type="string">
            <text:p text:style-name="P9"/>
          </table:table-cell>
          <table:table-cell table:style-name="Tableau25.A3" office:value-type="string">
            <text:p text:style-name="P12"><text:span text:style-name="T15">granted_by</text:span></text:p>
          </table:table-cell>
          <table:table-cell table:style-name="Tableau25.A3" office:value-type="string">
            <text:p text:style-name="P12"><text:span text:style-name="T26">UUID FK → user_ NULL</text:span></text:p>
          </table:table-cell>
          <table:table-cell table:style-name="Tableau25.A3" office:value-type="string">
            <text:p text:style-name="P6"><text:span text:style-name="T2">0,1</text:span></text:p>
          </table:table-cell>
          <table:table-cell table:style-name="Tableau25.A3" office:value-type="string">
            <text:p text:style-name="P12"><text:span text:style-name="T28">Admin ayant accordé la permission</text:span></text:p>
          </table:table-cell>
        </table:table-row>
        <table:table-row table:style-name="Tableau25.1">
          <table:table-cell table:style-name="Tableau25.A2" office:value-type="string">
            <text:p text:style-name="P9"/>
          </table:table-cell>
          <table:table-cell table:style-name="Tableau25.A2" office:value-type="string">
            <text:p text:style-name="P12"><text:span text:style-name="T15">PK</text:span></text:p>
          </table:table-cell>
          <table:table-cell table:style-name="Tableau25.A2" office:value-type="string">
            <text:p text:style-name="P12"><text:span text:style-name="T26">(role_id, </text:span><text:soft-page-break/><text:span text:style-name="T26">permission_id)</text:span></text:p>
          </table:table-cell>
          <table:table-cell table:style-name="Tableau25.A2" office:value-type="string">
            <text:p text:style-name="P6"><text:span text:style-name="T2">—</text:span></text:p>
          </table:table-cell>
          <table:table-cell table:style-name="Tableau25.A2" office:value-type="string">
            <text:p text:style-name="P12"><text:span text:style-name="T28">Clé primaire composite</text:span></text:p>
          </table:table-cell>
        </table:table-row>
      </table:table>
      <text:p text:style-name="P8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column table:style-name="Tableau26.E"/>
        <table:table-row table:style-name="Tableau26.1">
          <table:table-cell table:style-name="Tableau26.A1" office:value-type="string">
            <text:p text:style-name="P12"><text:span text:style-name="T18">Table</text:span></text:p>
          </table:table-cell>
          <table:table-cell table:style-name="Tableau26.A1" office:value-type="string">
            <text:p text:style-name="P12"><text:span text:style-name="T18">Attribut</text:span></text:p>
          </table:table-cell>
          <table:table-cell table:style-name="Tableau26.A1" office:value-type="string">
            <text:p text:style-name="P12"><text:span text:style-name="T18">Type</text:span></text:p>
          </table:table-cell>
          <table:table-cell table:style-name="Tableau26.A1" office:value-type="string">
            <text:p text:style-name="P12"><text:span text:style-name="T18">Card.</text:span></text:p>
          </table:table-cell>
          <table:table-cell table:style-name="Tableau26.A1" office:value-type="string">
            <text:p text:style-name="P12"><text:span text:style-name="T18">Description</text:span></text:p>
          </table:table-cell>
        </table:table-row>
        <table:table-row table:style-name="Tableau26.1">
          <table:table-cell table:style-name="Tableau26.A2" table:number-columns-spanned="5" office:value-type="string">
            <text:p text:style-name="P12"><text:span text:style-name="T17"><text:s text:c="2"/>MODULE 4 — ASSOCIATION USER &lt;-&gt; ROLE (avec contexte plan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D"/>
        <table:table-column table:style-name="Tableau27.E"/>
        <table:table-row table:style-name="Tableau27.1">
          <table:table-cell table:style-name="Tableau27.A1" office:value-type="string">
            <text:p text:style-name="P12"><text:span text:style-name="T18">Table</text:span></text:p>
          </table:table-cell>
          <table:table-cell table:style-name="Tableau27.A1" office:value-type="string">
            <text:p text:style-name="P12"><text:span text:style-name="T18">Attribut</text:span></text:p>
          </table:table-cell>
          <table:table-cell table:style-name="Tableau27.A1" office:value-type="string">
            <text:p text:style-name="P12"><text:span text:style-name="T18">Type</text:span></text:p>
          </table:table-cell>
          <table:table-cell table:style-name="Tableau27.A1" office:value-type="string">
            <text:p text:style-name="P12"><text:span text:style-name="T18">Card.</text:span></text:p>
          </table:table-cell>
          <table:table-cell table:style-name="Tableau27.A1" office:value-type="string">
            <text:p text:style-name="P12"><text:span text:style-name="T18">Description</text:span></text:p>
          </table:table-cell>
        </table:table-row>
        <table:table-row table:style-name="Tableau27.1">
          <table:table-cell table:style-name="Tableau27.A2" office:value-type="string">
            <text:p text:style-name="P12"><text:span text:style-name="T24">user_role</text:span></text:p>
          </table:table-cell>
          <table:table-cell table:style-name="Tableau27.A2" office:value-type="string">
            <text:p text:style-name="P12"><text:span text:style-name="T15">user_role_id</text:span></text:p>
          </table:table-cell>
          <table:table-cell table:style-name="Tableau27.A2" office:value-type="string">
            <text:p text:style-name="P12"><text:span text:style-name="T26">UUID PK</text:span></text:p>
          </table:table-cell>
          <table:table-cell table:style-name="Tableau27.A2" office:value-type="string">
            <text:p text:style-name="P6"><text:span text:style-name="T2">1,1</text:span></text:p>
          </table:table-cell>
          <table:table-cell table:style-name="Tableau27.A2" office:value-type="string">
            <text:p text:style-name="P12"><text:span text:style-name="T28">Identifiant de l'attribution de rôle</text:span></text:p>
          </table:table-cell>
        </table:table-row>
        <table:table-row table:style-name="Tableau27.1">
          <table:table-cell table:style-name="Tableau27.A3" office:value-type="string">
            <text:p text:style-name="P9"/>
          </table:table-cell>
          <table:table-cell table:style-name="Tableau27.A3" office:value-type="string">
            <text:p text:style-name="P12"><text:span text:style-name="T15">user_id</text:span></text:p>
          </table:table-cell>
          <table:table-cell table:style-name="Tableau27.A3" office:value-type="string">
            <text:p text:style-name="P12"><text:span text:style-name="T26">UUID FK → user_</text:span></text:p>
          </table:table-cell>
          <table:table-cell table:style-name="Tableau27.A3" office:value-type="string">
            <text:p text:style-name="P6"><text:span text:style-name="T2">1,N</text:span></text:p>
          </table:table-cell>
          <table:table-cell table:style-name="Tableau27.A3" office:value-type="string">
            <text:p text:style-name="P12"><text:span text:style-name="T28">Utilisateur concerné</text:span></text:p>
          </table:table-cell>
        </table:table-row>
        <table:table-row table:style-name="Tableau27.1">
          <table:table-cell table:style-name="Tableau27.A2" office:value-type="string">
            <text:p text:style-name="P9"/>
          </table:table-cell>
          <table:table-cell table:style-name="Tableau27.A2" office:value-type="string">
            <text:p text:style-name="P12"><text:span text:style-name="T15">role_id</text:span></text:p>
          </table:table-cell>
          <table:table-cell table:style-name="Tableau27.A2" office:value-type="string">
            <text:p text:style-name="P12"><text:span text:style-name="T26">UUID FK → role</text:span></text:p>
          </table:table-cell>
          <table:table-cell table:style-name="Tableau27.A2" office:value-type="string">
            <text:p text:style-name="P6"><text:span text:style-name="T2">1,N</text:span></text:p>
          </table:table-cell>
          <table:table-cell table:style-name="Tableau27.A2" office:value-type="string">
            <text:p text:style-name="P12"><text:span text:style-name="T28">Rôle attribué</text:span></text:p>
          </table:table-cell>
        </table:table-row>
        <table:table-row table:style-name="Tableau27.1">
          <table:table-cell table:style-name="Tableau27.A3" office:value-type="string">
            <text:p text:style-name="P9"/>
          </table:table-cell>
          <table:table-cell table:style-name="Tableau27.A3" office:value-type="string">
            <text:p text:style-name="P12"><text:span text:style-name="T15">subscription_id</text:span></text:p>
          </table:table-cell>
          <table:table-cell table:style-name="Tableau27.A3" office:value-type="string">
            <text:p text:style-name="P12"><text:span text:style-name="T26">UUID FK → subscription NULL</text:span></text:p>
          </table:table-cell>
          <table:table-cell table:style-name="Tableau27.A3" office:value-type="string">
            <text:p text:style-name="P6"><text:span text:style-name="T2">0,1</text:span></text:p>
          </table:table-cell>
          <table:table-cell table:style-name="Tableau27.A3" office:value-type="string">
            <text:p text:style-name="P12"><text:span text:style-name="T28">Abonnement associé (si rôle plan-dépendant)</text:span></text:p>
          </table:table-cell>
        </table:table-row>
        <table:table-row table:style-name="Tableau27.1">
          <table:table-cell table:style-name="Tableau27.A2" office:value-type="string">
            <text:p text:style-name="P9"/>
          </table:table-cell>
          <table:table-cell table:style-name="Tableau27.A2" office:value-type="string">
            <text:p text:style-name="P12"><text:span text:style-name="T15">organization_id</text:span></text:p>
          </table:table-cell>
          <table:table-cell table:style-name="Tableau27.A2" office:value-type="string">
            <text:p text:style-name="P12"><text:span text:style-name="T26">UUID FK → organization NULL</text:span></text:p>
          </table:table-cell>
          <table:table-cell table:style-name="Tableau27.A2" office:value-type="string">
            <text:p text:style-name="P6"><text:span text:style-name="T2">0,1</text:span></text:p>
          </table:table-cell>
          <table:table-cell table:style-name="Tableau27.A2" office:value-type="string">
            <text:p text:style-name="P12"><text:span text:style-name="T28">Organisation B2B si applicable</text:span></text:p>
          </table:table-cell>
        </table:table-row>
        <table:table-row table:style-name="Tableau27.1">
          <table:table-cell table:style-name="Tableau27.A3" office:value-type="string">
            <text:p text:style-name="P9"/>
          </table:table-cell>
          <table:table-cell table:style-name="Tableau27.A3" office:value-type="string">
            <text:p text:style-name="P12"><text:span text:style-name="T15">is_active</text:span></text:p>
          </table:table-cell>
          <table:table-cell table:style-name="Tableau27.A3" office:value-type="string">
            <text:p text:style-name="P12"><text:span text:style-name="T26">BOOLEAN DEFAULT TRUE</text:span></text:p>
          </table:table-cell>
          <table:table-cell table:style-name="Tableau27.A3" office:value-type="string">
            <text:p text:style-name="P6"><text:span text:style-name="T2">1,1</text:span></text:p>
          </table:table-cell>
          <table:table-cell table:style-name="Tableau27.A3" office:value-type="string">
            <text:p text:style-name="P12"><text:span text:style-name="T28">Attribution active</text:span></text:p>
          </table:table-cell>
        </table:table-row>
        <table:table-row table:style-name="Tableau27.1">
          <table:table-cell table:style-name="Tableau27.A2" office:value-type="string">
            <text:p text:style-name="P9"/>
          </table:table-cell>
          <table:table-cell table:style-name="Tableau27.A2" office:value-type="string">
            <text:p text:style-name="P12"><text:span text:style-name="T15">granted_at</text:span></text:p>
          </table:table-cell>
          <table:table-cell table:style-name="Tableau27.A2" office:value-type="string">
            <text:p text:style-name="P12"><text:span text:style-name="T26">TIMESTAMPTZ DEFAULT NOW()</text:span></text:p>
          </table:table-cell>
          <table:table-cell table:style-name="Tableau27.A2" office:value-type="string">
            <text:p text:style-name="P6"><text:span text:style-name="T2">1,1</text:span></text:p>
          </table:table-cell>
          <table:table-cell table:style-name="Tableau27.A2" office:value-type="string">
            <text:p text:style-name="P12"><text:span text:style-name="T28">Date d'attribution</text:span></text:p>
          </table:table-cell>
        </table:table-row>
        <table:table-row table:style-name="Tableau27.1">
          <table:table-cell table:style-name="Tableau27.A3" office:value-type="string">
            <text:p text:style-name="P9"/>
          </table:table-cell>
          <table:table-cell table:style-name="Tableau27.A3" office:value-type="string">
            <text:p text:style-name="P12"><text:span text:style-name="T15">expires_at</text:span></text:p>
          </table:table-cell>
          <table:table-cell table:style-name="Tableau27.A3" office:value-type="string">
            <text:p text:style-name="P12"><text:span text:style-name="T26">TIMESTAMPTZ NULL</text:span></text:p>
          </table:table-cell>
          <table:table-cell table:style-name="Tableau27.A3" office:value-type="string">
            <text:p text:style-name="P6"><text:span text:style-name="T2">0,1</text:span></text:p>
          </table:table-cell>
          <table:table-cell table:style-name="Tableau27.A3" office:value-type="string">
            <text:p text:style-name="P12"><text:span text:style-name="T28">Date d'expiration du rôle (si temporaire)</text:span></text:p>
          </table:table-cell>
        </table:table-row>
        <table:table-row table:style-name="Tableau27.1">
          <table:table-cell table:style-name="Tableau27.A2" office:value-type="string">
            <text:p text:style-name="P9"/>
          </table:table-cell>
          <table:table-cell table:style-name="Tableau27.A2" office:value-type="string">
            <text:p text:style-name="P12"><text:span text:style-name="T15">granted_by</text:span></text:p>
          </table:table-cell>
          <table:table-cell table:style-name="Tableau27.A2" office:value-type="string">
            <text:p text:style-name="P12"><text:span text:style-name="T26">UUID FK → user_ NULL</text:span></text:p>
          </table:table-cell>
          <table:table-cell table:style-name="Tableau27.A2" office:value-type="string">
            <text:p text:style-name="P6"><text:span text:style-name="T2">0,1</text:span></text:p>
          </table:table-cell>
          <table:table-cell table:style-name="Tableau27.A2" office:value-type="string">
            <text:p text:style-name="P12"><text:span text:style-name="T28">Qui a accordé ce rôle</text:span></text:p>
          </table:table-cell>
        </table:table-row>
      </table:table>
      <text:p text:style-name="P8"/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/>
        <table:table-column table:style-name="Tableau28.E"/>
        <text:soft-page-break/>
        <table:table-row table:style-name="Tableau28.1">
          <table:table-cell table:style-name="Tableau28.A1" office:value-type="string">
            <text:p text:style-name="P12"><text:span text:style-name="T18">Table</text:span></text:p>
          </table:table-cell>
          <table:table-cell table:style-name="Tableau28.A1" office:value-type="string">
            <text:p text:style-name="P12"><text:span text:style-name="T18">Attribut</text:span></text:p>
          </table:table-cell>
          <table:table-cell table:style-name="Tableau28.A1" office:value-type="string">
            <text:p text:style-name="P12"><text:span text:style-name="T18">Type</text:span></text:p>
          </table:table-cell>
          <table:table-cell table:style-name="Tableau28.A1" office:value-type="string">
            <text:p text:style-name="P12"><text:span text:style-name="T18">Card.</text:span></text:p>
          </table:table-cell>
          <table:table-cell table:style-name="Tableau28.A1" office:value-type="string">
            <text:p text:style-name="P12"><text:span text:style-name="T18">Description</text:span></text:p>
          </table:table-cell>
        </table:table-row>
        <table:table-row table:style-name="Tableau28.1">
          <table:table-cell table:style-name="Tableau28.A2" table:number-columns-spanned="5" office:value-type="string">
            <text:p text:style-name="P12"><text:span text:style-name="T17"><text:s text:c="2"/>MODULE 5 — ORGANISATIONS B2B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leau29" table:style-name="Tableau29">
        <table:table-column table:style-name="Tableau29.A"/>
        <table:table-column table:style-name="Tableau29.B"/>
        <table:table-column table:style-name="Tableau29.C"/>
        <table:table-column table:style-name="Tableau29.D"/>
        <table:table-column table:style-name="Tableau29.E"/>
        <table:table-row table:style-name="Tableau29.1">
          <table:table-cell table:style-name="Tableau29.A1" office:value-type="string">
            <text:p text:style-name="P12"><text:span text:style-name="T18">Table</text:span></text:p>
          </table:table-cell>
          <table:table-cell table:style-name="Tableau29.A1" office:value-type="string">
            <text:p text:style-name="P12"><text:span text:style-name="T18">Attribut</text:span></text:p>
          </table:table-cell>
          <table:table-cell table:style-name="Tableau29.A1" office:value-type="string">
            <text:p text:style-name="P12"><text:span text:style-name="T18">Type</text:span></text:p>
          </table:table-cell>
          <table:table-cell table:style-name="Tableau29.A1" office:value-type="string">
            <text:p text:style-name="P12"><text:span text:style-name="T18">Card.</text:span></text:p>
          </table:table-cell>
          <table:table-cell table:style-name="Tableau29.A1" office:value-type="string">
            <text:p text:style-name="P12"><text:span text:style-name="T18">Description</text:span></text:p>
          </table:table-cell>
        </table:table-row>
        <table:table-row table:style-name="Tableau29.1">
          <table:table-cell table:style-name="Tableau29.A2" office:value-type="string">
            <text:p text:style-name="P12"><text:span text:style-name="T24">organization</text:span></text:p>
          </table:table-cell>
          <table:table-cell table:style-name="Tableau29.A2" office:value-type="string">
            <text:p text:style-name="P12"><text:span text:style-name="T15">organization_id</text:span></text:p>
          </table:table-cell>
          <table:table-cell table:style-name="Tableau29.A2" office:value-type="string">
            <text:p text:style-name="P12"><text:span text:style-name="T26">UUID PK</text:span></text:p>
          </table:table-cell>
          <table:table-cell table:style-name="Tableau29.A2" office:value-type="string">
            <text:p text:style-name="P6"><text:span text:style-name="T2">1,1</text:span></text:p>
          </table:table-cell>
          <table:table-cell table:style-name="Tableau29.A2" office:value-type="string">
            <text:p text:style-name="P12"><text:span text:style-name="T28">Identifiant de l'organisation</text:span></text:p>
          </table:table-cell>
        </table:table-row>
        <table:table-row table:style-name="Tableau29.1">
          <table:table-cell table:style-name="Tableau29.A3" office:value-type="string">
            <text:p text:style-name="P9"/>
          </table:table-cell>
          <table:table-cell table:style-name="Tableau29.A3" office:value-type="string">
            <text:p text:style-name="P12"><text:span text:style-name="T15">name</text:span></text:p>
          </table:table-cell>
          <table:table-cell table:style-name="Tableau29.A3" office:value-type="string">
            <text:p text:style-name="P12"><text:span text:style-name="T26">VARCHAR(200) NOT NULL</text:span></text:p>
          </table:table-cell>
          <table:table-cell table:style-name="Tableau29.A3" office:value-type="string">
            <text:p text:style-name="P6"><text:span text:style-name="T2">1,1</text:span></text:p>
          </table:table-cell>
          <table:table-cell table:style-name="Tableau29.A3" office:value-type="string">
            <text:p text:style-name="P12"><text:span text:style-name="T28">Nom légal de l'entreprise / salle de sport</text:span></text:p>
          </table:table-cell>
        </table:table-row>
        <table:table-row table:style-name="Tableau29.1">
          <table:table-cell table:style-name="Tableau29.A2" office:value-type="string">
            <text:p text:style-name="P9"/>
          </table:table-cell>
          <table:table-cell table:style-name="Tableau29.A2" office:value-type="string">
            <text:p text:style-name="P12"><text:span text:style-name="T15">trade_name</text:span></text:p>
          </table:table-cell>
          <table:table-cell table:style-name="Tableau29.A2" office:value-type="string">
            <text:p text:style-name="P12"><text:span text:style-name="T26">VARCHAR(200) NULL</text:span></text:p>
          </table:table-cell>
          <table:table-cell table:style-name="Tableau29.A2" office:value-type="string">
            <text:p text:style-name="P6"><text:span text:style-name="T2">0,1</text:span></text:p>
          </table:table-cell>
          <table:table-cell table:style-name="Tableau29.A2" office:value-type="string">
            <text:p text:style-name="P12"><text:span text:style-name="T28">Nom commercial (si différent)</text:span></text:p>
          </table:table-cell>
        </table:table-row>
        <table:table-row table:style-name="Tableau29.1">
          <table:table-cell table:style-name="Tableau29.A3" office:value-type="string">
            <text:p text:style-name="P9"/>
          </table:table-cell>
          <table:table-cell table:style-name="Tableau29.A3" office:value-type="string">
            <text:p text:style-name="P12"><text:span text:style-name="T15">org_type</text:span></text:p>
          </table:table-cell>
          <table:table-cell table:style-name="Tableau29.A3" office:value-type="string">
            <text:p text:style-name="P12"><text:span text:style-name="T27">ENUM('COMPANY','GYM','MUTUAL','NGO','OTHER')</text:span></text:p>
          </table:table-cell>
          <table:table-cell table:style-name="Tableau29.A3" office:value-type="string">
            <text:p text:style-name="P6"><text:span text:style-name="T2">1,1</text:span></text:p>
          </table:table-cell>
          <table:table-cell table:style-name="Tableau29.A3" office:value-type="string">
            <text:p text:style-name="P12"><text:span text:style-name="T28">Type d'organisation</text:span></text:p>
          </table:table-cell>
        </table:table-row>
        <table:table-row table:style-name="Tableau29.1">
          <table:table-cell table:style-name="Tableau29.A2" office:value-type="string">
            <text:p text:style-name="P9"/>
          </table:table-cell>
          <table:table-cell table:style-name="Tableau29.A2" office:value-type="string">
            <text:p text:style-name="P12"><text:span text:style-name="T15">siret</text:span></text:p>
          </table:table-cell>
          <table:table-cell table:style-name="Tableau29.A2" office:value-type="string">
            <text:p text:style-name="P12"><text:span text:style-name="T26">CHAR(14) NULL</text:span></text:p>
          </table:table-cell>
          <table:table-cell table:style-name="Tableau29.A2" office:value-type="string">
            <text:p text:style-name="P6"><text:span text:style-name="T2">0,1</text:span></text:p>
          </table:table-cell>
          <table:table-cell table:style-name="Tableau29.A2" office:value-type="string">
            <text:p text:style-name="P12"><text:span text:style-name="T28">SIRET pour les entités françaises</text:span></text:p>
          </table:table-cell>
        </table:table-row>
        <table:table-row table:style-name="Tableau29.1">
          <table:table-cell table:style-name="Tableau29.A3" office:value-type="string">
            <text:p text:style-name="P9"/>
          </table:table-cell>
          <table:table-cell table:style-name="Tableau29.A3" office:value-type="string">
            <text:p text:style-name="P12"><text:span text:style-name="T15">vat_number</text:span></text:p>
          </table:table-cell>
          <table:table-cell table:style-name="Tableau29.A3" office:value-type="string">
            <text:p text:style-name="P12"><text:span text:style-name="T26">VARCHAR(20) NULL</text:span></text:p>
          </table:table-cell>
          <table:table-cell table:style-name="Tableau29.A3" office:value-type="string">
            <text:p text:style-name="P6"><text:span text:style-name="T2">0,1</text:span></text:p>
          </table:table-cell>
          <table:table-cell table:style-name="Tableau29.A3" office:value-type="string">
            <text:p text:style-name="P12"><text:span text:style-name="T28">Numéro TVA intracommunautaire</text:span></text:p>
          </table:table-cell>
        </table:table-row>
        <table:table-row table:style-name="Tableau29.1">
          <table:table-cell table:style-name="Tableau29.A2" office:value-type="string">
            <text:p text:style-name="P9"/>
          </table:table-cell>
          <table:table-cell table:style-name="Tableau29.A2" office:value-type="string">
            <text:p text:style-name="P12"><text:span text:style-name="T15">logo_url</text:span></text:p>
          </table:table-cell>
          <table:table-cell table:style-name="Tableau29.A2" office:value-type="string">
            <text:p text:style-name="P12"><text:span text:style-name="T26">VARCHAR(500) NULL</text:span></text:p>
          </table:table-cell>
          <table:table-cell table:style-name="Tableau29.A2" office:value-type="string">
            <text:p text:style-name="P6"><text:span text:style-name="T2">0,1</text:span></text:p>
          </table:table-cell>
          <table:table-cell table:style-name="Tableau29.A2" office:value-type="string">
            <text:p text:style-name="P12"><text:span text:style-name="T28">Logo pour le white-label</text:span></text:p>
          </table:table-cell>
        </table:table-row>
        <table:table-row table:style-name="Tableau29.1">
          <table:table-cell table:style-name="Tableau29.A3" office:value-type="string">
            <text:p text:style-name="P9"/>
          </table:table-cell>
          <table:table-cell table:style-name="Tableau29.A3" office:value-type="string">
            <text:p text:style-name="P12"><text:span text:style-name="T15">primary_color</text:span></text:p>
          </table:table-cell>
          <table:table-cell table:style-name="Tableau29.A3" office:value-type="string">
            <text:p text:style-name="P12"><text:span text:style-name="T26">CHAR(7) NULL</text:span></text:p>
          </table:table-cell>
          <table:table-cell table:style-name="Tableau29.A3" office:value-type="string">
            <text:p text:style-name="P6"><text:span text:style-name="T2">0,1</text:span></text:p>
          </table:table-cell>
          <table:table-cell table:style-name="Tableau29.A3" office:value-type="string">
            <text:p text:style-name="P12"><text:span text:style-name="T28">Couleur principale (#RRGGBB) white-label</text:span></text:p>
          </table:table-cell>
        </table:table-row>
        <table:table-row table:style-name="Tableau29.1">
          <table:table-cell table:style-name="Tableau29.A2" office:value-type="string">
            <text:p text:style-name="P9"/>
          </table:table-cell>
          <table:table-cell table:style-name="Tableau29.A2" office:value-type="string">
            <text:p text:style-name="P12"><text:span text:style-name="T15">domain</text:span></text:p>
          </table:table-cell>
          <table:table-cell table:style-name="Tableau29.A2" office:value-type="string">
            <text:p text:style-name="P12"><text:span text:style-name="T26">VARCHAR(200) NULL</text:span></text:p>
          </table:table-cell>
          <table:table-cell table:style-name="Tableau29.A2" office:value-type="string">
            <text:p text:style-name="P6"><text:span text:style-name="T2">0,1</text:span></text:p>
          </table:table-cell>
          <table:table-cell table:style-name="Tableau29.A2" office:value-type="string">
            <text:p text:style-name="P12"><text:span text:style-name="T28">Domaine email autorisé (ex: monentreprise.com)</text:span></text:p>
          </table:table-cell>
        </table:table-row>
        <text:soft-page-break/>
        <table:table-row table:style-name="Tableau29.1">
          <table:table-cell table:style-name="Tableau29.A3" office:value-type="string">
            <text:p text:style-name="P9"/>
          </table:table-cell>
          <table:table-cell table:style-name="Tableau29.A3" office:value-type="string">
            <text:p text:style-name="P12"><text:span text:style-name="T15">status</text:span></text:p>
          </table:table-cell>
          <table:table-cell table:style-name="Tableau29.A3" office:value-type="string">
            <text:p text:style-name="P12"><text:span text:style-name="T27">ENUM('ACTIVE','SUSPENDED','TRIAL','CHURNED')</text:span></text:p>
          </table:table-cell>
          <table:table-cell table:style-name="Tableau29.A3" office:value-type="string">
            <text:p text:style-name="P6"><text:span text:style-name="T2">1,1</text:span></text:p>
          </table:table-cell>
          <table:table-cell table:style-name="Tableau29.A3" office:value-type="string">
            <text:p text:style-name="P12"><text:span text:style-name="T28">Statut de l'organisation</text:span></text:p>
          </table:table-cell>
        </table:table-row>
        <table:table-row table:style-name="Tableau29.1">
          <table:table-cell table:style-name="Tableau29.A2" office:value-type="string">
            <text:p text:style-name="P9"/>
          </table:table-cell>
          <table:table-cell table:style-name="Tableau29.A2" office:value-type="string">
            <text:p text:style-name="P12"><text:span text:style-name="T15">contract_start</text:span></text:p>
          </table:table-cell>
          <table:table-cell table:style-name="Tableau29.A2" office:value-type="string">
            <text:p text:style-name="P12"><text:span text:style-name="T26">DATE NULL</text:span></text:p>
          </table:table-cell>
          <table:table-cell table:style-name="Tableau29.A2" office:value-type="string">
            <text:p text:style-name="P6"><text:span text:style-name="T2">0,1</text:span></text:p>
          </table:table-cell>
          <table:table-cell table:style-name="Tableau29.A2" office:value-type="string">
            <text:p text:style-name="P12"><text:span text:style-name="T28">Début du contrat B2B</text:span></text:p>
          </table:table-cell>
        </table:table-row>
        <table:table-row table:style-name="Tableau29.1">
          <table:table-cell table:style-name="Tableau29.A3" office:value-type="string">
            <text:p text:style-name="P9"/>
          </table:table-cell>
          <table:table-cell table:style-name="Tableau29.A3" office:value-type="string">
            <text:p text:style-name="P12"><text:span text:style-name="T15">contract_end</text:span></text:p>
          </table:table-cell>
          <table:table-cell table:style-name="Tableau29.A3" office:value-type="string">
            <text:p text:style-name="P12"><text:span text:style-name="T26">DATE NULL</text:span></text:p>
          </table:table-cell>
          <table:table-cell table:style-name="Tableau29.A3" office:value-type="string">
            <text:p text:style-name="P6"><text:span text:style-name="T2">0,1</text:span></text:p>
          </table:table-cell>
          <table:table-cell table:style-name="Tableau29.A3" office:value-type="string">
            <text:p text:style-name="P12"><text:span text:style-name="T28">Fin du contrat B2B</text:span></text:p>
          </table:table-cell>
        </table:table-row>
        <table:table-row table:style-name="Tableau29.1">
          <table:table-cell table:style-name="Tableau29.A2" office:value-type="string">
            <text:p text:style-name="P9"/>
          </table:table-cell>
          <table:table-cell table:style-name="Tableau29.A2" office:value-type="string">
            <text:p text:style-name="P12"><text:span text:style-name="T15">max_seats</text:span></text:p>
          </table:table-cell>
          <table:table-cell table:style-name="Tableau29.A2" office:value-type="string">
            <text:p text:style-name="P12"><text:span text:style-name="T26">INTEGER NULL</text:span></text:p>
          </table:table-cell>
          <table:table-cell table:style-name="Tableau29.A2" office:value-type="string">
            <text:p text:style-name="P6"><text:span text:style-name="T2">0,1</text:span></text:p>
          </table:table-cell>
          <table:table-cell table:style-name="Tableau29.A2" office:value-type="string">
            <text:p text:style-name="P12"><text:span text:style-name="T28">Nombre de licences achetées (NULL = illimité)</text:span></text:p>
          </table:table-cell>
        </table:table-row>
        <table:table-row table:style-name="Tableau29.1">
          <table:table-cell table:style-name="Tableau29.A3" office:value-type="string">
            <text:p text:style-name="P9"/>
          </table:table-cell>
          <table:table-cell table:style-name="Tableau29.A3" office:value-type="string">
            <text:p text:style-name="P12"><text:span text:style-name="T15">created_at</text:span></text:p>
          </table:table-cell>
          <table:table-cell table:style-name="Tableau29.A3" office:value-type="string">
            <text:p text:style-name="P12"><text:span text:style-name="T26">TIMESTAMPTZ DEFAULT NOW()</text:span></text:p>
          </table:table-cell>
          <table:table-cell table:style-name="Tableau29.A3" office:value-type="string">
            <text:p text:style-name="P6"><text:span text:style-name="T2">1,1</text:span></text:p>
          </table:table-cell>
          <table:table-cell table:style-name="Tableau29.A3" office:value-type="string">
            <text:p text:style-name="P12"><text:span text:style-name="T28">Date de création</text:span></text:p>
          </table:table-cell>
        </table:table-row>
        <table:table-row table:style-name="Tableau29.1">
          <table:table-cell table:style-name="Tableau29.A2" office:value-type="string">
            <text:p text:style-name="P9"/>
          </table:table-cell>
          <table:table-cell table:style-name="Tableau29.A2" office:value-type="string">
            <text:p text:style-name="P12"><text:span text:style-name="T15">created_by</text:span></text:p>
          </table:table-cell>
          <table:table-cell table:style-name="Tableau29.A2" office:value-type="string">
            <text:p text:style-name="P12"><text:span text:style-name="T26">UUID FK → user_ NULL</text:span></text:p>
          </table:table-cell>
          <table:table-cell table:style-name="Tableau29.A2" office:value-type="string">
            <text:p text:style-name="P6"><text:span text:style-name="T2">0,1</text:span></text:p>
          </table:table-cell>
          <table:table-cell table:style-name="Tableau29.A2" office:value-type="string">
            <text:p text:style-name="P12"><text:span text:style-name="T28">Admin créateur</text:span></text:p>
          </table:table-cell>
        </table:table-row>
      </table:table>
      <text:p text:style-name="P8"/>
      <table:table table:name="Tableau30" table:style-name="Tableau30">
        <table:table-column table:style-name="Tableau30.A"/>
        <table:table-column table:style-name="Tableau30.B"/>
        <table:table-column table:style-name="Tableau30.C"/>
        <table:table-column table:style-name="Tableau30.D"/>
        <table:table-column table:style-name="Tableau30.E"/>
        <table:table-row table:style-name="Tableau30.1">
          <table:table-cell table:style-name="Tableau30.A1" office:value-type="string">
            <text:p text:style-name="P12"><text:span text:style-name="T18">Table</text:span></text:p>
          </table:table-cell>
          <table:table-cell table:style-name="Tableau30.A1" office:value-type="string">
            <text:p text:style-name="P12"><text:span text:style-name="T18">Attribut</text:span></text:p>
          </table:table-cell>
          <table:table-cell table:style-name="Tableau30.A1" office:value-type="string">
            <text:p text:style-name="P12"><text:span text:style-name="T18">Type</text:span></text:p>
          </table:table-cell>
          <table:table-cell table:style-name="Tableau30.A1" office:value-type="string">
            <text:p text:style-name="P12"><text:span text:style-name="T18">Card.</text:span></text:p>
          </table:table-cell>
          <table:table-cell table:style-name="Tableau30.A1" office:value-type="string">
            <text:p text:style-name="P12"><text:span text:style-name="T18">Description</text:span></text:p>
          </table:table-cell>
        </table:table-row>
        <table:table-row table:style-name="Tableau30.1">
          <table:table-cell table:style-name="Tableau30.A2" table:number-columns-spanned="5" office:value-type="string">
            <text:p text:style-name="P12"><text:span text:style-name="T17"><text:s text:c="2"/>MODULE 5 — ABONNEMENTS B2B (LICENCES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column table:style-name="Tableau31.E"/>
        <table:table-row table:style-name="Tableau31.1">
          <table:table-cell table:style-name="Tableau31.A1" office:value-type="string">
            <text:p text:style-name="P12"><text:span text:style-name="T18">Table</text:span></text:p>
          </table:table-cell>
          <table:table-cell table:style-name="Tableau31.A1" office:value-type="string">
            <text:p text:style-name="P12"><text:span text:style-name="T18">Attribut</text:span></text:p>
          </table:table-cell>
          <table:table-cell table:style-name="Tableau31.A1" office:value-type="string">
            <text:p text:style-name="P12"><text:span text:style-name="T18">Type</text:span></text:p>
          </table:table-cell>
          <table:table-cell table:style-name="Tableau31.A1" office:value-type="string">
            <text:p text:style-name="P12"><text:span text:style-name="T18">Card.</text:span></text:p>
          </table:table-cell>
          <table:table-cell table:style-name="Tableau31.A1" office:value-type="string">
            <text:p text:style-name="P12"><text:span text:style-name="T18">Description</text:span></text:p>
          </table:table-cell>
        </table:table-row>
        <table:table-row table:style-name="Tableau31.1">
          <table:table-cell table:style-name="Tableau31.A2" office:value-type="string">
            <text:p text:style-name="P12"><text:span text:style-name="T24">org_subscription</text:span></text:p>
          </table:table-cell>
          <table:table-cell table:style-name="Tableau31.A2" office:value-type="string">
            <text:p text:style-name="P12"><text:span text:style-name="T15">org_sub_id</text:span></text:p>
          </table:table-cell>
          <table:table-cell table:style-name="Tableau31.A2" office:value-type="string">
            <text:p text:style-name="P12"><text:span text:style-name="T26">UUID PK</text:span></text:p>
          </table:table-cell>
          <table:table-cell table:style-name="Tableau31.A2" office:value-type="string">
            <text:p text:style-name="P6"><text:span text:style-name="T2">1,1</text:span></text:p>
          </table:table-cell>
          <table:table-cell table:style-name="Tableau31.A2" office:value-type="string">
            <text:p text:style-name="P12"><text:span text:style-name="T28">Identifiant de la licence B2B</text:span></text:p>
          </table:table-cell>
        </table:table-row>
        <table:table-row table:style-name="Tableau31.1">
          <table:table-cell table:style-name="Tableau31.A3" office:value-type="string">
            <text:p text:style-name="P9"/>
          </table:table-cell>
          <table:table-cell table:style-name="Tableau31.A3" office:value-type="string">
            <text:p text:style-name="P12"><text:span text:style-name="T15">organization_id</text:span></text:p>
          </table:table-cell>
          <table:table-cell table:style-name="Tableau31.A3" office:value-type="string">
            <text:p text:style-name="P12"><text:span text:style-name="T26">UUID FK → organization</text:span></text:p>
          </table:table-cell>
          <table:table-cell table:style-name="Tableau31.A3" office:value-type="string">
            <text:p text:style-name="P6"><text:span text:style-name="T2">1,N</text:span></text:p>
          </table:table-cell>
          <table:table-cell table:style-name="Tableau31.A3" office:value-type="string">
            <text:p text:style-name="P12"><text:span text:style-name="T28">Organisation concernée</text:span></text:p>
          </table:table-cell>
        </table:table-row>
        <table:table-row table:style-name="Tableau31.1">
          <table:table-cell table:style-name="Tableau31.A2" office:value-type="string">
            <text:p text:style-name="P9"/>
          </table:table-cell>
          <table:table-cell table:style-name="Tableau31.A2" office:value-type="string">
            <text:p text:style-name="P12"><text:span text:style-name="T15">plan_id</text:span></text:p>
          </table:table-cell>
          <table:table-cell table:style-name="Tableau31.A2" office:value-type="string">
            <text:p text:style-name="P12"><text:span text:style-name="T26">UUID FK → subscription_plan</text:span></text:p>
          </table:table-cell>
          <table:table-cell table:style-name="Tableau31.A2" office:value-type="string">
            <text:p text:style-name="P6"><text:span text:style-name="T2">1,N</text:span></text:p>
          </table:table-cell>
          <table:table-cell table:style-name="Tableau31.A2" office:value-type="string">
            <text:p text:style-name="P12"><text:span text:style-name="T28">Plan B2B attribué</text:span></text:p>
          </table:table-cell>
        </table:table-row>
        <table:table-row table:style-name="Tableau31.1">
          <table:table-cell table:style-name="Tableau31.A3" office:value-type="string">
            <text:p text:style-name="P9"/>
          </table:table-cell>
          <table:table-cell table:style-name="Tableau31.A3" office:value-type="string">
            <text:p text:style-name="P12"><text:span text:style-name="T15">seats_total</text:span></text:p>
          </table:table-cell>
          <table:table-cell table:style-name="Tableau31.A3" office:value-type="string">
            <text:p text:style-name="P12"><text:span text:style-name="T26">INTEGER NOT NULL</text:span></text:p>
          </table:table-cell>
          <table:table-cell table:style-name="Tableau31.A3" office:value-type="string">
            <text:p text:style-name="P6"><text:span text:style-name="T2">1,1</text:span></text:p>
          </table:table-cell>
          <table:table-cell table:style-name="Tableau31.A3" office:value-type="string">
            <text:p text:style-name="P12"><text:span text:style-name="T28">Nombre total de </text:span><text:soft-page-break/><text:span text:style-name="T28">sièges achetés</text:span></text:p>
          </table:table-cell>
        </table:table-row>
        <table:table-row table:style-name="Tableau31.1">
          <table:table-cell table:style-name="Tableau31.A2" office:value-type="string">
            <text:p text:style-name="P9"/>
          </table:table-cell>
          <table:table-cell table:style-name="Tableau31.A2" office:value-type="string">
            <text:p text:style-name="P12"><text:span text:style-name="T15">seats_used</text:span></text:p>
          </table:table-cell>
          <table:table-cell table:style-name="Tableau31.A2" office:value-type="string">
            <text:p text:style-name="P12"><text:span text:style-name="T26">INTEGER DEFAULT 0</text:span></text:p>
          </table:table-cell>
          <table:table-cell table:style-name="Tableau31.A2" office:value-type="string">
            <text:p text:style-name="P6"><text:span text:style-name="T2">1,1</text:span></text:p>
          </table:table-cell>
          <table:table-cell table:style-name="Tableau31.A2" office:value-type="string">
            <text:p text:style-name="P12"><text:span text:style-name="T28">Sièges actuellement occupés</text:span></text:p>
          </table:table-cell>
        </table:table-row>
        <table:table-row table:style-name="Tableau31.1">
          <table:table-cell table:style-name="Tableau31.A3" office:value-type="string">
            <text:p text:style-name="P9"/>
          </table:table-cell>
          <table:table-cell table:style-name="Tableau31.A3" office:value-type="string">
            <text:p text:style-name="P12"><text:span text:style-name="T15">status</text:span></text:p>
          </table:table-cell>
          <table:table-cell table:style-name="Tableau31.A3" office:value-type="string">
            <text:p text:style-name="P12"><text:span text:style-name="T26">ENUM('ACTIVE','SUSPENDED','EXPIRED')</text:span></text:p>
          </table:table-cell>
          <table:table-cell table:style-name="Tableau31.A3" office:value-type="string">
            <text:p text:style-name="P6"><text:span text:style-name="T2">1,1</text:span></text:p>
          </table:table-cell>
          <table:table-cell table:style-name="Tableau31.A3" office:value-type="string">
            <text:p text:style-name="P12"><text:span text:style-name="T28">Statut de la licence</text:span></text:p>
          </table:table-cell>
        </table:table-row>
        <table:table-row table:style-name="Tableau31.1">
          <table:table-cell table:style-name="Tableau31.A2" office:value-type="string">
            <text:p text:style-name="P9"/>
          </table:table-cell>
          <table:table-cell table:style-name="Tableau31.A2" office:value-type="string">
            <text:p text:style-name="P12"><text:span text:style-name="T15">start_date</text:span></text:p>
          </table:table-cell>
          <table:table-cell table:style-name="Tableau31.A2" office:value-type="string">
            <text:p text:style-name="P12"><text:span text:style-name="T26">TIMESTAMPTZ NOT NULL</text:span></text:p>
          </table:table-cell>
          <table:table-cell table:style-name="Tableau31.A2" office:value-type="string">
            <text:p text:style-name="P6"><text:span text:style-name="T2">1,1</text:span></text:p>
          </table:table-cell>
          <table:table-cell table:style-name="Tableau31.A2" office:value-type="string">
            <text:p text:style-name="P12"><text:span text:style-name="T28">Début de la licence</text:span></text:p>
          </table:table-cell>
        </table:table-row>
        <table:table-row table:style-name="Tableau31.1">
          <table:table-cell table:style-name="Tableau31.A3" office:value-type="string">
            <text:p text:style-name="P9"/>
          </table:table-cell>
          <table:table-cell table:style-name="Tableau31.A3" office:value-type="string">
            <text:p text:style-name="P12"><text:span text:style-name="T15">end_date</text:span></text:p>
          </table:table-cell>
          <table:table-cell table:style-name="Tableau31.A3" office:value-type="string">
            <text:p text:style-name="P12"><text:span text:style-name="T26">TIMESTAMPTZ NULL</text:span></text:p>
          </table:table-cell>
          <table:table-cell table:style-name="Tableau31.A3" office:value-type="string">
            <text:p text:style-name="P6"><text:span text:style-name="T2">0,1</text:span></text:p>
          </table:table-cell>
          <table:table-cell table:style-name="Tableau31.A3" office:value-type="string">
            <text:p text:style-name="P12"><text:span text:style-name="T28">Fin de la licence</text:span></text:p>
          </table:table-cell>
        </table:table-row>
        <table:table-row table:style-name="Tableau31.1">
          <table:table-cell table:style-name="Tableau31.A2" office:value-type="string">
            <text:p text:style-name="P9"/>
          </table:table-cell>
          <table:table-cell table:style-name="Tableau31.A2" office:value-type="string">
            <text:p text:style-name="P12"><text:span text:style-name="T15">auto_renew</text:span></text:p>
          </table:table-cell>
          <table:table-cell table:style-name="Tableau31.A2" office:value-type="string">
            <text:p text:style-name="P12"><text:span text:style-name="T26">BOOLEAN DEFAULT TRUE</text:span></text:p>
          </table:table-cell>
          <table:table-cell table:style-name="Tableau31.A2" office:value-type="string">
            <text:p text:style-name="P6"><text:span text:style-name="T2">1,1</text:span></text:p>
          </table:table-cell>
          <table:table-cell table:style-name="Tableau31.A2" office:value-type="string">
            <text:p text:style-name="P12"><text:span text:style-name="T28">Renouvellement automatique</text:span></text:p>
          </table:table-cell>
        </table:table-row>
        <table:table-row table:style-name="Tableau31.1">
          <table:table-cell table:style-name="Tableau31.A3" office:value-type="string">
            <text:p text:style-name="P9"/>
          </table:table-cell>
          <table:table-cell table:style-name="Tableau31.A3" office:value-type="string">
            <text:p text:style-name="P12"><text:span text:style-name="T15">billing_contact_id</text:span></text:p>
          </table:table-cell>
          <table:table-cell table:style-name="Tableau31.A3" office:value-type="string">
            <text:p text:style-name="P12"><text:span text:style-name="T26">UUID FK → user_</text:span></text:p>
          </table:table-cell>
          <table:table-cell table:style-name="Tableau31.A3" office:value-type="string">
            <text:p text:style-name="P6"><text:span text:style-name="T2">1,1</text:span></text:p>
          </table:table-cell>
          <table:table-cell table:style-name="Tableau31.A3" office:value-type="string">
            <text:p text:style-name="P12"><text:span text:style-name="T28">Contact de facturation</text:span></text:p>
          </table:table-cell>
        </table:table-row>
        <table:table-row table:style-name="Tableau31.1">
          <table:table-cell table:style-name="Tableau31.A2" office:value-type="string">
            <text:p text:style-name="P9"/>
          </table:table-cell>
          <table:table-cell table:style-name="Tableau31.A2" office:value-type="string">
            <text:p text:style-name="P12"><text:span text:style-name="T15">created_at</text:span></text:p>
          </table:table-cell>
          <table:table-cell table:style-name="Tableau31.A2" office:value-type="string">
            <text:p text:style-name="P12"><text:span text:style-name="T26">TIMESTAMPTZ DEFAULT NOW()</text:span></text:p>
          </table:table-cell>
          <table:table-cell table:style-name="Tableau31.A2" office:value-type="string">
            <text:p text:style-name="P6"><text:span text:style-name="T2">1,1</text:span></text:p>
          </table:table-cell>
          <table:table-cell table:style-name="Tableau31.A2" office:value-type="string">
            <text:p text:style-name="P12"><text:span text:style-name="T28">Date de création</text:span></text:p>
          </table:table-cell>
        </table:table-row>
      </table:table>
      <text:p text:style-name="P8"/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column table:style-name="Tableau32.E"/>
        <table:table-row table:style-name="Tableau32.1">
          <table:table-cell table:style-name="Tableau32.A1" office:value-type="string">
            <text:p text:style-name="P12"><text:span text:style-name="T18">Table</text:span></text:p>
          </table:table-cell>
          <table:table-cell table:style-name="Tableau32.A1" office:value-type="string">
            <text:p text:style-name="P12"><text:span text:style-name="T18">Attribut</text:span></text:p>
          </table:table-cell>
          <table:table-cell table:style-name="Tableau32.A1" office:value-type="string">
            <text:p text:style-name="P12"><text:span text:style-name="T18">Type</text:span></text:p>
          </table:table-cell>
          <table:table-cell table:style-name="Tableau32.A1" office:value-type="string">
            <text:p text:style-name="P12"><text:span text:style-name="T18">Card.</text:span></text:p>
          </table:table-cell>
          <table:table-cell table:style-name="Tableau32.A1" office:value-type="string">
            <text:p text:style-name="P12"><text:span text:style-name="T18">Description</text:span></text:p>
          </table:table-cell>
        </table:table-row>
        <table:table-row table:style-name="Tableau32.1">
          <table:table-cell table:style-name="Tableau32.A2" table:number-columns-spanned="5" office:value-type="string">
            <text:p text:style-name="P12"><text:span text:style-name="T17"><text:s text:c="2"/>MODULE 5 — MEMBRES D'UNE ORGANISATION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D"/>
        <table:table-column table:style-name="Tableau33.E"/>
        <table:table-row table:style-name="Tableau33.1">
          <table:table-cell table:style-name="Tableau33.A1" office:value-type="string">
            <text:p text:style-name="P12"><text:span text:style-name="T18">Table</text:span></text:p>
          </table:table-cell>
          <table:table-cell table:style-name="Tableau33.A1" office:value-type="string">
            <text:p text:style-name="P12"><text:span text:style-name="T18">Attribut</text:span></text:p>
          </table:table-cell>
          <table:table-cell table:style-name="Tableau33.A1" office:value-type="string">
            <text:p text:style-name="P12"><text:span text:style-name="T18">Type</text:span></text:p>
          </table:table-cell>
          <table:table-cell table:style-name="Tableau33.A1" office:value-type="string">
            <text:p text:style-name="P12"><text:span text:style-name="T18">Card.</text:span></text:p>
          </table:table-cell>
          <table:table-cell table:style-name="Tableau33.A1" office:value-type="string">
            <text:p text:style-name="P12"><text:span text:style-name="T18">Description</text:span></text:p>
          </table:table-cell>
        </table:table-row>
        <table:table-row table:style-name="Tableau33.1">
          <table:table-cell table:style-name="Tableau33.A2" office:value-type="string">
            <text:p text:style-name="P12"><text:span text:style-name="T24">org_member</text:span></text:p>
          </table:table-cell>
          <table:table-cell table:style-name="Tableau33.A2" office:value-type="string">
            <text:p text:style-name="P12"><text:span text:style-name="T15">member_id</text:span></text:p>
          </table:table-cell>
          <table:table-cell table:style-name="Tableau33.A2" office:value-type="string">
            <text:p text:style-name="P12"><text:span text:style-name="T26">UUID PK</text:span></text:p>
          </table:table-cell>
          <table:table-cell table:style-name="Tableau33.A2" office:value-type="string">
            <text:p text:style-name="P6"><text:span text:style-name="T2">1,1</text:span></text:p>
          </table:table-cell>
          <table:table-cell table:style-name="Tableau33.A2" office:value-type="string">
            <text:p text:style-name="P12"><text:span text:style-name="T28">Identifiant du membre</text:span></text:p>
          </table:table-cell>
        </table:table-row>
        <table:table-row table:style-name="Tableau33.1">
          <table:table-cell table:style-name="Tableau33.A3" office:value-type="string">
            <text:p text:style-name="P9"/>
          </table:table-cell>
          <table:table-cell table:style-name="Tableau33.A3" office:value-type="string">
            <text:p text:style-name="P12"><text:span text:style-name="T15">organization_id</text:span></text:p>
          </table:table-cell>
          <table:table-cell table:style-name="Tableau33.A3" office:value-type="string">
            <text:p text:style-name="P12"><text:span text:style-name="T26">UUID FK → organization</text:span></text:p>
          </table:table-cell>
          <table:table-cell table:style-name="Tableau33.A3" office:value-type="string">
            <text:p text:style-name="P6"><text:span text:style-name="T2">1,N</text:span></text:p>
          </table:table-cell>
          <table:table-cell table:style-name="Tableau33.A3" office:value-type="string">
            <text:p text:style-name="P12"><text:span text:style-name="T28">Organisation</text:span></text:p>
          </table:table-cell>
        </table:table-row>
        <text:soft-page-break/>
        <table:table-row table:style-name="Tableau33.1">
          <table:table-cell table:style-name="Tableau33.A2" office:value-type="string">
            <text:p text:style-name="P9"/>
          </table:table-cell>
          <table:table-cell table:style-name="Tableau33.A2" office:value-type="string">
            <text:p text:style-name="P12"><text:span text:style-name="T15">user_id</text:span></text:p>
          </table:table-cell>
          <table:table-cell table:style-name="Tableau33.A2" office:value-type="string">
            <text:p text:style-name="P12"><text:span text:style-name="T26">UUID FK → user_</text:span></text:p>
          </table:table-cell>
          <table:table-cell table:style-name="Tableau33.A2" office:value-type="string">
            <text:p text:style-name="P6"><text:span text:style-name="T2">1,N</text:span></text:p>
          </table:table-cell>
          <table:table-cell table:style-name="Tableau33.A2" office:value-type="string">
            <text:p text:style-name="P12"><text:span text:style-name="T28">Utilisateur membre</text:span></text:p>
          </table:table-cell>
        </table:table-row>
        <table:table-row table:style-name="Tableau33.1">
          <table:table-cell table:style-name="Tableau33.A3" office:value-type="string">
            <text:p text:style-name="P9"/>
          </table:table-cell>
          <table:table-cell table:style-name="Tableau33.A3" office:value-type="string">
            <text:p text:style-name="P12"><text:span text:style-name="T15">org_role</text:span></text:p>
          </table:table-cell>
          <table:table-cell table:style-name="Tableau33.A3" office:value-type="string">
            <text:p text:style-name="P12"><text:span text:style-name="T27">ENUM('ADMIN','MANAGER','MEMBER','VIEWER')</text:span></text:p>
          </table:table-cell>
          <table:table-cell table:style-name="Tableau33.A3" office:value-type="string">
            <text:p text:style-name="P6"><text:span text:style-name="T2">1,1</text:span></text:p>
          </table:table-cell>
          <table:table-cell table:style-name="Tableau33.A3" office:value-type="string">
            <text:p text:style-name="P12"><text:span text:style-name="T28">Rôle au sein de l'organisation</text:span></text:p>
          </table:table-cell>
        </table:table-row>
        <table:table-row table:style-name="Tableau33.1">
          <table:table-cell table:style-name="Tableau33.A2" office:value-type="string">
            <text:p text:style-name="P9"/>
          </table:table-cell>
          <table:table-cell table:style-name="Tableau33.A2" office:value-type="string">
            <text:p text:style-name="P12"><text:span text:style-name="T15">org_sub_id</text:span></text:p>
          </table:table-cell>
          <table:table-cell table:style-name="Tableau33.A2" office:value-type="string">
            <text:p text:style-name="P12"><text:span text:style-name="T26">UUID FK → org_subscription NULL</text:span></text:p>
          </table:table-cell>
          <table:table-cell table:style-name="Tableau33.A2" office:value-type="string">
            <text:p text:style-name="P6"><text:span text:style-name="T2">0,1</text:span></text:p>
          </table:table-cell>
          <table:table-cell table:style-name="Tableau33.A2" office:value-type="string">
            <text:p text:style-name="P12"><text:span text:style-name="T28">Licence B2B attribuée</text:span></text:p>
          </table:table-cell>
        </table:table-row>
        <table:table-row table:style-name="Tableau33.1">
          <table:table-cell table:style-name="Tableau33.A3" office:value-type="string">
            <text:p text:style-name="P9"/>
          </table:table-cell>
          <table:table-cell table:style-name="Tableau33.A3" office:value-type="string">
            <text:p text:style-name="P12"><text:span text:style-name="T15">joined_at</text:span></text:p>
          </table:table-cell>
          <table:table-cell table:style-name="Tableau33.A3" office:value-type="string">
            <text:p text:style-name="P12"><text:span text:style-name="T26">TIMESTAMPTZ DEFAULT NOW()</text:span></text:p>
          </table:table-cell>
          <table:table-cell table:style-name="Tableau33.A3" office:value-type="string">
            <text:p text:style-name="P6"><text:span text:style-name="T2">1,1</text:span></text:p>
          </table:table-cell>
          <table:table-cell table:style-name="Tableau33.A3" office:value-type="string">
            <text:p text:style-name="P12"><text:span text:style-name="T28">Date d'adhésion</text:span></text:p>
          </table:table-cell>
        </table:table-row>
        <table:table-row table:style-name="Tableau33.1">
          <table:table-cell table:style-name="Tableau33.A2" office:value-type="string">
            <text:p text:style-name="P9"/>
          </table:table-cell>
          <table:table-cell table:style-name="Tableau33.A2" office:value-type="string">
            <text:p text:style-name="P12"><text:span text:style-name="T15">left_at</text:span></text:p>
          </table:table-cell>
          <table:table-cell table:style-name="Tableau33.A2" office:value-type="string">
            <text:p text:style-name="P12"><text:span text:style-name="T26">TIMESTAMPTZ NULL</text:span></text:p>
          </table:table-cell>
          <table:table-cell table:style-name="Tableau33.A2" office:value-type="string">
            <text:p text:style-name="P6"><text:span text:style-name="T2">0,1</text:span></text:p>
          </table:table-cell>
          <table:table-cell table:style-name="Tableau33.A2" office:value-type="string">
            <text:p text:style-name="P12"><text:span text:style-name="T28">Date de départ</text:span></text:p>
          </table:table-cell>
        </table:table-row>
        <table:table-row table:style-name="Tableau33.1">
          <table:table-cell table:style-name="Tableau33.A3" office:value-type="string">
            <text:p text:style-name="P9"/>
          </table:table-cell>
          <table:table-cell table:style-name="Tableau33.A3" office:value-type="string">
            <text:p text:style-name="P12"><text:span text:style-name="T15">is_active</text:span></text:p>
          </table:table-cell>
          <table:table-cell table:style-name="Tableau33.A3" office:value-type="string">
            <text:p text:style-name="P12"><text:span text:style-name="T26">BOOLEAN DEFAULT TRUE</text:span></text:p>
          </table:table-cell>
          <table:table-cell table:style-name="Tableau33.A3" office:value-type="string">
            <text:p text:style-name="P6"><text:span text:style-name="T2">1,1</text:span></text:p>
          </table:table-cell>
          <table:table-cell table:style-name="Tableau33.A3" office:value-type="string">
            <text:p text:style-name="P12"><text:span text:style-name="T28">Membre actif</text:span></text:p>
          </table:table-cell>
        </table:table-row>
        <table:table-row table:style-name="Tableau33.1">
          <table:table-cell table:style-name="Tableau33.A2" office:value-type="string">
            <text:p text:style-name="P9"/>
          </table:table-cell>
          <table:table-cell table:style-name="Tableau33.A2" office:value-type="string">
            <text:p text:style-name="P12"><text:span text:style-name="T15">invited_by</text:span></text:p>
          </table:table-cell>
          <table:table-cell table:style-name="Tableau33.A2" office:value-type="string">
            <text:p text:style-name="P12"><text:span text:style-name="T26">UUID FK → user_ NULL</text:span></text:p>
          </table:table-cell>
          <table:table-cell table:style-name="Tableau33.A2" office:value-type="string">
            <text:p text:style-name="P6"><text:span text:style-name="T2">0,1</text:span></text:p>
          </table:table-cell>
          <table:table-cell table:style-name="Tableau33.A2" office:value-type="string">
            <text:p text:style-name="P12"><text:span text:style-name="T28">Qui a invité ce membre</text:span></text:p>
          </table:table-cell>
        </table:table-row>
      </table:table>
      <text:p text:style-name="P8"/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row table:style-name="Tableau34.1">
          <table:table-cell table:style-name="Tableau34.A1" office:value-type="string">
            <text:p text:style-name="P12"><text:span text:style-name="T18">Table</text:span></text:p>
          </table:table-cell>
          <table:table-cell table:style-name="Tableau34.A1" office:value-type="string">
            <text:p text:style-name="P12"><text:span text:style-name="T18">Attribut</text:span></text:p>
          </table:table-cell>
          <table:table-cell table:style-name="Tableau34.A1" office:value-type="string">
            <text:p text:style-name="P12"><text:span text:style-name="T18">Type</text:span></text:p>
          </table:table-cell>
          <table:table-cell table:style-name="Tableau34.A1" office:value-type="string">
            <text:p text:style-name="P12"><text:span text:style-name="T18">Card.</text:span></text:p>
          </table:table-cell>
          <table:table-cell table:style-name="Tableau34.A1" office:value-type="string">
            <text:p text:style-name="P12"><text:span text:style-name="T18">Description</text:span></text:p>
          </table:table-cell>
        </table:table-row>
        <table:table-row table:style-name="Tableau34.1">
          <table:table-cell table:style-name="Tableau34.A2" table:number-columns-spanned="5" office:value-type="string">
            <text:p text:style-name="P12"><text:span text:style-name="T17"><text:s text:c="2"/>MODULE 6 — NOTIFICATIONS D'ABONNEMENT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leau35" table:style-name="Tableau35">
        <table:table-column table:style-name="Tableau35.A"/>
        <table:table-column table:style-name="Tableau35.B"/>
        <table:table-column table:style-name="Tableau35.C"/>
        <table:table-column table:style-name="Tableau35.D"/>
        <table:table-column table:style-name="Tableau35.E"/>
        <table:table-row table:style-name="Tableau35.1">
          <table:table-cell table:style-name="Tableau35.A1" office:value-type="string">
            <text:p text:style-name="P12"><text:span text:style-name="T18">Table</text:span></text:p>
          </table:table-cell>
          <table:table-cell table:style-name="Tableau35.A1" office:value-type="string">
            <text:p text:style-name="P12"><text:span text:style-name="T18">Attribut</text:span></text:p>
          </table:table-cell>
          <table:table-cell table:style-name="Tableau35.A1" office:value-type="string">
            <text:p text:style-name="P12"><text:span text:style-name="T18">Type</text:span></text:p>
          </table:table-cell>
          <table:table-cell table:style-name="Tableau35.A1" office:value-type="string">
            <text:p text:style-name="P12"><text:span text:style-name="T18">Card.</text:span></text:p>
          </table:table-cell>
          <table:table-cell table:style-name="Tableau35.A1" office:value-type="string">
            <text:p text:style-name="P12"><text:span text:style-name="T18">Description</text:span></text:p>
          </table:table-cell>
        </table:table-row>
        <table:table-row table:style-name="Tableau35.1">
          <table:table-cell table:style-name="Tableau35.A2" office:value-type="string">
            <text:p text:style-name="P12"><text:span text:style-name="T24">subscription_notific</text:span><text:soft-page-break/><text:span text:style-name="T24">ation</text:span></text:p>
          </table:table-cell>
          <table:table-cell table:style-name="Tableau35.A2" office:value-type="string">
            <text:p text:style-name="P12"><text:span text:style-name="T15">notif_id</text:span></text:p>
          </table:table-cell>
          <table:table-cell table:style-name="Tableau35.A2" office:value-type="string">
            <text:p text:style-name="P12"><text:span text:style-name="T26">UUID PK</text:span></text:p>
          </table:table-cell>
          <table:table-cell table:style-name="Tableau35.A2" office:value-type="string">
            <text:p text:style-name="P6"><text:span text:style-name="T2">1,1</text:span></text:p>
          </table:table-cell>
          <table:table-cell table:style-name="Tableau35.A2" office:value-type="string">
            <text:p text:style-name="P12"><text:span text:style-name="T28">Identifian</text:span><text:soft-page-break/><text:span text:style-name="T28">t de la notification</text:span></text:p>
          </table:table-cell>
        </table:table-row>
        <table:table-row table:style-name="Tableau35.1">
          <table:table-cell table:style-name="Tableau35.A3" office:value-type="string">
            <text:p text:style-name="P9"/>
          </table:table-cell>
          <table:table-cell table:style-name="Tableau35.A3" office:value-type="string">
            <text:p text:style-name="P12"><text:span text:style-name="T15">subscription_id</text:span></text:p>
          </table:table-cell>
          <table:table-cell table:style-name="Tableau35.A3" office:value-type="string">
            <text:p text:style-name="P12"><text:span text:style-name="T26">UUID FK → subscription</text:span></text:p>
          </table:table-cell>
          <table:table-cell table:style-name="Tableau35.A3" office:value-type="string">
            <text:p text:style-name="P6"><text:span text:style-name="T2">1,N</text:span></text:p>
          </table:table-cell>
          <table:table-cell table:style-name="Tableau35.A3" office:value-type="string">
            <text:p text:style-name="P12"><text:span text:style-name="T28">Abonnement concerné</text:span></text:p>
          </table:table-cell>
        </table:table-row>
        <table:table-row table:style-name="Tableau35.1">
          <table:table-cell table:style-name="Tableau35.A2" office:value-type="string">
            <text:p text:style-name="P9"/>
          </table:table-cell>
          <table:table-cell table:style-name="Tableau35.A2" office:value-type="string">
            <text:p text:style-name="P12"><text:span text:style-name="T15">user_id</text:span></text:p>
          </table:table-cell>
          <table:table-cell table:style-name="Tableau35.A2" office:value-type="string">
            <text:p text:style-name="P12"><text:span text:style-name="T26">UUID FK → user_</text:span></text:p>
          </table:table-cell>
          <table:table-cell table:style-name="Tableau35.A2" office:value-type="string">
            <text:p text:style-name="P6"><text:span text:style-name="T2">1,N</text:span></text:p>
          </table:table-cell>
          <table:table-cell table:style-name="Tableau35.A2" office:value-type="string">
            <text:p text:style-name="P12"><text:span text:style-name="T28">Destinataire</text:span></text:p>
          </table:table-cell>
        </table:table-row>
        <table:table-row table:style-name="Tableau35.1">
          <table:table-cell table:style-name="Tableau35.A3" office:value-type="string">
            <text:p text:style-name="P9"/>
          </table:table-cell>
          <table:table-cell table:style-name="Tableau35.A3" office:value-type="string">
            <text:p text:style-name="P12"><text:span text:style-name="T15">notif_type</text:span></text:p>
          </table:table-cell>
          <table:table-cell table:style-name="Tableau35.A3" office:value-type="string">
            <text:p text:style-name="P12"><text:span text:style-name="T27">ENUM('TRIAL_ENDING','RENEWAL_UPCOMING','PAYMENT_SUCCESS','PAYMENT_FAILED','SUBSCRIPTION_CANCELLED','UPGRADE_AVAILABLE','QUOTA_EXCEEDED','PLAN_CHANGED')</text:span></text:p>
          </table:table-cell>
          <table:table-cell table:style-name="Tableau35.A3" office:value-type="string">
            <text:p text:style-name="P6"><text:span text:style-name="T2">1,1</text:span></text:p>
          </table:table-cell>
          <table:table-cell table:style-name="Tableau35.A3" office:value-type="string">
            <text:p text:style-name="P12"><text:span text:style-name="T28">Type de notification</text:span></text:p>
          </table:table-cell>
        </table:table-row>
        <table:table-row table:style-name="Tableau35.1">
          <table:table-cell table:style-name="Tableau35.A2" office:value-type="string">
            <text:p text:style-name="P9"/>
          </table:table-cell>
          <table:table-cell table:style-name="Tableau35.A2" office:value-type="string">
            <text:p text:style-name="P12"><text:span text:style-name="T15">channel</text:span></text:p>
          </table:table-cell>
          <table:table-cell table:style-name="Tableau35.A2" office:value-type="string">
            <text:p text:style-name="P12"><text:span text:style-name="T27">ENUM('EMAIL','PUSH','IN_APP','SMS')</text:span></text:p>
          </table:table-cell>
          <table:table-cell table:style-name="Tableau35.A2" office:value-type="string">
            <text:p text:style-name="P6"><text:span text:style-name="T2">1,1</text:span></text:p>
          </table:table-cell>
          <table:table-cell table:style-name="Tableau35.A2" office:value-type="string">
            <text:p text:style-name="P12"><text:span text:style-name="T28">Canal d'envoi</text:span></text:p>
          </table:table-cell>
        </table:table-row>
        <table:table-row table:style-name="Tableau35.1">
          <table:table-cell table:style-name="Tableau35.A3" office:value-type="string">
            <text:p text:style-name="P9"/>
          </table:table-cell>
          <table:table-cell table:style-name="Tableau35.A3" office:value-type="string">
            <text:p text:style-name="P12"><text:span text:style-name="T15">status</text:span></text:p>
          </table:table-cell>
          <table:table-cell table:style-name="Tableau35.A3" office:value-type="string">
            <text:p text:style-name="P12"><text:span text:style-name="T27">ENUM('PENDING','SENT','DELIVERED','FAILED','READ')</text:span></text:p>
          </table:table-cell>
          <table:table-cell table:style-name="Tableau35.A3" office:value-type="string">
            <text:p text:style-name="P6"><text:span text:style-name="T2">1,1</text:span></text:p>
          </table:table-cell>
          <table:table-cell table:style-name="Tableau35.A3" office:value-type="string">
            <text:p text:style-name="P12"><text:span text:style-name="T28">Statut de </text:span><text:soft-page-break/><text:span text:style-name="T28">la notification</text:span></text:p>
          </table:table-cell>
        </table:table-row>
        <table:table-row table:style-name="Tableau35.1">
          <table:table-cell table:style-name="Tableau35.A2" office:value-type="string">
            <text:p text:style-name="P9"/>
          </table:table-cell>
          <table:table-cell table:style-name="Tableau35.A2" office:value-type="string">
            <text:p text:style-name="P12"><text:span text:style-name="T15">subject</text:span></text:p>
          </table:table-cell>
          <table:table-cell table:style-name="Tableau35.A2" office:value-type="string">
            <text:p text:style-name="P12"><text:span text:style-name="T26">VARCHAR(255) NULL</text:span></text:p>
          </table:table-cell>
          <table:table-cell table:style-name="Tableau35.A2" office:value-type="string">
            <text:p text:style-name="P6"><text:span text:style-name="T2">0,1</text:span></text:p>
          </table:table-cell>
          <table:table-cell table:style-name="Tableau35.A2" office:value-type="string">
            <text:p text:style-name="P12"><text:span text:style-name="T28">Sujet (email)</text:span></text:p>
          </table:table-cell>
        </table:table-row>
        <table:table-row table:style-name="Tableau35.1">
          <table:table-cell table:style-name="Tableau35.A3" office:value-type="string">
            <text:p text:style-name="P9"/>
          </table:table-cell>
          <table:table-cell table:style-name="Tableau35.A3" office:value-type="string">
            <text:p text:style-name="P12"><text:span text:style-name="T15">body</text:span></text:p>
          </table:table-cell>
          <table:table-cell table:style-name="Tableau35.A3" office:value-type="string">
            <text:p text:style-name="P12"><text:span text:style-name="T26">TEXT NULL</text:span></text:p>
          </table:table-cell>
          <table:table-cell table:style-name="Tableau35.A3" office:value-type="string">
            <text:p text:style-name="P6"><text:span text:style-name="T2">0,1</text:span></text:p>
          </table:table-cell>
          <table:table-cell table:style-name="Tableau35.A3" office:value-type="string">
            <text:p text:style-name="P12"><text:span text:style-name="T28">Corps du message</text:span></text:p>
          </table:table-cell>
        </table:table-row>
        <table:table-row table:style-name="Tableau35.1">
          <table:table-cell table:style-name="Tableau35.A2" office:value-type="string">
            <text:p text:style-name="P9"/>
          </table:table-cell>
          <table:table-cell table:style-name="Tableau35.A2" office:value-type="string">
            <text:p text:style-name="P12"><text:span text:style-name="T15">scheduled_at</text:span></text:p>
          </table:table-cell>
          <table:table-cell table:style-name="Tableau35.A2" office:value-type="string">
            <text:p text:style-name="P12"><text:span text:style-name="T26">TIMESTAMPTZ NULL</text:span></text:p>
          </table:table-cell>
          <table:table-cell table:style-name="Tableau35.A2" office:value-type="string">
            <text:p text:style-name="P6"><text:span text:style-name="T2">0,1</text:span></text:p>
          </table:table-cell>
          <table:table-cell table:style-name="Tableau35.A2" office:value-type="string">
            <text:p text:style-name="P12"><text:span text:style-name="T28">Envoi programmé</text:span></text:p>
          </table:table-cell>
        </table:table-row>
        <table:table-row table:style-name="Tableau35.1">
          <table:table-cell table:style-name="Tableau35.A3" office:value-type="string">
            <text:p text:style-name="P9"/>
          </table:table-cell>
          <table:table-cell table:style-name="Tableau35.A3" office:value-type="string">
            <text:p text:style-name="P12"><text:span text:style-name="T15">sent_at</text:span></text:p>
          </table:table-cell>
          <table:table-cell table:style-name="Tableau35.A3" office:value-type="string">
            <text:p text:style-name="P12"><text:span text:style-name="T26">TIMESTAMPTZ NULL</text:span></text:p>
          </table:table-cell>
          <table:table-cell table:style-name="Tableau35.A3" office:value-type="string">
            <text:p text:style-name="P6"><text:span text:style-name="T2">0,1</text:span></text:p>
          </table:table-cell>
          <table:table-cell table:style-name="Tableau35.A3" office:value-type="string">
            <text:p text:style-name="P12"><text:span text:style-name="T28">Date d'envoi effectif</text:span></text:p>
          </table:table-cell>
        </table:table-row>
        <table:table-row table:style-name="Tableau35.1">
          <table:table-cell table:style-name="Tableau35.A2" office:value-type="string">
            <text:p text:style-name="P9"/>
          </table:table-cell>
          <table:table-cell table:style-name="Tableau35.A2" office:value-type="string">
            <text:p text:style-name="P12"><text:span text:style-name="T15">read_at</text:span></text:p>
          </table:table-cell>
          <table:table-cell table:style-name="Tableau35.A2" office:value-type="string">
            <text:p text:style-name="P12"><text:span text:style-name="T26">TIMESTAMPTZ NULL</text:span></text:p>
          </table:table-cell>
          <table:table-cell table:style-name="Tableau35.A2" office:value-type="string">
            <text:p text:style-name="P6"><text:span text:style-name="T2">0,1</text:span></text:p>
          </table:table-cell>
          <table:table-cell table:style-name="Tableau35.A2" office:value-type="string">
            <text:p text:style-name="P12"><text:span text:style-name="T28">Date de lectur</text:span><text:soft-page-break/><text:span text:style-name="T28">e</text:span></text:p>
          </table:table-cell>
        </table:table-row>
        <table:table-row table:style-name="Tableau35.1">
          <table:table-cell table:style-name="Tableau35.A3" office:value-type="string">
            <text:p text:style-name="P9"/>
          </table:table-cell>
          <table:table-cell table:style-name="Tableau35.A3" office:value-type="string">
            <text:p text:style-name="P12"><text:span text:style-name="T15">created_at</text:span></text:p>
          </table:table-cell>
          <table:table-cell table:style-name="Tableau35.A3" office:value-type="string">
            <text:p text:style-name="P12"><text:span text:style-name="T26">TIMESTAMPTZ DEFAULT NOW()</text:span></text:p>
          </table:table-cell>
          <table:table-cell table:style-name="Tableau35.A3" office:value-type="string">
            <text:p text:style-name="P6"><text:span text:style-name="T2">1,1</text:span></text:p>
          </table:table-cell>
          <table:table-cell table:style-name="Tableau35.A3" office:value-type="string">
            <text:p text:style-name="P12"><text:span text:style-name="T28">Date de création</text:span></text:p>
          </table:table-cell>
        </table:table-row>
      </table:table>
      <text:p text:style-name="P8"/>
      <table:table table:name="Tableau36" table:style-name="Tableau36">
        <table:table-column table:style-name="Tableau36.A"/>
        <table:table-column table:style-name="Tableau36.B"/>
        <table:table-column table:style-name="Tableau36.C"/>
        <table:table-column table:style-name="Tableau36.D"/>
        <table:table-column table:style-name="Tableau36.E"/>
        <table:table-row table:style-name="Tableau36.1">
          <table:table-cell table:style-name="Tableau36.A1" office:value-type="string">
            <text:p text:style-name="P12"><text:span text:style-name="T18">Table</text:span></text:p>
          </table:table-cell>
          <table:table-cell table:style-name="Tableau36.A1" office:value-type="string">
            <text:p text:style-name="P12"><text:span text:style-name="T18">Attribut</text:span></text:p>
          </table:table-cell>
          <table:table-cell table:style-name="Tableau36.A1" office:value-type="string">
            <text:p text:style-name="P12"><text:span text:style-name="T18">Type</text:span></text:p>
          </table:table-cell>
          <table:table-cell table:style-name="Tableau36.A1" office:value-type="string">
            <text:p text:style-name="P12"><text:span text:style-name="T18">Card.</text:span></text:p>
          </table:table-cell>
          <table:table-cell table:style-name="Tableau36.A1" office:value-type="string">
            <text:p text:style-name="P12"><text:span text:style-name="T18">Description</text:span></text:p>
          </table:table-cell>
        </table:table-row>
        <table:table-row table:style-name="Tableau36.1">
          <table:table-cell table:style-name="Tableau36.A2" table:number-columns-spanned="5" office:value-type="string">
            <text:p text:style-name="P12"><text:span text:style-name="T17"><text:s text:c="2"/>MODULE 6 — JOURNAL D'AUDIT GLOBAL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leau37" table:style-name="Tableau37">
        <table:table-column table:style-name="Tableau37.A"/>
        <table:table-column table:style-name="Tableau37.B"/>
        <table:table-column table:style-name="Tableau37.C"/>
        <table:table-column table:style-name="Tableau37.D"/>
        <table:table-column table:style-name="Tableau37.E"/>
        <table:table-row table:style-name="Tableau37.1">
          <table:table-cell table:style-name="Tableau37.A1" office:value-type="string">
            <text:p text:style-name="P12"><text:span text:style-name="T18">Table</text:span></text:p>
          </table:table-cell>
          <table:table-cell table:style-name="Tableau37.A1" office:value-type="string">
            <text:p text:style-name="P12"><text:span text:style-name="T18">Attribut</text:span></text:p>
          </table:table-cell>
          <table:table-cell table:style-name="Tableau37.A1" office:value-type="string">
            <text:p text:style-name="P12"><text:span text:style-name="T18">Type</text:span></text:p>
          </table:table-cell>
          <table:table-cell table:style-name="Tableau37.A1" office:value-type="string">
            <text:p text:style-name="P12"><text:span text:style-name="T18">Card.</text:span></text:p>
          </table:table-cell>
          <table:table-cell table:style-name="Tableau37.A1" office:value-type="string">
            <text:p text:style-name="P12"><text:span text:style-name="T18">Description</text:span></text:p>
          </table:table-cell>
        </table:table-row>
        <table:table-row table:style-name="Tableau37.1">
          <table:table-cell table:style-name="Tableau37.A2" office:value-type="string">
            <text:p text:style-name="P12"><text:span text:style-name="T24">audit_log</text:span></text:p>
          </table:table-cell>
          <table:table-cell table:style-name="Tableau37.A2" office:value-type="string">
            <text:p text:style-name="P12"><text:span text:style-name="T15">log_id</text:span></text:p>
          </table:table-cell>
          <table:table-cell table:style-name="Tableau37.A2" office:value-type="string">
            <text:p text:style-name="P12"><text:span text:style-name="T26">UUID PK</text:span></text:p>
          </table:table-cell>
          <table:table-cell table:style-name="Tableau37.A2" office:value-type="string">
            <text:p text:style-name="P6"><text:span text:style-name="T2">1,1</text:span></text:p>
          </table:table-cell>
          <table:table-cell table:style-name="Tableau37.A2" office:value-type="string">
            <text:p text:style-name="P12"><text:span text:style-name="T28">Identifiant de l'entrée d'audit</text:span></text:p>
          </table:table-cell>
        </table:table-row>
        <table:table-row table:style-name="Tableau37.1">
          <table:table-cell table:style-name="Tableau37.A3" office:value-type="string">
            <text:p text:style-name="P9"/>
          </table:table-cell>
          <table:table-cell table:style-name="Tableau37.A3" office:value-type="string">
            <text:p text:style-name="P12"><text:span text:style-name="T15">actor_user_id</text:span></text:p>
          </table:table-cell>
          <table:table-cell table:style-name="Tableau37.A3" office:value-type="string">
            <text:p text:style-name="P12"><text:span text:style-name="T26">UUID FK → user_ NULL</text:span></text:p>
          </table:table-cell>
          <table:table-cell table:style-name="Tableau37.A3" office:value-type="string">
            <text:p text:style-name="P6"><text:span text:style-name="T2">0,1</text:span></text:p>
          </table:table-cell>
          <table:table-cell table:style-name="Tableau37.A3" office:value-type="string">
            <text:p text:style-name="P12"><text:span text:style-name="T28">Utilisateur ayant effectué l'action</text:span></text:p>
          </table:table-cell>
        </table:table-row>
        <table:table-row table:style-name="Tableau37.1">
          <table:table-cell table:style-name="Tableau37.A2" office:value-type="string">
            <text:p text:style-name="P9"/>
          </table:table-cell>
          <table:table-cell table:style-name="Tableau37.A2" office:value-type="string">
            <text:p text:style-name="P12"><text:span text:style-name="T15">actor_type</text:span></text:p>
          </table:table-cell>
          <table:table-cell table:style-name="Tableau37.A2" office:value-type="string">
            <text:p text:style-name="P12"><text:span text:style-name="T27">ENUM('USER','ADMIN','SYSTEM','API_KEY','WEBHOOK')</text:span></text:p>
          </table:table-cell>
          <table:table-cell table:style-name="Tableau37.A2" office:value-type="string">
            <text:p text:style-name="P6"><text:span text:style-name="T2">1,1</text:span></text:p>
          </table:table-cell>
          <table:table-cell table:style-name="Tableau37.A2" office:value-type="string">
            <text:p text:style-name="P12"><text:span text:style-name="T28">Type d'acteur</text:span></text:p>
          </table:table-cell>
        </table:table-row>
        <table:table-row table:style-name="Tableau37.1">
          <table:table-cell table:style-name="Tableau37.A3" office:value-type="string">
            <text:p text:style-name="P9"/>
          </table:table-cell>
          <table:table-cell table:style-name="Tableau37.A3" office:value-type="string">
            <text:p text:style-name="P12"><text:span text:style-name="T15">entity_type</text:span></text:p>
          </table:table-cell>
          <table:table-cell table:style-name="Tableau37.A3" office:value-type="string">
            <text:p text:style-name="P12"><text:span text:style-name="T26">VARCHAR(100)</text:span></text:p>
          </table:table-cell>
          <table:table-cell table:style-name="Tableau37.A3" office:value-type="string">
            <text:p text:style-name="P6"><text:span text:style-name="T2">1,1</text:span></text:p>
          </table:table-cell>
          <table:table-cell table:style-name="Tableau37.A3" office:value-type="string">
            <text:p text:style-name="P12"><text:span text:style-name="T28">Table/entité affectée (ex: 'subscription')</text:span></text:p>
          </table:table-cell>
        </table:table-row>
        <text:soft-page-break/>
        <table:table-row table:style-name="Tableau37.1">
          <table:table-cell table:style-name="Tableau37.A2" office:value-type="string">
            <text:p text:style-name="P9"/>
          </table:table-cell>
          <table:table-cell table:style-name="Tableau37.A2" office:value-type="string">
            <text:p text:style-name="P12"><text:span text:style-name="T15">entity_id</text:span></text:p>
          </table:table-cell>
          <table:table-cell table:style-name="Tableau37.A2" office:value-type="string">
            <text:p text:style-name="P12"><text:span text:style-name="T26">UUID</text:span></text:p>
          </table:table-cell>
          <table:table-cell table:style-name="Tableau37.A2" office:value-type="string">
            <text:p text:style-name="P6"><text:span text:style-name="T2">1,1</text:span></text:p>
          </table:table-cell>
          <table:table-cell table:style-name="Tableau37.A2" office:value-type="string">
            <text:p text:style-name="P12"><text:span text:style-name="T28">ID de l'entité affectée</text:span></text:p>
          </table:table-cell>
        </table:table-row>
        <table:table-row table:style-name="Tableau37.1">
          <table:table-cell table:style-name="Tableau37.A3" office:value-type="string">
            <text:p text:style-name="P9"/>
          </table:table-cell>
          <table:table-cell table:style-name="Tableau37.A3" office:value-type="string">
            <text:p text:style-name="P12"><text:span text:style-name="T15">action</text:span></text:p>
          </table:table-cell>
          <table:table-cell table:style-name="Tableau37.A3" office:value-type="string">
            <text:p text:style-name="P12"><text:span text:style-name="T27">ENUM('CREATE','READ','UPDATE','DELETE','LOGIN','LOGOUT','EXPORT','IMPORT','PAYMENT')</text:span></text:p>
          </table:table-cell>
          <table:table-cell table:style-name="Tableau37.A3" office:value-type="string">
            <text:p text:style-name="P6"><text:span text:style-name="T2">1,1</text:span></text:p>
          </table:table-cell>
          <table:table-cell table:style-name="Tableau37.A3" office:value-type="string">
            <text:p text:style-name="P12"><text:span text:style-name="T28">Action effectuée</text:span></text:p>
          </table:table-cell>
        </table:table-row>
        <table:table-row table:style-name="Tableau37.1">
          <table:table-cell table:style-name="Tableau37.A2" office:value-type="string">
            <text:p text:style-name="P9"/>
          </table:table-cell>
          <table:table-cell table:style-name="Tableau37.A2" office:value-type="string">
            <text:p text:style-name="P12"><text:span text:style-name="T15">old_values</text:span></text:p>
          </table:table-cell>
          <table:table-cell table:style-name="Tableau37.A2" office:value-type="string">
            <text:p text:style-name="P12"><text:span text:style-name="T26">JSONB NULL</text:span></text:p>
          </table:table-cell>
          <table:table-cell table:style-name="Tableau37.A2" office:value-type="string">
            <text:p text:style-name="P6"><text:span text:style-name="T2">0,1</text:span></text:p>
          </table:table-cell>
          <table:table-cell table:style-name="Tableau37.A2" office:value-type="string">
            <text:p text:style-name="P12"><text:span text:style-name="T28">Valeurs avant modification</text:span></text:p>
          </table:table-cell>
        </table:table-row>
        <table:table-row table:style-name="Tableau37.1">
          <table:table-cell table:style-name="Tableau37.A3" office:value-type="string">
            <text:p text:style-name="P9"/>
          </table:table-cell>
          <table:table-cell table:style-name="Tableau37.A3" office:value-type="string">
            <text:p text:style-name="P12"><text:span text:style-name="T15">new_values</text:span></text:p>
          </table:table-cell>
          <table:table-cell table:style-name="Tableau37.A3" office:value-type="string">
            <text:p text:style-name="P12"><text:span text:style-name="T26">JSONB NULL</text:span></text:p>
          </table:table-cell>
          <table:table-cell table:style-name="Tableau37.A3" office:value-type="string">
            <text:p text:style-name="P6"><text:span text:style-name="T2">0,1</text:span></text:p>
          </table:table-cell>
          <table:table-cell table:style-name="Tableau37.A3" office:value-type="string">
            <text:p text:style-name="P12"><text:span text:style-name="T28">Valeurs après modification</text:span></text:p>
          </table:table-cell>
        </table:table-row>
        <table:table-row table:style-name="Tableau37.1">
          <table:table-cell table:style-name="Tableau37.A2" office:value-type="string">
            <text:p text:style-name="P9"/>
          </table:table-cell>
          <table:table-cell table:style-name="Tableau37.A2" office:value-type="string">
            <text:p text:style-name="P12"><text:span text:style-name="T15">ip_address</text:span></text:p>
          </table:table-cell>
          <table:table-cell table:style-name="Tableau37.A2" office:value-type="string">
            <text:p text:style-name="P12"><text:span text:style-name="T26">INET NULL</text:span></text:p>
          </table:table-cell>
          <table:table-cell table:style-name="Tableau37.A2" office:value-type="string">
            <text:p text:style-name="P6"><text:span text:style-name="T2">0,1</text:span></text:p>
          </table:table-cell>
          <table:table-cell table:style-name="Tableau37.A2" office:value-type="string">
            <text:p text:style-name="P12"><text:span text:style-name="T28">Adresse IP de l'acteur</text:span></text:p>
          </table:table-cell>
        </table:table-row>
        <table:table-row table:style-name="Tableau37.1">
          <table:table-cell table:style-name="Tableau37.A3" office:value-type="string">
            <text:p text:style-name="P9"/>
          </table:table-cell>
          <table:table-cell table:style-name="Tableau37.A3" office:value-type="string">
            <text:p text:style-name="P12"><text:span text:style-name="T15">user_agent</text:span></text:p>
          </table:table-cell>
          <table:table-cell table:style-name="Tableau37.A3" office:value-type="string">
            <text:p text:style-name="P12"><text:span text:style-name="T26">TEXT NULL</text:span></text:p>
          </table:table-cell>
          <table:table-cell table:style-name="Tableau37.A3" office:value-type="string">
            <text:p text:style-name="P6"><text:span text:style-name="T2">0,1</text:span></text:p>
          </table:table-cell>
          <table:table-cell table:style-name="Tableau37.A3" office:value-type="string">
            <text:p text:style-name="P12"><text:span text:style-name="T28">User-agent du navigateur/app</text:span></text:p>
          </table:table-cell>
        </table:table-row>
        <table:table-row table:style-name="Tableau37.1">
          <table:table-cell table:style-name="Tableau37.A2" office:value-type="string">
            <text:p text:style-name="P9"/>
          </table:table-cell>
          <table:table-cell table:style-name="Tableau37.A2" office:value-type="string">
            <text:p text:style-name="P12"><text:span text:style-name="T15">session_id</text:span></text:p>
          </table:table-cell>
          <table:table-cell table:style-name="Tableau37.A2" office:value-type="string">
            <text:p text:style-name="P12"><text:span text:style-name="T26">VARCHAR(255) NULL</text:span></text:p>
          </table:table-cell>
          <table:table-cell table:style-name="Tableau37.A2" office:value-type="string">
            <text:p text:style-name="P6"><text:span text:style-name="T2">0,1</text:span></text:p>
          </table:table-cell>
          <table:table-cell table:style-name="Tableau37.A2" office:value-type="string">
            <text:p text:style-name="P12"><text:span text:style-name="T28">Session utilisateur</text:span></text:p>
          </table:table-cell>
        </table:table-row>
        <table:table-row table:style-name="Tableau37.1">
          <table:table-cell table:style-name="Tableau37.A3" office:value-type="string">
            <text:p text:style-name="P9"/>
          </table:table-cell>
          <table:table-cell table:style-name="Tableau37.A3" office:value-type="string">
            <text:p text:style-name="P12"><text:span text:style-name="T15">occurred_at</text:span></text:p>
          </table:table-cell>
          <table:table-cell table:style-name="Tableau37.A3" office:value-type="string">
            <text:p text:style-name="P12"><text:span text:style-name="T26">TIMESTAMPTZ DEFAULT NOW()</text:span></text:p>
          </table:table-cell>
          <table:table-cell table:style-name="Tableau37.A3" office:value-type="string">
            <text:p text:style-name="P6"><text:span text:style-name="T2">1,1</text:span></text:p>
          </table:table-cell>
          <table:table-cell table:style-name="Tableau37.A3" office:value-type="string">
            <text:p text:style-name="P12"><text:span text:style-name="T28">Horodatage de l'action</text:span></text:p>
          </table:table-cell>
        </table:table-row>
        <table:table-row table:style-name="Tableau37.1">
          <table:table-cell table:style-name="Tableau37.A2" office:value-type="string">
            <text:p text:style-name="P9"/>
          </table:table-cell>
          <table:table-cell table:style-name="Tableau37.A2" office:value-type="string">
            <text:p text:style-name="P12"><text:span text:style-name="T15">metadata</text:span></text:p>
          </table:table-cell>
          <table:table-cell table:style-name="Tableau37.A2" office:value-type="string">
            <text:p text:style-name="P12"><text:span text:style-name="T26">JSONB NULL</text:span></text:p>
          </table:table-cell>
          <table:table-cell table:style-name="Tableau37.A2" office:value-type="string">
            <text:p text:style-name="P6"><text:span text:style-name="T2">0,1</text:span></text:p>
          </table:table-cell>
          <table:table-cell table:style-name="Tableau37.A2" office:value-type="string">
            <text:p text:style-name="P12"><text:span text:style-name="T28">Données contextuelles additio</text:span><text:soft-page-break/><text:span text:style-name="T28">nnelles</text:span></text:p>
          </table:table-cell>
        </table:table-row>
      </table:table>
      <text:p text:style-name="P8"/>
      <text:h text:style-name="P1" text:outline-level="1"><text:span text:style-name="T9">Relations inter-modules — Synthèse</text:span></text:h>
      <table:table table:name="Tableau38" table:style-name="Tableau38">
        <table:table-column table:style-name="Tableau38.A"/>
        <table:table-column table:style-name="Tableau38.B"/>
        <table:table-column table:style-name="Tableau38.C"/>
        <table:table-column table:style-name="Tableau38.D"/>
        <table:table-column table:style-name="Tableau38.E"/>
        <table:table-column table:style-name="Tableau38.F"/>
        <table:table-column table:style-name="Tableau38.E"/>
        <table:table-column table:style-name="Tableau38.H"/>
        <table:table-row table:style-name="Tableau38.1">
          <table:table-cell table:style-name="Tableau38.A1" office:value-type="string">
            <text:p text:style-name="P12"><text:span text:style-name="T18">Table source</text:span></text:p>
          </table:table-cell>
          <table:table-cell table:style-name="Tableau38.A1" office:value-type="string">
            <text:p text:style-name="P12"><text:span text:style-name="T18">→</text:span></text:p>
          </table:table-cell>
          <table:table-cell table:style-name="Tableau38.A1" office:value-type="string">
            <text:p text:style-name="P12"><text:span text:style-name="T18">Table cible</text:span></text:p>
          </table:table-cell>
          <table:table-cell table:style-name="Tableau38.A1" office:value-type="string">
            <text:p text:style-name="P12"><text:span text:style-name="T18">Cardinalité &amp; Sémantique</text:span></text:p>
          </table:table-cell>
          <table:table-cell table:style-name="Tableau38.E1" office:value-type="string">
            <text:p text:style-name="P12"><text:span text:style-name="T18">retenu</text:span></text:p>
          </table:table-cell>
          <table:table-cell table:style-name="Tableau38.E1" office:value-type="string">
            <text:p text:style-name="P13"/>
          </table:table-cell>
          <table:table-cell table:style-name="Tableau38.E1" office:value-type="string">
            <text:p text:style-name="P13"/>
          </table:table-cell>
          <table:table-cell table:style-name="Tableau38.E1" office:value-type="string">
            <text:p text:style-name="P13"/>
          </table:table-cell>
        </table:table-row>
        <table:table-row table:style-name="Tableau38.1">
          <table:table-cell table:style-name="Tableau38.A2" office:value-type="string">
            <text:p text:style-name="P12"><text:span text:style-name="T2">user_</text:span></text:p>
          </table:table-cell>
          <table:table-cell table:style-name="Tableau38.A2" office:value-type="string">
            <text:p text:style-name="P6"><text:span text:style-name="T8">→</text:span></text:p>
          </table:table-cell>
          <table:table-cell table:style-name="Tableau38.A2" office:value-type="string">
            <text:p text:style-name="P12"><text:span text:style-name="T29">subscription</text:span></text:p>
          </table:table-cell>
          <table:table-cell table:style-name="Tableau38.A2" office:value-type="string">
            <text:p text:style-name="P12"><text:span text:style-name="T25">1,1 → 0,N : Un user peut avoir plusieurs abonnements dans le temps (multi-plan historique)</text:span></text:p>
          </table:table-cell>
          <table:table-cell table:style-name="Tableau38.E2" office:value-type="string">
            <text:p text:style-name="P12"><text:span text:style-name="T25"><text:s/>O</text:span></text:p>
          </table:table-cell>
          <table:table-cell table:style-name="Tableau38.E2" office:value-type="string">
            <text:p text:style-name="P14"/>
          </table:table-cell>
          <table:table-cell table:style-name="Tableau38.E2" office:value-type="string">
            <text:p text:style-name="P14"/>
          </table:table-cell>
          <table:table-cell table:style-name="Tableau38.E2" office:value-type="string">
            <text:p text:style-name="P14"/>
          </table:table-cell>
        </table:table-row>
        <table:table-row table:style-name="Tableau38.1">
          <table:table-cell table:style-name="Tableau38.A3" office:value-type="string">
            <text:p text:style-name="P12"><text:span text:style-name="T2">subscription</text:span></text:p>
          </table:table-cell>
          <table:table-cell table:style-name="Tableau38.A3" office:value-type="string">
            <text:p text:style-name="P6"><text:span text:style-name="T8">→</text:span></text:p>
          </table:table-cell>
          <table:table-cell table:style-name="Tableau38.A3" office:value-type="string">
            <text:p text:style-name="P12"><text:span text:style-name="T29">subscription_plan</text:span></text:p>
          </table:table-cell>
          <table:table-cell table:style-name="Tableau38.A3" office:value-type="string">
            <text:p text:style-name="P12"><text:span text:style-name="T25">N,1 : Tout abonnement référence exactement un plan</text:span></text:p>
          </table:table-cell>
          <table:table-cell table:style-name="Tableau38.E3" office:value-type="string">
            <text:p text:style-name="P12"><text:span text:style-name="T25">O</text:span></text:p>
          </table:table-cell>
          <table:table-cell table:style-name="Tableau38.E3" office:value-type="string">
            <text:p text:style-name="P14"/>
          </table:table-cell>
          <table:table-cell table:style-name="Tableau38.E3" office:value-type="string">
            <text:p text:style-name="P14"/>
          </table:table-cell>
          <table:table-cell table:style-name="Tableau38.E3" office:value-type="string">
            <text:p text:style-name="P14"/>
          </table:table-cell>
        </table:table-row>
        <table:table-row table:style-name="Tableau38.1">
          <table:table-cell table:style-name="Tableau38.A2" office:value-type="string">
            <text:p text:style-name="P12"><text:span text:style-name="T2">subscription</text:span></text:p>
          </table:table-cell>
          <table:table-cell table:style-name="Tableau38.A2" office:value-type="string">
            <text:p text:style-name="P6"><text:span text:style-name="T8">→</text:span></text:p>
          </table:table-cell>
          <table:table-cell table:style-name="Tableau38.A2" office:value-type="string">
            <text:p text:style-name="P12"><text:span text:style-name="T29">subscription_history</text:span></text:p>
          </table:table-cell>
          <table:table-cell table:style-name="Tableau38.A2" office:value-type="string">
            <text:p text:style-name="P12"><text:span text:style-name="T25">1,1 → 1,N : Tout changement est tracé de manière immuable</text:span></text:p>
          </table:table-cell>
          <table:table-cell table:style-name="Tableau38.E2" office:value-type="string">
            <text:p text:style-name="P12"><text:span text:style-name="T25">O</text:span></text:p>
          </table:table-cell>
          <table:table-cell table:style-name="Tableau38.E2" office:value-type="string">
            <text:p text:style-name="P14"/>
          </table:table-cell>
          <table:table-cell table:style-name="Tableau38.E2" office:value-type="string">
            <text:p text:style-name="P14"/>
          </table:table-cell>
          <table:table-cell table:style-name="Tableau38.E2" office:value-type="string">
            <text:p text:style-name="P14"/>
          </table:table-cell>
        </table:table-row>
        <table:table-row table:style-name="Tableau38.1">
          <table:table-cell table:style-name="Tableau38.A3" office:value-type="string">
            <text:p text:style-name="P12"><text:span text:style-name="T2">subscription_plan</text:span></text:p>
          </table:table-cell>
          <table:table-cell table:style-name="Tableau38.A3" office:value-type="string">
            <text:p text:style-name="P6"><text:span text:style-name="T8">→</text:span></text:p>
          </table:table-cell>
          <table:table-cell table:style-name="Tableau38.A3" office:value-type="string">
            <text:p text:style-name="P12"><text:span text:style-name="T29">feature (via plan_feature)</text:span></text:p>
          </table:table-cell>
          <table:table-cell table:style-name="Tableau38.A3" office:value-type="string">
            <text:p text:style-name="P12"><text:span text:style-name="T25">N,N : Un plan expose plusieurs features avec quotas spécifiques</text:span></text:p>
          </table:table-cell>
          <table:table-cell table:style-name="Tableau38.E3" office:value-type="string">
            <text:p text:style-name="P12"><text:span text:style-name="T25">O</text:span></text:p>
          </table:table-cell>
          <table:table-cell table:style-name="Tableau38.E3" office:value-type="string">
            <text:p text:style-name="P14"/>
          </table:table-cell>
          <table:table-cell table:style-name="Tableau38.E3" office:value-type="string">
            <text:p text:style-name="P14"/>
          </table:table-cell>
          <table:table-cell table:style-name="Tableau38.E3" office:value-type="string">
            <text:p text:style-name="P14"/>
          </table:table-cell>
        </table:table-row>
        <table:table-row table:style-name="Tableau38.1">
          <table:table-cell table:style-name="Tableau38.A2" office:value-type="string">
            <text:p text:style-name="P12"><text:span text:style-name="T2">subscription</text:span></text:p>
          </table:table-cell>
          <table:table-cell table:style-name="Tableau38.A2" office:value-type="string">
            <text:p text:style-name="P6"><text:span text:style-name="T8">→</text:span></text:p>
          </table:table-cell>
          <table:table-cell table:style-name="Tableau38.A2" office:value-type="string">
            <text:p text:style-name="P12"><text:span text:style-name="T29">subscription_feature_usage</text:span></text:p>
          </table:table-cell>
          <table:table-cell table:style-name="Tableau38.A2" office:value-type="string">
            <text:p text:style-name="P12"><text:span text:style-name="T25">1,1 → 0,N : Suivi de consommation par feature par période</text:span></text:p>
          </table:table-cell>
          <table:table-cell table:style-name="Tableau38.E2" office:value-type="string">
            <text:p text:style-name="P12"><text:span text:style-name="T25">X</text:span></text:p>
          </table:table-cell>
          <table:table-cell table:style-name="Tableau38.E2" office:value-type="string">
            <text:p text:style-name="P14"/>
          </table:table-cell>
          <table:table-cell table:style-name="Tableau38.E2" office:value-type="string">
            <text:p text:style-name="P14"/>
          </table:table-cell>
          <table:table-cell table:style-name="Tableau38.E2" office:value-type="string">
            <text:p text:style-name="P14"/>
          </table:table-cell>
        </table:table-row>
        <table:table-row table:style-name="Tableau38.1">
          <table:table-cell table:style-name="Tableau38.A3" office:value-type="string">
            <text:p text:style-name="P12"><text:span text:style-name="T2">subscription</text:span></text:p>
          </table:table-cell>
          <table:table-cell table:style-name="Tableau38.A3" office:value-type="string">
            <text:p text:style-name="P6"><text:span text:style-name="T8">→</text:span></text:p>
          </table:table-cell>
          <table:table-cell table:style-name="Tableau38.A3" office:value-type="string">
            <text:p text:style-name="P12"><text:span text:style-name="T29">payment_transaction</text:span></text:p>
          </table:table-cell>
          <table:table-cell table:style-name="Tableau38.A3" office:value-type="string">
            <text:p text:style-name="P12"><text:span text:style-name="T25">1,1 → 0,N : Toutes les transactions sont liées à un abonnement</text:span></text:p>
          </table:table-cell>
          <table:table-cell table:style-name="Tableau38.E3" office:value-type="string">
            <text:p text:style-name="P12"><text:span text:style-name="T25">O</text:span></text:p>
          </table:table-cell>
          <table:table-cell table:style-name="Tableau38.E3" office:value-type="string">
            <text:p text:style-name="P14"/>
          </table:table-cell>
          <table:table-cell table:style-name="Tableau38.E3" office:value-type="string">
            <text:p text:style-name="P14"/>
          </table:table-cell>
          <table:table-cell table:style-name="Tableau38.E3" office:value-type="string">
            <text:p text:style-name="P14"/>
          </table:table-cell>
        </table:table-row>
        <table:table-row table:style-name="Tableau38.1">
          <table:table-cell table:style-name="Tableau38.A2" office:value-type="string">
            <text:p text:style-name="P12"><text:span text:style-name="T2">payment_transaction</text:span></text:p>
          </table:table-cell>
          <table:table-cell table:style-name="Tableau38.A2" office:value-type="string">
            <text:p text:style-name="P6"><text:span text:style-name="T8">→</text:span></text:p>
          </table:table-cell>
          <table:table-cell table:style-name="Tableau38.A2" office:value-type="string">
            <text:p text:style-name="P12"><text:span text:style-name="T29">invoice</text:span></text:p>
          </table:table-cell>
          <table:table-cell table:style-name="Tableau38.A2" office:value-type="string">
            <text:p text:style-name="P12"><text:span text:style-name="T25">N,1 : Une transaction peut être liée à une facture</text:span></text:p>
          </table:table-cell>
          <table:table-cell table:style-name="Tableau38.E2" office:value-type="string">
            <text:p text:style-name="P12"><text:span text:style-name="T25">X</text:span></text:p>
          </table:table-cell>
          <table:table-cell table:style-name="Tableau38.E2" office:value-type="string">
            <text:p text:style-name="P14"/>
          </table:table-cell>
          <table:table-cell table:style-name="Tableau38.E2" office:value-type="string">
            <text:p text:style-name="P14"/>
          </table:table-cell>
          <table:table-cell table:style-name="Tableau38.E2" office:value-type="string">
            <text:p text:style-name="P14"/>
          </table:table-cell>
        </table:table-row>
        <table:table-row table:style-name="Tableau38.1">
          <table:table-cell table:style-name="Tableau38.A3" office:value-type="string">
            <text:p text:style-name="P12"><text:span text:style-name="T2">subscription</text:span></text:p>
          </table:table-cell>
          <table:table-cell table:style-name="Tableau38.A3" office:value-type="string">
            <text:p text:style-name="P6"><text:span text:style-name="T8">→</text:span></text:p>
          </table:table-cell>
          <table:table-cell table:style-name="Tableau38.A3" office:value-type="string">
            <text:p text:style-name="P12"><text:span text:style-name="T29">promo_code</text:span></text:p>
          </table:table-cell>
          <table:table-cell table:style-name="Tableau38.A3" office:value-type="string">
            <text:p text:style-name="P12"><text:span text:style-name="T25">N,0,1 : Code promo optionnel à la souscription</text:span></text:p>
          </table:table-cell>
          <table:table-cell table:style-name="Tableau38.E3" office:value-type="string">
            <text:p text:style-name="P12"><text:span text:style-name="T25">X</text:span></text:p>
          </table:table-cell>
          <table:table-cell table:style-name="Tableau38.E3" office:value-type="string">
            <text:p text:style-name="P14"/>
          </table:table-cell>
          <table:table-cell table:style-name="Tableau38.E3" office:value-type="string">
            <text:p text:style-name="P14"/>
          </table:table-cell>
          <table:table-cell table:style-name="Tableau38.E3" office:value-type="string">
            <text:p text:style-name="P14"/>
          </table:table-cell>
        </table:table-row>
        <table:table-row table:style-name="Tableau38.1">
          <table:table-cell table:style-name="Tableau38.A2" office:value-type="string">
            <text:p text:style-name="P12"><text:span text:style-name="T2">user_</text:span></text:p>
          </table:table-cell>
          <table:table-cell table:style-name="Tableau38.A2" office:value-type="string">
            <text:p text:style-name="P6"><text:span text:style-name="T8">→</text:span></text:p>
          </table:table-cell>
          <table:table-cell table:style-name="Tableau38.A2" office:value-type="string">
            <text:p text:style-name="P12"><text:span text:style-name="T29">user_role</text:span></text:p>
          </table:table-cell>
          <table:table-cell table:style-name="Tableau38.A2" office:value-type="string">
            <text:p text:style-name="P12"><text:span text:style-name="T25">1,1 → 0,N : RBAC — un user peut avoir plusieurs rôles</text:span></text:p>
          </table:table-cell>
          <table:table-cell table:style-name="Tableau38.E2" office:value-type="string">
            <text:p text:style-name="P12"><text:span text:style-name="T25">O</text:span></text:p>
          </table:table-cell>
          <table:table-cell table:style-name="Tableau38.E2" office:value-type="string">
            <text:p text:style-name="P14"/>
          </table:table-cell>
          <table:table-cell table:style-name="Tableau38.E2" office:value-type="string">
            <text:p text:style-name="P14"/>
          </table:table-cell>
          <table:table-cell table:style-name="Tableau38.E2" office:value-type="string">
            <text:p text:style-name="P14"/>
          </table:table-cell>
        </table:table-row>
        <table:table-row table:style-name="Tableau38.1">
          <table:table-cell table:style-name="Tableau38.A3" office:value-type="string">
            <text:p text:style-name="P12"><text:span text:style-name="T2">role</text:span></text:p>
          </table:table-cell>
          <table:table-cell table:style-name="Tableau38.A3" office:value-type="string">
            <text:p text:style-name="P6"><text:span text:style-name="T8">→</text:span></text:p>
          </table:table-cell>
          <table:table-cell table:style-name="Tableau38.A3" office:value-type="string">
            <text:p text:style-name="P12"><text:span text:style-name="T29">role_permission</text:span></text:p>
          </table:table-cell>
          <table:table-cell table:style-name="Tableau38.A3" office:value-type="string">
            <text:p text:style-name="P12"><text:span text:style-name="T25">1,1 → 0,N : Un rôle agrège plusieurs permissions</text:span></text:p>
          </table:table-cell>
          <table:table-cell table:style-name="Tableau38.E3" office:value-type="string">
            <text:p text:style-name="P12"><text:span text:style-name="T25">A voir</text:span></text:p>
          </table:table-cell>
          <table:table-cell table:style-name="Tableau38.E3" office:value-type="string">
            <text:p text:style-name="P14"/>
          </table:table-cell>
          <table:table-cell table:style-name="Tableau38.E3" office:value-type="string">
            <text:p text:style-name="P14"/>
          </table:table-cell>
          <table:table-cell table:style-name="Tableau38.E3" office:value-type="string">
            <text:p text:style-name="P14"/>
          </table:table-cell>
        </table:table-row>
        <table:table-row table:style-name="Tableau38.1">
          <table:table-cell table:style-name="Tableau38.A2" office:value-type="string">
            <text:p text:style-name="P12"><text:span text:style-name="T2">organization</text:span></text:p>
          </table:table-cell>
          <table:table-cell table:style-name="Tableau38.A2" office:value-type="string">
            <text:p text:style-name="P6"><text:span text:style-name="T8">→</text:span></text:p>
          </table:table-cell>
          <table:table-cell table:style-name="Tableau38.A2" office:value-type="string">
            <text:p text:style-name="P12"><text:span text:style-name="T29">org_subscription</text:span></text:p>
          </table:table-cell>
          <table:table-cell table:style-name="Tableau38.A2" office:value-type="string">
            <text:p text:style-name="P12"><text:span text:style-name="T25">1,1 → 0,N : Une organisation B2B peut avoir plusieurs licences</text:span></text:p>
          </table:table-cell>
          <table:table-cell table:style-name="Tableau38.E2" office:value-type="string">
            <text:p text:style-name="P12"><text:span text:style-name="T25">O</text:span></text:p>
          </table:table-cell>
          <table:table-cell table:style-name="Tableau38.E2" office:value-type="string">
            <text:p text:style-name="P14"/>
          </table:table-cell>
          <table:table-cell table:style-name="Tableau38.E2" office:value-type="string">
            <text:p text:style-name="P14"/>
          </table:table-cell>
          <table:table-cell table:style-name="Tableau38.E2" office:value-type="string">
            <text:p text:style-name="P14"/>
          </table:table-cell>
        </table:table-row>
        <table:table-row table:style-name="Tableau38.1">
          <table:table-cell table:style-name="Tableau38.A3" office:value-type="string">
            <text:p text:style-name="P12"><text:span text:style-name="T2">org_subscription</text:span></text:p>
          </table:table-cell>
          <table:table-cell table:style-name="Tableau38.A3" office:value-type="string">
            <text:p text:style-name="P6"><text:span text:style-name="T8">→</text:span></text:p>
          </table:table-cell>
          <table:table-cell table:style-name="Tableau38.A3" office:value-type="string">
            <text:p text:style-name="P12"><text:span text:style-name="T29">org_member</text:span></text:p>
          </table:table-cell>
          <table:table-cell table:style-name="Tableau38.A3" office:value-type="string">
            <text:p text:style-name="P12"><text:span text:style-name="T25">1,1 → 0,N : Une licence distribue des sièges aux membres</text:span></text:p>
          </table:table-cell>
          <table:table-cell table:style-name="Tableau38.E3" office:value-type="string">
            <text:p text:style-name="P12"><text:span text:style-name="T25">A voir</text:span></text:p>
          </table:table-cell>
          <table:table-cell table:style-name="Tableau38.E3" office:value-type="string">
            <text:p text:style-name="P14"/>
          </table:table-cell>
          <table:table-cell table:style-name="Tableau38.E3" office:value-type="string">
            <text:p text:style-name="P14"/>
          </table:table-cell>
          <table:table-cell table:style-name="Tableau38.E3" office:value-type="string">
            <text:p text:style-name="P14"/>
          </table:table-cell>
        </table:table-row>
        <table:table-row table:style-name="Tableau38.1">
          <table:table-cell table:style-name="Tableau38.A2" office:value-type="string">
            <text:p text:style-name="P12"><text:span text:style-name="T2">subscription</text:span></text:p>
          </table:table-cell>
          <table:table-cell table:style-name="Tableau38.A2" office:value-type="string">
            <text:p text:style-name="P6"><text:span text:style-name="T8">→</text:span></text:p>
          </table:table-cell>
          <table:table-cell table:style-name="Tableau38.A2" office:value-type="string">
            <text:p text:style-name="P12"><text:span text:style-name="T29">subscription_notification</text:span></text:p>
          </table:table-cell>
          <table:table-cell table:style-name="Tableau38.A2" office:value-type="string">
            <text:p text:style-name="P12"><text:span text:style-name="T25">1,1 → 0,N : Toutes les notifs sont trackées</text:span></text:p>
          </table:table-cell>
          <table:table-cell table:style-name="Tableau38.E2" office:value-type="string">
            <text:p text:style-name="P12"><text:span text:style-name="T25">X</text:span></text:p>
          </table:table-cell>
          <table:table-cell table:style-name="Tableau38.E2" office:value-type="string">
            <text:p text:style-name="P14"/>
          </table:table-cell>
          <table:table-cell table:style-name="Tableau38.E2" office:value-type="string">
            <text:p text:style-name="P14"/>
          </table:table-cell>
          <table:table-cell table:style-name="Tableau38.E2" office:value-type="string">
            <text:p text:style-name="P14"/>
          </table:table-cell>
        </table:table-row>
        <table:table-row table:style-name="Tableau38.1">
          <table:table-cell table:style-name="Tableau38.A3" office:value-type="string">
            <text:p text:style-name="P12"><text:span text:style-name="T2">*</text:span></text:p>
          </table:table-cell>
          <table:table-cell table:style-name="Tableau38.A3" office:value-type="string">
            <text:p text:style-name="P6"><text:span text:style-name="T8">→</text:span></text:p>
          </table:table-cell>
          <table:table-cell table:style-name="Tableau38.A3" office:value-type="string">
            <text:p text:style-name="P12"><text:span text:style-name="T29">audit_log</text:span></text:p>
          </table:table-cell>
          <table:table-cell table:style-name="Tableau38.A3" office:value-type="string">
            <text:p text:style-name="P12"><text:span text:style-name="T25">— → 1,N : Journal global immuable sur toutes les entités critiques</text:span></text:p>
          </table:table-cell>
          <table:table-cell table:style-name="Tableau38.E3" office:value-type="string">
            <text:p text:style-name="P12"><text:span text:style-name="T25">X</text:span></text:p>
          </table:table-cell>
          <table:table-cell table:style-name="Tableau38.E3" office:value-type="string">
            <text:p text:style-name="P14"/>
          </table:table-cell>
          <table:table-cell table:style-name="Tableau38.E3" office:value-type="string">
            <text:p text:style-name="P14"/>
          </table:table-cell>
          <table:table-cell table:style-name="Tableau38.E3" office:value-type="string">
            <text:p text:style-name="P14"/>
          </table:table-cell>
        </table:table-row>
      </table:table>
      <text:p text:style-name="P8"/>
      <text:h text:style-name="P1" text:outline-level="1"><text:span text:style-name="T9">Recommandations d'indexation &amp; performances</text:span></text:h>
      <text:p text:style-name="P10"><text:span text:style-name="T3">Les index suivants sont essentiels pour les requêtes critiques en production :</text:span></text:p>
      <text:p text:style-name="P8"><text:soft-page-break/></text:p>
      <table:table table:name="Tableau39" table:style-name="Tableau39">
        <table:table-column table:style-name="Tableau39.A" table:number-columns-repeated="2"/>
        <table:table-column table:style-name="Tableau39.C"/>
        <table:table-row table:style-name="Tableau39.1">
          <table:table-cell table:style-name="Tableau39.A1" office:value-type="string">
            <text:p text:style-name="P12"><text:span text:style-name="T18">Table</text:span></text:p>
          </table:table-cell>
          <table:table-cell table:style-name="Tableau39.A1" office:value-type="string">
            <text:p text:style-name="P12"><text:span text:style-name="T18">Index</text:span></text:p>
          </table:table-cell>
          <table:table-cell table:style-name="Tableau39.A1" office:value-type="string">
            <text:p text:style-name="P12"><text:span text:style-name="T18">Justification</text:span></text:p>
          </table:table-cell>
        </table:table-row>
        <table:table-row table:style-name="Tableau39.1">
          <table:table-cell table:style-name="Tableau39.A2" office:value-type="string">
            <text:p text:style-name="P12"><text:span text:style-name="T2">subscription</text:span></text:p>
          </table:table-cell>
          <table:table-cell table:style-name="Tableau39.A2" office:value-type="string">
            <text:p text:style-name="P12"><text:span text:style-name="T26">idx_sub_user_id, idx_sub_status, idx_sub_plan_id</text:span></text:p>
          </table:table-cell>
          <table:table-cell table:style-name="Tableau39.A2" office:value-type="string">
            <text:p text:style-name="P12"><text:span text:style-name="T25">Requêtes courantes : abonnement actif par user, liste par statut</text:span></text:p>
          </table:table-cell>
        </table:table-row>
        <table:table-row table:style-name="Tableau39.1">
          <table:table-cell table:style-name="Tableau39.A3" office:value-type="string">
            <text:p text:style-name="P12"><text:span text:style-name="T2">subscription</text:span></text:p>
          </table:table-cell>
          <table:table-cell table:style-name="Tableau39.A3" office:value-type="string">
            <text:p text:style-name="P12"><text:span text:style-name="T27">idx_sub_current_period_end WHERE auto_renew=TRUE</text:span></text:p>
          </table:table-cell>
          <table:table-cell table:style-name="Tableau39.A3" office:value-type="string">
            <text:p text:style-name="P12"><text:span text:style-name="T25">Index partiel pour le job de renouvellement automatique</text:span></text:p>
          </table:table-cell>
        </table:table-row>
        <table:table-row table:style-name="Tableau39.1">
          <table:table-cell table:style-name="Tableau39.A2" office:value-type="string">
            <text:p text:style-name="P12"><text:span text:style-name="T2">subscription_history</text:span></text:p>
          </table:table-cell>
          <table:table-cell table:style-name="Tableau39.A2" office:value-type="string">
            <text:p text:style-name="P12"><text:span text:style-name="T27">idx_hist_sub_id, idx_hist_occurred_at, idx_hist_event_type</text:span></text:p>
          </table:table-cell>
          <table:table-cell table:style-name="Tableau39.A2" office:value-type="string">
            <text:p text:style-name="P12"><text:span text:style-name="T25">Audit trail et timeline utilisateur</text:span></text:p>
          </table:table-cell>
        </table:table-row>
        <table:table-row table:style-name="Tableau39.1">
          <table:table-cell table:style-name="Tableau39.A3" office:value-type="string">
            <text:p text:style-name="P12"><text:span text:style-name="T2">payment_transaction</text:span></text:p>
          </table:table-cell>
          <table:table-cell table:style-name="Tableau39.A3" office:value-type="string">
            <text:p text:style-name="P12"><text:span text:style-name="T27">idx_pay_sub_id, idx_pay_status, idx_pay_gateway_id</text:span></text:p>
          </table:table-cell>
          <table:table-cell table:style-name="Tableau39.A3" office:value-type="string">
            <text:p text:style-name="P12"><text:span text:style-name="T25">Réconciliation paiements, détection des impayés</text:span></text:p>
          </table:table-cell>
        </table:table-row>
        <table:table-row table:style-name="Tableau39.1">
          <table:table-cell table:style-name="Tableau39.A2" office:value-type="string">
            <text:p text:style-name="P12"><text:span text:style-name="T2">subscription_feature_usage</text:span></text:p>
          </table:table-cell>
          <table:table-cell table:style-name="Tableau39.A2" office:value-type="string">
            <text:p text:style-name="P12"><text:span text:style-name="T27">idx_usage_sub_feature_period (composite)</text:span></text:p>
          </table:table-cell>
          <table:table-cell table:style-name="Tableau39.A2" office:value-type="string">
            <text:p text:style-name="P12"><text:span text:style-name="T25">Vérification quota en temps réel</text:span></text:p>
          </table:table-cell>
        </table:table-row>
        <table:table-row table:style-name="Tableau39.1">
          <table:table-cell table:style-name="Tableau39.A3" office:value-type="string">
            <text:p text:style-name="P12"><text:span text:style-name="T2">user_role</text:span></text:p>
          </table:table-cell>
          <table:table-cell table:style-name="Tableau39.A3" office:value-type="string">
            <text:p text:style-name="P12"><text:span text:style-name="T27">idx_user_role_user_id, idx_user_role_active WHERE is_active=TRUE</text:span></text:p>
          </table:table-cell>
          <table:table-cell table:style-name="Tableau39.A3" office:value-type="string">
            <text:p text:style-name="P12"><text:span text:style-name="T25">Chargement des droits au login</text:span></text:p>
          </table:table-cell>
        </table:table-row>
        <table:table-row table:style-name="Tableau39.1">
          <table:table-cell table:style-name="Tableau39.A2" office:value-type="string">
            <text:p text:style-name="P12"><text:span text:style-name="T2">audit_log</text:span></text:p>
          </table:table-cell>
          <table:table-cell table:style-name="Tableau39.A2" office:value-type="string">
            <text:p text:style-name="P12"><text:span text:style-name="T26">idx_audit_entity (entity_type, entity_id), idx_audit_actor</text:span></text:p>
          </table:table-cell>
          <table:table-cell table:style-name="Tableau39.A2" office:value-type="string">
            <text:p text:style-name="P12"><text:span text:style-name="T25">Consultation de l'historique par entité ou acteur</text:span></text:p>
          </table:table-cell>
        </table:table-row>
        <table:table-row table:style-name="Tableau39.1">
          <table:table-cell table:style-name="Tableau39.A3" office:value-type="string">
            <text:p text:style-name="P12"><text:span text:style-name="T2">org_member</text:span></text:p>
          </table:table-cell>
          <table:table-cell table:style-name="Tableau39.A3" office:value-type="string">
            <text:p text:style-name="P12"><text:span text:style-name="T27">idx_org_member_user_org (composite), idx_org_member_active</text:span></text:p>
          </table:table-cell>
          <table:table-cell table:style-name="Tableau39.A3" office:value-type="string">
            <text:p text:style-name="P12"><text:span text:style-name="T25">Résolution appartenance B2B</text:span></text:p>
          </table:table-cell>
        </table:table-row>
      </table:table>
      <text:p text:style-name="P8"/>
      <text:p text:style-name="P15"><text:span text:style-name="T11">HealthAI Coach — MCD Gestion d'Abonnements v1.0 · Architecture Senior · MSPR TPRE501 · Confidentie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2c3e50" loext:opacity="100%" loext:color-lum-mod="100%" loext:color-lum-off="0%" style:font-name="Arial" fo:font-size="10pt" fo:language="fr" fo:country="FR" style:letter-kerning="false" style:font-name-asian="Arial2" style:font-size-asian="10pt" style:language-asian="fr" style:country-asian="FR" style:font-name-complex="Arial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2c3e50" loext:opacity="100%" style:font-name="Arial" fo:font-size="10pt" fo:language="fr" fo:country="FR" style:letter-kerning="false" style:font-name-asian="Arial2" style:font-size-asian="10pt" style:language-asian="fr" style:country-asian="FR" style:font-name-complex="Arial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default-outline-level="1" style:list-style-name="" style:class="text">
      <style:paragraph-properties fo:margin-top="0.847cm" fo:margin-bottom="0.423cm" style:contextual-spacing="false" fo:text-align="start" style:justify-single-word="false" fo:orphans="2" fo:widows="2" style:writing-mode="lr-tb"/>
      <style:text-properties fo:color="#1a3a5c" loext:opacity="100%"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default-outline-level="2" style:list-style-name="" style:class="text">
      <style:paragraph-properties fo:margin-top="0.635cm" fo:margin-bottom="0.318cm" style:contextual-spacing="false" fo:text-align="start" style:justify-single-word="false" fo:orphans="2" fo:widows="2" style:writing-mode="lr-tb"/>
      <style:text-properties fo:color="#2e86ab" loext:opacity="100%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default-outline-level="3" style:list-style-name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color="#1f4d78" loext:opacity="100%" fo:font-size="12pt" style:font-size-asian="12pt" style:font-size-complex="12pt"/>
    </style:style>
    <style:style style:name="Heading_20_4" style:display-name="Heading 4" style:family="paragraph" style:default-outline-level="4" style:list-style-name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default-outline-level="5" style:list-style-name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color="#2e74b5" loext:opacity="100%"/>
    </style:style>
    <style:style style:name="Heading_20_6" style:display-name="Heading 6" style:family="paragraph" style:default-outline-level="6" style:list-style-name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color="#1f4d78" loext:opacity="100%"/>
    </style:style>
    <style:style style:name="Title" style:family="paragraph" style:class="chapter">
      <style:paragraph-properties fo:margin-top="0cm" fo:margin-bottom="0cm" style:contextual-spacing="false" fo:text-align="start" style:justify-single-word="false" fo:orphans="2" fo:widows="2" style:writing-mode="lr-tb"/>
      <style:text-properties fo:font-size="28pt" style:font-size-asian="28pt" style:font-size-complex="28pt"/>
    </style:style>
    <style:style style:name="Élevé1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weight="bold" style:font-weight-asian="bold" style:font-weight-complex="bold"/>
    </style:style>
    <style:style style:name="List_20_Paragraph" style:display-name="List Paragraph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Footnote" style:family="paragraph" loext:linked-style-name="Note_20_de_20_bas_20_de_20_page_20_Car" style:class="extra">
      <style:paragraph-properties fo:margin-top="0cm" fo:margin-bottom="0cm" style:contextual-spacing="false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Note_20_de_20_bas_20_de_20_page_20_Car" style:display-name="Note de bas de page C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588cm" fo:margin-bottom="1.588cm" fo:margin-left="1.588cm" fo:margin-right="1.588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n-named</meta:initial-creator>
    <meta:editing-cycles>4</meta:editing-cycles>
    <meta:creation-date>2026-02-27T11:31:00</meta:creation-date>
    <dc:date>2026-03-07T17:50:28.662000000</dc:date>
    <meta:editing-duration>PT52M42S</meta:editing-duration>
    <meta:generator>LibreOffice/7.4.2.3$Windows_X86_64 LibreOffice_project/382eef1f22670f7f4118c8c2dd222ec7ad009daf</meta:generator>
    <meta:document-statistic meta:table-count="39" meta:image-count="0" meta:object-count="0" meta:page-count="34" meta:paragraph-count="1197" meta:word-count="2629" meta:character-count="19434" meta:non-whitespace-character-count="17939"/>
    <meta:user-defined meta:name="AppVersion">16.0000</meta:user-defined>
    <meta:template xlink:type="simple" xlink:actuate="onRequest" xlink:title="Normal.dotm" xlink:href=""/>
  </office:meta>
</office:document-meta>
</file>